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5"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fo:color="#0000ff"/>
    </style:style>
    <style:style style:name="P78"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3"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8" style:family="paragraph" style:parent-style-name="Text_20_body">
      <style:paragraph-properties fo:margin-left="0in" fo:margin-right="0in" fo:text-align="end" style:justify-single-word="false" fo:text-indent="0.1965in" style:auto-text-indent="false"/>
    </style:style>
    <style:style style:name="P89"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2" style:family="paragraph" style:parent-style-name="Standard">
      <style:paragraph-properties fo:margin-left="0in" fo:margin-right="0in" fo:text-align="justify" style:justify-single-word="false" fo:text-indent="0.1965in" style:auto-text-indent="false"/>
    </style:style>
    <style:style style:name="P93" style:family="paragraph" style:parent-style-name="Standard">
      <style:paragraph-properties fo:margin-left="0in" fo:margin-right="0in" fo:text-align="justify" style:justify-single-word="false" fo:text-indent="0.1965in" style:auto-text-indent="false"/>
      <style:text-properties fo:language="ru" fo:country="RU"/>
    </style:style>
    <style:style style:name="P94"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7"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9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9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9"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2" style:family="paragraph" style:parent-style-name="Text_20_body">
      <style:text-properties fo:language="ru" fo:country="RU"/>
    </style:style>
    <style:style style:name="P123" style:family="paragraph" style:parent-style-name="Text_20_body">
      <style:text-properties fo:color="#800000"/>
    </style:style>
    <style:style style:name="P124"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5" style:family="paragraph" style:parent-style-name="First_20_line_20_indent">
      <style:text-properties fo:language="ru" fo:country="RU"/>
    </style:style>
    <style:style style:name="P126" style:family="paragraph" style:parent-style-name="First_20_line_20_indent">
      <style:paragraph-properties fo:text-align="justify" style:justify-single-word="false"/>
      <style:text-properties fo:language="ru" fo:country="RU"/>
    </style:style>
    <style:style style:name="P127" style:family="paragraph" style:parent-style-name="First_20_line_20_indent">
      <style:text-properties fo:font-size="15pt" fo:language="ru" fo:country="RU" style:font-size-asian="15pt" style:font-size-complex="15pt"/>
    </style:style>
    <style:style style:name="P128" style:family="paragraph" style:parent-style-name="First_20_line_20_indent">
      <style:text-properties fo:font-size="12pt" fo:language="ru" fo:country="RU" style:font-size-asian="12pt" style:font-size-complex="12pt"/>
    </style:style>
    <style:style style:name="P129" style:family="paragraph" style:parent-style-name="First_20_line_20_indent">
      <style:paragraph-properties fo:text-align="justify" style:justify-single-word="false"/>
      <style:text-properties fo:language="en" fo:country="US"/>
    </style:style>
    <style:style style:name="P130" style:family="paragraph" style:parent-style-name="First_20_line_20_indent">
      <style:paragraph-properties fo:text-align="justify" style:justify-single-word="false"/>
    </style:style>
    <style:style style:name="P131" style:family="paragraph" style:parent-style-name="Text_20_body">
      <style:paragraph-properties fo:margin-left="0in" fo:margin-right="0in" fo:text-align="center" style:justify-single-word="false" fo:text-indent="0in" style:auto-text-indent="false"/>
    </style:style>
    <style:style style:name="P13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4" style:family="paragraph" style:parent-style-name="Footnote">
      <style:paragraph-properties fo:margin-left="0in" fo:margin-right="0in" fo:text-indent="0in" style:auto-text-indent="false"/>
      <style:text-properties fo:language="en" fo:country="US"/>
    </style:style>
    <style:style style:name="P135"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fo:background-color="transparent"/>
    </style:style>
    <style:style style:name="P136" style:family="paragraph" style:parent-style-name="Footnote">
      <style:text-properties fo:language="en" fo:country="US"/>
    </style:style>
    <style:style style:name="P137" style:family="paragraph" style:parent-style-name="Footnote">
      <style:text-properties fo:language="ru" fo:country="RU"/>
    </style:style>
    <style:style style:name="P138" style:family="paragraph" style:parent-style-name="Footnote">
      <style:text-properties style:use-window-font-color="true" fo:language="ru" fo:country="RU"/>
    </style:style>
    <style:style style:name="P139" style:family="paragraph" style:parent-style-name="Footnote">
      <style:text-properties fo:font-style="normal" style:font-style-asian="normal" style:font-style-complex="normal"/>
    </style:style>
    <style:style style:name="P140" style:family="paragraph" style:parent-style-name="Text_20_body">
      <style:paragraph-properties fo:margin-top="0in" fo:margin-bottom="0.0835in" loext:contextual-spacing="false" fo:text-align="justify" style:justify-single-word="false"/>
      <style:text-properties fo:language="en" fo:country="US"/>
    </style:style>
    <style:style style:name="P141"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2"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9b07d" fo:background-color="transparent" style:font-style-asian="normal" style:font-weight-asian="normal" style:font-style-complex="normal" style:font-weight-complex="normal"/>
    </style:style>
    <style:style style:name="P1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cb810" fo:background-color="transparent" style:font-style-asian="normal" style:font-weight-asian="normal" style:font-style-complex="normal" style:font-weight-complex="normal"/>
    </style:style>
    <style:style style:name="P1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2d7a1" fo:background-color="transparent" style:font-style-asian="normal" style:font-weight-asian="normal" style:font-style-complex="normal" style:font-weight-complex="normal"/>
    </style:style>
    <style:style style:name="P1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5049ab" fo:background-color="transparent" style:font-style-asian="normal" style:font-weight-asian="normal" style:font-style-complex="normal" style:font-weight-complex="normal"/>
    </style:style>
    <style:style style:name="P1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56312f" fo:background-color="transparent" style:font-style-asian="normal" style:font-weight-asian="normal" style:font-style-complex="normal" style:font-weight-complex="normal"/>
    </style:style>
    <style:style style:name="P1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9b07d" officeooo:paragraph-rsid="0027229e" fo:background-color="transparent" style:font-style-asian="normal" style:font-weight-asian="normal" style:font-style-complex="normal" style:font-weight-complex="normal"/>
    </style:style>
    <style:style style:name="P1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bad41" officeooo:paragraph-rsid="001bad41" fo:background-color="transparent" style:font-style-asian="normal" style:font-weight-asian="normal" style:font-style-complex="normal" style:font-weight-complex="normal"/>
    </style:style>
    <style:style style:name="P1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cb810" officeooo:paragraph-rsid="0025d45d" fo:background-color="transparent" style:font-style-asian="normal" style:font-weight-asian="normal" style:font-style-complex="normal" style:font-weight-complex="normal"/>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eac29" officeooo:paragraph-rsid="00330e82" fo:background-color="transparent" style:font-style-asian="normal" style:font-weight-asian="normal" style:font-style-complex="normal" style:font-weight-complex="normal"/>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5d45d" officeooo:paragraph-rsid="0025d45d" fo:background-color="transparent" style:font-style-asian="normal" style:font-weight-asian="normal" style:font-style-complex="normal" style:font-weight-complex="normal"/>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5049ab" officeooo:paragraph-rsid="005049ab" style:font-style-asian="normal" style:font-weight-asian="normal" style:font-style-complex="normal" style:font-weight-complex="normal"/>
    </style:style>
    <style:style style:name="P1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a36e2" style:font-style-asian="normal" style:font-style-complex="normal"/>
    </style:style>
    <style:style style:name="P1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cefdc" style:font-style-asian="normal" style:font-style-complex="normal"/>
    </style:style>
    <style:style style:name="P1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fd265" style:font-style-asian="normal" style:font-style-complex="normal"/>
    </style:style>
    <style:style style:name="P1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468f66" style:font-style-asian="normal" style:font-style-complex="normal"/>
    </style:style>
    <style:style style:name="P1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5a54f1" style:font-style-asian="normal" style:font-style-complex="normal"/>
    </style:style>
    <style:style style:name="P1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523b42" fo:background-color="transparent" style:font-style-asian="normal" style:font-style-complex="normal"/>
    </style:style>
    <style:style style:name="P162"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3" style:family="paragraph" style:parent-style-name="Heading_20_3">
      <style:text-properties fo:language="ru" fo:country="RU"/>
    </style:style>
    <style:style style:name="P164" style:family="paragraph" style:parent-style-name="Heading_20_1">
      <style:paragraph-properties fo:margin-left="0in" fo:margin-right="0in" fo:text-align="center" style:justify-single-word="false" fo:text-indent="0.1965in" style:auto-text-indent="false"/>
    </style:style>
    <style:style style:name="P165" style:family="paragraph" style:parent-style-name="Heading_20_2">
      <style:text-properties fo:language="en" fo:country="US"/>
    </style:style>
    <style:style style:name="P166" style:family="paragraph" style:parent-style-name="Heading_20_2">
      <style:paragraph-properties fo:text-align="justify" style:justify-single-word="fals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officeooo:rsid="00643eb9" fo:background-color="transparent" loext:char-shading-value="0"/>
    </style:style>
    <style:style style:name="T4" style:family="text">
      <style:text-properties fo:language="ru" fo:country="RU" fo:font-style="italic"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style="normal" fo:font-weight="bold" style:font-style-asian="normal" style:font-weight-asian="bold" style:font-style-complex="normal" style:font-weight-complex="bold"/>
    </style:style>
    <style:style style:name="T8" style:family="text">
      <style:text-properties fo:language="ru" fo:country="RU" fo:font-style="normal" fo:background-color="transparent" loext:char-shading-value="0" style:font-style-asian="normal" style:font-style-complex="normal"/>
    </style:style>
    <style:style style:name="T9" style:family="text">
      <style:text-properties fo:language="ru" fo:country="RU" fo:font-weight="normal" style:font-weight-asian="normal" style:font-weight-complex="normal"/>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ru" fo:country="RU" officeooo:rsid="0022d7a1"/>
    </style:style>
    <style:style style:name="T13" style:family="text">
      <style:text-properties fo:language="ru" fo:country="RU" officeooo:rsid="0039dd50"/>
    </style:style>
    <style:style style:name="T14" style:family="text">
      <style:text-properties fo:language="ru" fo:country="RU" officeooo:rsid="00643eb9"/>
    </style:style>
    <style:style style:name="T15" style:family="text">
      <style:text-properties fo:language="en" fo:country="US"/>
    </style:style>
    <style:style style:name="T16" style:family="text">
      <style:text-properties fo:language="en" fo:country="US" fo:font-style="normal" style:font-style-asian="normal" style:font-style-complex="normal"/>
    </style:style>
    <style:style style:name="T17" style:family="text">
      <style:text-properties fo:language="en" fo:country="US" fo:font-style="italic" style:font-style-asian="italic" style:font-style-complex="italic"/>
    </style:style>
    <style:style style:name="T18" style:family="text">
      <style:text-properties fo:language="en" fo:country="US" fo:font-weight="bold" style:font-weight-asian="bold" style:font-weight-complex="bold"/>
    </style:style>
    <style:style style:name="T19" style:family="text">
      <style:text-properties fo:language="en" fo:country="US" fo:font-weight="normal" style:font-weight-asian="normal" style:font-weight-complex="normal"/>
    </style:style>
    <style:style style:name="T20" style:family="text">
      <style:text-properties fo:language="en" fo:country="US" fo:font-weight="normal" fo:background-color="transparent" loext:char-shading-value="0" style:font-weight-asian="normal" style:font-weight-complex="normal"/>
    </style:style>
    <style:style style:name="T21" style:family="text">
      <style:text-properties fo:language="en" fo:country="US" fo:background-color="transparent" loext:char-shading-value="0"/>
    </style:style>
    <style:style style:name="T22" style:family="text">
      <style:text-properties fo:color="#ff3333"/>
    </style:style>
    <style:style style:name="T23" style:family="text">
      <style:text-properties fo:color="#ff3333" fo:language="ru" fo:country="RU"/>
    </style:style>
    <style:style style:name="T24" style:family="text">
      <style:text-properties fo:color="#ff3333" fo:language="ru" fo:country="RU" fo:font-weight="normal" style:font-weight-asian="normal" style:font-weight-complex="normal"/>
    </style:style>
    <style:style style:name="T25" style:family="text">
      <style:text-properties fo:color="#ff3333" fo:font-weight="normal" style:font-weight-asian="normal" style:font-weight-complex="normal"/>
    </style:style>
    <style:style style:name="T26" style:family="text">
      <style:text-properties fo:font-style="italic"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color="#800000"/>
    </style:style>
    <style:style style:name="T29" style:family="text">
      <style:text-properties fo:color="#800000" fo:language="ru" fo:country="RU"/>
    </style:style>
    <style:style style:name="T30" style:family="text">
      <style:text-properties fo:color="#800000" officeooo:rsid="00523b42"/>
    </style:style>
    <style:style style:name="T31" style:family="text">
      <style:text-properties fo:color="#800000" fo:font-weight="normal" officeooo:rsid="005049ab" style:font-weight-asian="normal" style:font-weight-complex="normal"/>
    </style:style>
    <style:style style:name="T32" style:family="text">
      <style:text-properties fo:color="#800000" fo:font-weight="normal" officeooo:rsid="00523b42" style:font-weight-asian="normal" style:font-weight-complex="normal"/>
    </style:style>
    <style:style style:name="T33" style:family="text">
      <style:text-properties fo:font-weight="bold" style:font-weight-asian="bold" style:font-weight-complex="bold"/>
    </style:style>
    <style:style style:name="T34" style:family="text">
      <style:text-properties fo:font-weight="bold" officeooo:rsid="0024f1bc" style:font-weight-asian="bold" style:font-weight-complex="bold"/>
    </style:style>
    <style:style style:name="T35" style:family="text">
      <style:text-properties fo:font-weight="bold" fo:background-color="transparent" loext:char-shading-value="0" style:font-weight-asian="bold" style:font-weight-complex="bold"/>
    </style:style>
    <style:style style:name="T36" style:family="text">
      <style:text-properties style:use-window-font-color="true"/>
    </style:style>
    <style:style style:name="T37" style:family="text">
      <style:text-properties style:use-window-font-color="true" fo:language="ru" fo:country="RU"/>
    </style:style>
    <style:style style:name="T38" style:family="text">
      <style:text-properties style:use-window-font-color="true" fo:language="ru" fo:country="RU" fo:font-style="normal" style:font-style-asian="normal" style:font-style-complex="normal"/>
    </style:style>
    <style:style style:name="T39" style:family="text">
      <style:text-properties style:use-window-font-color="true" fo:language="ru" fo:country="RU" fo:font-style="normal" fo:font-weight="normal" style:font-style-asian="normal" style:font-weight-asian="normal" style:font-style-complex="normal" style:font-weight-complex="normal"/>
    </style:style>
    <style:style style:name="T4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1" style:family="text">
      <style:text-properties style:use-window-font-color="true" fo:language="ru" fo:country="RU" fo:font-style="normal" fo:background-color="transparent" loext:char-shading-value="0" style:font-style-asian="normal" style:font-style-complex="normal"/>
    </style:style>
    <style:style style:name="T42" style:family="text">
      <style:text-properties style:use-window-font-color="true" fo:language="ru" fo:country="RU" fo:font-style="italic" style:font-style-asian="italic" style:font-style-complex="italic"/>
    </style:style>
    <style:style style:name="T43" style:family="text">
      <style:text-properties style:use-window-font-color="true" fo:language="ru" fo:country="RU" fo:font-style="italic" fo:font-weight="normal" style:font-style-asian="italic" style:font-weight-asian="normal" style:font-style-complex="italic" style:font-weight-complex="normal"/>
    </style:style>
    <style:style style:name="T44" style:family="text">
      <style:text-properties style:use-window-font-color="true" fo:language="ru" fo:country="RU" fo:font-weight="normal" style:font-weight-asian="normal" style:font-weight-complex="normal"/>
    </style:style>
    <style:style style:name="T45" style:family="text">
      <style:text-properties style:use-window-font-color="true" fo:language="ru" fo:country="RU" fo:background-color="transparent" loext:char-shading-value="0"/>
    </style:style>
    <style:style style:name="T46" style:family="text">
      <style:text-properties style:use-window-font-color="true" fo:language="en" fo:country="US"/>
    </style:style>
    <style:style style:name="T47" style:family="text">
      <style:text-properties style:use-window-font-color="true" fo:language="en" fo:country="US" fo:font-style="normal" style:font-style-asian="normal" style:font-style-complex="normal"/>
    </style:style>
    <style:style style:name="T48" style:family="text">
      <style:text-properties style:use-window-font-color="true" fo:language="en" fo:country="US" fo:font-style="normal" fo:font-weight="normal" style:font-style-asian="normal" style:font-weight-asian="normal" style:font-style-complex="normal" style:font-weight-complex="normal"/>
    </style:style>
    <style:style style:name="T4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0" style:family="text">
      <style:text-properties style:use-window-font-color="true" fo:language="en" fo:country="US" fo:font-weight="normal" style:font-weight-asian="normal" style:font-weight-complex="normal"/>
    </style:style>
    <style:style style:name="T51" style:family="text">
      <style:text-properties style:use-window-font-color="true" fo:font-style="normal" style:font-style-asian="normal" style:font-style-complex="normal"/>
    </style:style>
    <style:style style:name="T52" style:family="text">
      <style:text-properties style:use-window-font-color="true" fo:font-style="normal" fo:font-weight="normal" style:font-style-asian="normal" style:font-weight-asian="normal" style:font-style-complex="normal" style:font-weight-complex="normal"/>
    </style:style>
    <style:style style:name="T53" style:family="text">
      <style:text-properties style:use-window-font-color="true" fo:font-style="italic" fo:font-weight="normal" style:font-style-asian="italic" style:font-weight-asian="normal" style:font-style-complex="italic" style:font-weight-complex="normal"/>
    </style:style>
    <style:style style:name="T54" style:family="text">
      <style:text-properties style:use-window-font-color="true" fo:background-color="transparent" loext:char-shading-value="0"/>
    </style:style>
    <style:style style:name="T55" style:family="text">
      <style:text-properties style:use-window-font-color="true" fo:language="uk" fo:country="UA" fo:font-style="normal" fo:font-weight="normal" style:font-style-asian="normal" style:font-weight-asian="normal" style:font-style-complex="normal" style:font-weight-complex="normal"/>
    </style:style>
    <style:style style:name="T56" style:family="text">
      <style:text-properties fo:background-color="transparent" loext:char-shading-value="0"/>
    </style:style>
    <style:style style:name="T57" style:family="text">
      <style:text-properties style:text-position="super 58%"/>
    </style:style>
    <style:style style:name="T58" style:family="text">
      <style:text-properties fo:language="fr" fo:country="FR"/>
    </style:style>
    <style:style style:name="T59" style:family="text">
      <style:text-properties fo:color="#3333ff"/>
    </style:style>
    <style:style style:name="T60" style:family="text">
      <style:text-properties fo:color="#3333ff" fo:language="en" fo:country="US"/>
    </style:style>
    <style:style style:name="T61" style:family="text">
      <style:text-properties fo:font-style="normal"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fo:background-color="transparent" loext:char-shading-value="0" style:font-style-asian="normal" style:font-weight-asian="normal" style:font-style-complex="normal" style:font-weight-complex="normal"/>
    </style:style>
    <style:style style:name="T64" style:family="text">
      <style:text-properties fo:font-style="normal" style:text-underline-style="none" style:font-style-asian="normal" style:font-style-complex="normal"/>
    </style:style>
    <style:style style:name="T65" style:family="text">
      <style:text-properties fo:color="#0066ff"/>
    </style:style>
    <style:style style:name="T66" style:family="text">
      <style:text-properties fo:font-weight="normal" style:font-weight-asian="normal" style:font-weight-complex="normal"/>
    </style:style>
    <style:style style:name="T67" style:family="text">
      <style:text-properties fo:font-weight="normal" fo:background-color="transparent" loext:char-shading-value="0" style:font-weight-asian="normal" style:font-weight-complex="normal"/>
    </style:style>
    <style:style style:name="T68" style:family="text">
      <style:text-properties style:text-line-through-style="solid" style:text-line-through-type="single" fo:font-weight="bold" style:font-weight-asian="bold" style:font-weight-complex="bold"/>
    </style:style>
    <style:style style:name="T69" style:family="text">
      <style:text-properties fo:language="uk" fo:country="UA"/>
    </style:style>
    <style:style style:name="T70" style:family="text">
      <style:text-properties fo:language="uk" fo:country="UA" fo:font-style="italic" style:font-style-asian="italic" style:font-style-complex="italic"/>
    </style:style>
    <style:style style:name="T71" style:family="text">
      <style:text-properties fo:language="uk" fo:country="UA" fo:font-weight="bold" style:font-weight-asian="bold" style:font-weight-complex="bold"/>
    </style:style>
    <style:style style:name="T72" style:family="text">
      <style:text-properties fo:language="uk" fo:country="UA" officeooo:rsid="003fd265"/>
    </style:style>
    <style:style style:name="T73" style:family="text">
      <style:text-properties fo:color="#ff0000"/>
    </style:style>
    <style:style style:name="T74" style:family="text">
      <style:text-properties style:text-underline-style="none"/>
    </style:style>
    <style:style style:name="T75" style:family="text">
      <style:text-properties style:text-rotation-angle="90" style:text-rotation-scale="line-height"/>
    </style:style>
    <style:style style:name="T76" style:family="text">
      <style:text-properties style:text-rotation-angle="270" style:text-rotation-scale="line-height"/>
    </style:style>
    <style:style style:name="T77" style:family="text">
      <style:text-properties style:text-position="sub 58%" style:font-size-asian="10.5pt"/>
    </style:style>
    <style:style style:name="T78" style:family="text">
      <style:text-properties style:font-name="Symbol" style:font-name-asian="Symbol" style:font-name-complex="Symbol"/>
    </style:style>
    <style:style style:name="T79" style:family="text">
      <style:text-properties style:font-name="Liberation Serif1" style:font-name-asian="Symbol" style:font-name-complex="Symbol"/>
    </style:style>
    <style:style style:name="T80" style:family="text">
      <style:text-properties style:font-name="Liberation Serif1" officeooo:rsid="00550019" style:font-name-asian="Symbol" style:font-name-complex="Symbol"/>
    </style:style>
    <style:style style:name="T81" style:family="text">
      <style:text-properties style:font-name="Courier New CYR"/>
    </style:style>
    <style:style style:name="T82" style:family="text">
      <style:text-properties style:font-name="Courier New CYR" fo:language="en" fo:country="US"/>
    </style:style>
    <style:style style:name="T83" style:family="text">
      <style:text-properties fo:color="#6666ff"/>
    </style:style>
    <style:style style:name="T84" style:family="text">
      <style:text-properties fo:font-size="14pt" fo:language="en" fo:country="US" fo:font-weight="bold" style:font-size-asian="14pt" style:font-weight-asian="bold" style:font-size-complex="14pt" style:font-weight-complex="bold"/>
    </style:style>
    <style:style style:name="T85" style:family="text">
      <style:text-properties fo:font-size="14pt" fo:font-weight="bold" style:font-size-asian="14pt" style:font-weight-asian="bold" style:font-size-complex="14pt" style:font-weight-complex="bold"/>
    </style:style>
    <style:style style:name="T86" style:family="text">
      <style:text-properties fo:font-size="9pt" style:font-size-asian="9pt" style:font-size-complex="9pt"/>
    </style:style>
    <style:style style:name="T87" style:family="text">
      <style:text-properties fo:font-size="12pt" style:font-size-asian="12pt" style:font-size-complex="12pt"/>
    </style:style>
    <style:style style:name="T88" style:family="text">
      <style:text-properties officeooo:rsid="000cf811"/>
    </style:style>
    <style:style style:name="T89" style:family="text">
      <style:text-properties officeooo:rsid="000ebd89"/>
    </style:style>
    <style:style style:name="T90" style:family="text">
      <style:text-properties officeooo:rsid="000f2659"/>
    </style:style>
    <style:style style:name="T91" style:family="text">
      <style:text-properties officeooo:rsid="00129fff"/>
    </style:style>
    <style:style style:name="T92" style:family="text">
      <style:text-properties officeooo:rsid="00190cb3"/>
    </style:style>
    <style:style style:name="T93" style:family="text">
      <style:text-properties officeooo:rsid="0019b07d"/>
    </style:style>
    <style:style style:name="T94" style:family="text">
      <style:text-properties officeooo:rsid="001bad41"/>
    </style:style>
    <style:style style:name="T95" style:family="text">
      <style:text-properties officeooo:rsid="001f9be4"/>
    </style:style>
    <style:style style:name="T96" style:family="text">
      <style:text-properties officeooo:rsid="0022d7a1"/>
    </style:style>
    <style:style style:name="T97" style:family="text">
      <style:text-properties officeooo:rsid="00244956"/>
    </style:style>
    <style:style style:name="T98" style:family="text">
      <style:text-properties officeooo:rsid="0024e846"/>
    </style:style>
    <style:style style:name="T99" style:family="text">
      <style:text-properties officeooo:rsid="0024f1bc"/>
    </style:style>
    <style:style style:name="T100" style:family="text">
      <style:text-properties officeooo:rsid="0025d45d"/>
    </style:style>
    <style:style style:name="T101" style:family="text">
      <style:text-properties officeooo:rsid="002656b7"/>
    </style:style>
    <style:style style:name="T102" style:family="text">
      <style:text-properties officeooo:rsid="002a3868"/>
    </style:style>
    <style:style style:name="T103" style:family="text">
      <style:text-properties officeooo:rsid="002b633a"/>
    </style:style>
    <style:style style:name="T104" style:family="text">
      <style:text-properties officeooo:rsid="002d43a1"/>
    </style:style>
    <style:style style:name="T105" style:family="text">
      <style:text-properties officeooo:rsid="002eb065"/>
    </style:style>
    <style:style style:name="T106" style:family="text">
      <style:text-properties officeooo:rsid="00352c4d"/>
    </style:style>
    <style:style style:name="T107" style:family="text">
      <style:text-properties officeooo:rsid="0036f83c"/>
    </style:style>
    <style:style style:name="T108" style:family="text">
      <style:text-properties officeooo:rsid="0037bed1"/>
    </style:style>
    <style:style style:name="T109" style:family="text">
      <style:text-properties officeooo:rsid="0037d10b"/>
    </style:style>
    <style:style style:name="T110" style:family="text">
      <style:text-properties officeooo:rsid="0037df08"/>
    </style:style>
    <style:style style:name="T111" style:family="text">
      <style:text-properties officeooo:rsid="0039dd50"/>
    </style:style>
    <style:style style:name="T112" style:family="text">
      <style:text-properties officeooo:rsid="0039fa4a"/>
    </style:style>
    <style:style style:name="T113" style:family="text">
      <style:text-properties officeooo:rsid="003a36e2"/>
    </style:style>
    <style:style style:name="T114" style:family="text">
      <style:text-properties officeooo:rsid="003bf82c"/>
    </style:style>
    <style:style style:name="T115" style:family="text">
      <style:text-properties officeooo:rsid="003c4550"/>
    </style:style>
    <style:style style:name="T116" style:family="text">
      <style:text-properties officeooo:rsid="003cefdc"/>
    </style:style>
    <style:style style:name="T117" style:family="text">
      <style:text-properties officeooo:rsid="003e3ece"/>
    </style:style>
    <style:style style:name="T118" style:family="text">
      <style:text-properties officeooo:rsid="003fd265"/>
    </style:style>
    <style:style style:name="T119" style:family="text">
      <style:text-properties officeooo:rsid="0040ccb6"/>
    </style:style>
    <style:style style:name="T120" style:family="text">
      <style:text-properties officeooo:rsid="004216ac"/>
    </style:style>
    <style:style style:name="T121" style:family="text">
      <style:text-properties officeooo:rsid="004358c2"/>
    </style:style>
    <style:style style:name="T122" style:family="text">
      <style:text-properties officeooo:rsid="0043cb64"/>
    </style:style>
    <style:style style:name="T123" style:family="text">
      <style:text-properties officeooo:rsid="00455aaf"/>
    </style:style>
    <style:style style:name="T124" style:family="text">
      <style:text-properties officeooo:rsid="0045f186"/>
    </style:style>
    <style:style style:name="T125" style:family="text">
      <style:text-properties officeooo:rsid="00468f66"/>
    </style:style>
    <style:style style:name="T126" style:family="text">
      <style:text-properties officeooo:rsid="00484eac"/>
    </style:style>
    <style:style style:name="T127" style:family="text">
      <style:text-properties officeooo:rsid="0049e655"/>
    </style:style>
    <style:style style:name="T128" style:family="text">
      <style:text-properties officeooo:rsid="004c1d71"/>
    </style:style>
    <style:style style:name="T129" style:family="text">
      <style:text-properties officeooo:rsid="004fb19a"/>
    </style:style>
    <style:style style:name="T130" style:family="text">
      <style:text-properties officeooo:rsid="005049ab"/>
    </style:style>
    <style:style style:name="T131" style:family="text">
      <style:text-properties officeooo:rsid="00526b81"/>
    </style:style>
    <style:style style:name="T132" style:family="text">
      <style:text-properties officeooo:rsid="00533573"/>
    </style:style>
    <style:style style:name="T133" style:family="text">
      <style:text-properties officeooo:rsid="00550019"/>
    </style:style>
    <style:style style:name="T134" style:family="text">
      <style:text-properties officeooo:rsid="0056312f"/>
    </style:style>
    <style:style style:name="T135" style:family="text">
      <style:text-properties officeooo:rsid="0057b7c6"/>
    </style:style>
    <style:style style:name="T136" style:family="text">
      <style:text-properties officeooo:rsid="0059969f"/>
    </style:style>
    <style:style style:name="T137" style:family="text">
      <style:text-properties officeooo:rsid="005a54f1"/>
    </style:style>
    <style:style style:name="T138" style:family="text">
      <style:text-properties officeooo:rsid="005bfcb5"/>
    </style:style>
    <style:style style:name="T139" style:family="text">
      <style:text-properties officeooo:rsid="005d4bf7"/>
    </style:style>
    <style:style style:name="T140" style:family="text">
      <style:text-properties officeooo:rsid="005d89b9"/>
    </style:style>
    <style:style style:name="T141" style:family="text">
      <style:text-properties officeooo:rsid="005e90e4"/>
    </style:style>
    <style:style style:name="T142" style:family="text">
      <style:text-properties officeooo:rsid="005f11e7"/>
    </style:style>
    <style:style style:name="T143" style:family="text">
      <style:text-properties officeooo:rsid="005ff89c"/>
    </style:style>
    <style:style style:name="T144" style:family="text">
      <style:text-properties officeooo:rsid="0061b2f1"/>
    </style:style>
    <style:style style:name="T145" style:family="text">
      <style:text-properties officeooo:rsid="0063586d"/>
    </style:style>
    <style:style style:name="T146" style:family="text">
      <style:text-properties officeooo:rsid="00643eb9"/>
    </style:style>
    <style:style style:name="T147" style:family="text">
      <style:text-properties officeooo:rsid="0065101d"/>
    </style:style>
    <style:style style:name="T148" style:family="text">
      <style:text-properties officeooo:rsid="0066b78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4" text:outline-level="1">Последний фанфик</text:h>
      <text:p text:style-name="P53"/>
      <text:h text:style-name="P165"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7"><text:note text:id="ftn1" text:note-class="footnote"><text:note-citation>1</text:note-citation><text:note-body><text:p text:style-name="P136">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6">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5">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2"><text:span text:style-name="T15">RnD-</text:span><text:span text:style-name="T1">зона</text:span><text:span text:style-name="T1"><text:note text:id="ftn3" text:note-class="footnote"><text:note-citation>3</text:note-citation><text:note-body><text:p text:style-name="P136">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76"><text:span text:style-name="T15">– Нэш, к</text:span>ак называется наш проект?</text:p>
      <text:p text:style-name="P74"><text:span text:style-name="T9">– </text:span><text:span text:style-name="T66">Дайсон.</text:span></text:p>
      <text:p text:style-name="P74"><text:span text:style-name="T9">– </text:span><text:span text:style-name="T66">Сколько тебе лет?</text:span></text:p>
      <text:p text:style-name="P74"><text:span text:style-name="T9">– </text:span><text:span text:style-name="T66">Два года с начала запуска кластера.</text:span></text:p>
      <text:p text:style-name="P74"><text:span text:style-name="T9">– </text:span><text:span text:style-name="T66">Какой сейчас год?</text:span></text:p>
      <text:p text:style-name="P74"><text:span text:style-name="T9">– </text:span><text:span text:style-name="T25">20</text:span><text:span text:style-name="T24">18</text:span><text:span text:style-name="T66">-й.</text:span></text:p>
      <text:p text:style-name="P23"/>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76"><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5">«Выживание корпорации в условиях жёсткой конкуренции с ограниченными ресурсами. Случай 16».</text:p>
      <text:p text:style-name="P85"><text:soft-page-break/>…</text:p>
      <text:p text:style-name="P85">…</text:p>
      <text:p text:style-name="P85">…</text:p>
      <text:p text:style-name="P85">Решение.</text:p>
      <text:p text:style-name="P85">…</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2"><text:span text:style-name="T6">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2"><text:span text:style-name="T6">–</text:span><text:span text:style-name="T7"> </text:span><text:span text:style-name="T6">Нэш</text:span><text:span text:style-name="T62">, </text:span><text:span text:style-name="T6">в некоем городе живёт брадобрей, который бреет всех людей, которые не бреются сами. Вопрос: кто бреет брадобрея</text:span><text:span text:style-name="T62">?</text:span></text:p>
      <text:p text:style-name="P32"/>
      <text:p text:style-name="P32">Вместо ответа Нексус выплюнул на консоль длинную распечатку букв и служебных символов, среди которых бросилась в глаза строка “<text:span text:style-name="T33">incompartible interface Analytics v.0.93 beta</text:span>”</text:p>
      <text:p text:style-name="P32">Ага, уже теплее.</text:p>
      <text:p text:style-name="P32"/>
      <text:p text:style-name="P74"><text:span text:style-name="T9">– Нэш</text:span><text:span text:style-name="T66">, выдай диагностику модуля </text:span><text:span text:style-name="T9">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text:span text:style-name="T15">–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5">–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5">.</text:span></text:p>
      <text:p text:style-name="P106">Бип-бип-бип.</text:p>
      <text:p text:style-name="P106"><text:soft-page-break/></text:p>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31">***</text:p>
      <text:p text:style-name="P131"/>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6">Junior — <text:span text:style-name="T1">младший программист.</text:span></text:p></text:note-body></text:note></text:span><text:span text:style-name="T1">, а оглянуться не успел — и уже лидер проекта, входящего в Топ-</text:span><text:span text:style-name="T15">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5">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8">34-хэтажного</text:span> корпуса <text:span text:style-name="T28">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2">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5"><text:span text:style-name="T1">Блядь</text:span>, что за мысли пошли!</text:p>
      <text:p text:style-name="P1">Я вспомнил<text:span text:style-name="T36"> </text:span><text:span text:style-name="T37">Юджина</text:span><text:span text:style-name="T1">,</text:span> <text:span text:style-name="T23">месяц</text:span> назад прыгнувшего с крыши <text:span text:style-name="T1">своей</text:span> <text:span text:style-name="T1">высотки</text:span>.</text:p>
      <text:p text:style-name="P75">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6">ворил </text:span><text:span text:style-name="T2">—</text:span><text:span text:style-name="T56">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2">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6">А у нас получается… </text:span><text:span text:style-name="T2">–</text:span><text:span text:style-name="T56">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6">AI <text:span text:style-name="T2">– </text:span><text:span text:style-name="T5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8">Тридцать четвёртый</text:span> этаж! Пиздец <text:span text:style-name="T1">—</text:span> успел подумать я, <text:span text:style-name="T1">прежде чем </text:span>сознание выключилось.</text:p>
      <text:p text:style-name="P1"/>
      <text:h text:style-name="P165" text:outline-level="2">2. Пробуждение</text:h>
      <text:p text:style-name="P30"/>
      <text:p text:style-name="P1"><text:span text:style-name="T41">Сознание рестартовало после того, как я гребанулся </text:span><text:span text:style-name="T56">затылком и плечами об каменный пол. </text:span><text:span text:style-name="T2">Кажись, ты жив, Анон! Непонятно, </text:span><text:span text:style-name="T3">только</text:span><text:span text:style-name="T2">, хорошо это, или так себе?</text:span></text:p>
      <text:p text:style-name="P1"><text:span text:style-name="T2">Я о</text:span><text:span text:style-name="T56">ткрыл глаза, тщётно пытаясь вдохнуть. Образ, </text:span><text:span text:style-name="T2">который я </text:span><text:span text:style-name="T56">пару мгновений назад </text:span><text:span text:style-name="T2">видел на фоне </text:span><text:span text:style-name="T56">звёзд, теперь сфокусировался прямо у моего носа. Точёная голова с резко очерчеными скулами в ореоле </text:span><text:soft-page-break/><text:span text:style-name="T56">живого переливающегося сияния, огромные глаза на треть морды, ажурные настороженные уши, нежный розов</text:span><text:span text:style-name="T2">атый</text:span><text:span text:style-name="T56"> нос, венчающая голову </text:span><text:span text:style-name="T2">высокая тиара</text:span><text:span text:style-name="T56">.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2">Единорог поднял голову и оглянулся куда-то назад.</text:p>
      <text:p text:style-name="P32"><text:span text:style-name="T15">–</text:span> Она очнулась. Хвала небу, нам это удалось!</text:p>
      <text:p text:style-name="P1">Сразу стало ясно три вещи.</text:p>
      <text:p text:style-name="P1">1) Единорог <text:span text:style-name="T1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6">, </text:span><text:span text:style-name="T2">а от валиума таких глюков у меня ни разу не было, да и не должно быть —это же не ЛСД какой-нибудь</text:span><text:span text:style-name="T56">.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text:span text:style-name="T146">приблизила</text:span> ко <text:span text:style-name="T146">мне морду </text:span>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text:span><text:span text:style-name="T14">херню</text:span><text:span text:style-name="T1">,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7">…</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тут был <text:span text:style-name="T146">ошеломительно </text:span>красивый высокий зал с колоннами <text:span text:style-name="T147">и центральным подиумом</text:span>. Теперь же это место было руинами в крайне жалком состоянии. Каменная кладка проглядывала сквозь обвалившуюся штукатурку. Паутина све<text:span text:style-name="T1">силась</text:span> с факела, забытого кем-то в стене <text:span text:style-name="T147">ещё </text:span><text:span text:style-name="T1">со времён царя Гороха</text:span>. Древесные лианы проникли в зал через огромные стрельчатые окна <text:span text:style-name="T1">без стёкол</text:span>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p>
      <text:p text:style-name="P15">Короче, тот ещё бомжатник.</text:p>
      <text:p text:style-name="P15"><text:soft-page-break/><text:span text:style-name="T147">Немного осмотревшись, я снова обратил внимание на внутренние ощущения. </text:span>Воздух вокруг меня был буквально наэлектризован некой силой. Чувствовалось напряжение огромных масштабов, как если бы <text:span text:style-name="T148">я</text:span><text:span text:style-name="T1"> </text:span>стоял внутри трансформаторной будки. <text:span text:style-name="T148">Прямо надо мной </text:span><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46">роводник</text:span>??? А?!! <text:span text:style-name="T1">А-ха-ха-ха-ха-ха-ха</text:span>! <text:span text:style-name="T15">–</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text:span text:style-name="T1">ы.</text:span> <text:span text:style-name="T1">Н</text:span>е. <text:span text:style-name="T1">Н</text:span>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5">! </text:span><text:span text:style-name="T1">Он всё же может быть Проводником!</text:span></text:p>
      <text:p text:style-name="P1"><text:soft-page-break/><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звяканьем подёргиваться.</text:p>
      <text:p text:style-name="P1"><text:span text:style-name="T1">– Кимеринн, успокойтесь. Этот заносчивый драконикус никогда не умел выбирать выражения.</text:span><text:span text:style-name="T15"> – </text:span><text:span text:style-name="T1">примирительно сказала Луна, шагнув ему навстречу.</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крылась в коридоре,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text:soft-page-break/>– На себя посмотри! – огрызнулся Дискорд. – Призвала в Эквестрию какую-то полудохлую обезьяну вместо с<text:span text:style-name="T36">верх</text:span>…</text:p>
      <text:p text:style-name="P3">– Сестра, ты идёшь? – заглянула в зал Луна.</text:p>
      <text:p text:style-name="P3">Тут м<text:span text:style-name="T15">еня, </text:span>наконец,<text:span text:style-name="T15">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5">Д</text:span>искорд сделал шаг в сторону, чтобы не попасть под брызги.</text:p>
      <text:p text:style-name="P1"><text:span text:style-name="T15">– </text:span><text:span text:style-name="T1">Присматривай получше за своим </text:span><text:bookmark text:name="result_box"/><text:span text:style-name="T58">Jack of Hearts</text:span><text:span text:style-name="T58"><text:note text:id="ftn7" text:note-class="footnote"><text:note-citation>7</text:note-citation><text:note-body><text:p text:style-name="Footnote"><text:bookmark text:name="result_box1"/><text:span text:style-name="T58">Jack of Hearts</text:span> <text:span text:style-name="T1">– Червовый валет (фр.)</text:span></text:p></text:note-body></text:note></text:span><text:span text:style-name="T58"> , </text:span><text:span text:style-name="T1">Сахарная Ватка</text:span><text:span text:style-name="T58">!</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5">Селестия снова взглянула на меня. Н</text:span>ос её медленно сморщился. <text:span text:style-name="T15">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8">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text:span text:style-name="T15">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text:span><text:soft-page-break/><text:span text:style-name="T1">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text:soft-page-break/>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6">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7">Спи, Сестра моя родная,<text:line-break/>Спи. Усни.<text:line-break/>Крыльями тебя укрою,<text:line-break/>Спи. Усни.</text:p><text:p text:style-name="P137"><text:tab/>В чаще тёмной волки воют,<text:line-break/>Спи. Усни.</text:p><text:p text:style-name="P137"><text:tab/>В мрачном замке духи ноют,<text:line-break/>Спи. Усни.</text:p><text:p text:style-name="P137"><text:tab/>Сказки вечность нам читает,<text:line-break/>Спи. Усни.<text:line-break/>День осенний угасает,<text:line-break/>Спи. Усни.<text:line-break/>Помни только в сне глубоком,</text:p><text:p text:style-name="P137"><text:tab/>В сне прекрасном и далёком,<text:line-break/>Если слышишь зов Сестры —<text:line-break/>Сон закончился, проснись!<text:line-break/></text:p><text:p text:style-name="P137">(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text:soft-page-break/>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о сползшее крыло Селестии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окружило замок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text:soft-page-break/>–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3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text:soft-page-break/>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6">,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6">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5">–</text:span> Уфф! Выкарабкались. Почти без потерь, <text:span text:style-name="T15">–</text:span> заметил Дискорд, оглядывая крыло. <text:span text:style-name="T15">–</text:span> Могло быть и хуже.</text:p>
      <text:p text:style-name="P3"><text:span text:style-name="T1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4"><text:span text:style-name="T1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5">–</text:span> ТЫ!!! ТЫ!..</text:p>
      <text:p text:style-name="P3"><text:span text:style-name="T15">–</text:span> Да, я!!! <text:span text:style-name="T15">–</text:span> Дискорд подбоченился и с вызовом посмотрел на разъярённую аликорницу. <text:span text:style-name="T15">–</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65" text:outline-level="2">3. Норф</text:h>
      <text:p text:style-name="P77"/>
      <text:p text:style-name="P21">Глава IV. Пределы магии</text:p>
      <text:p text:style-name="P18"/>
      <text:p text:style-name="P21">Вашему покорному слуге известны четыре предела магии: </text:p>
      <text:list xml:id="list962504802984692016" text:style-name="L1">
        <text:list-item>
          <text:p text:style-name="P14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2">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2">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2">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5"><text:s/>–</text:span> Блядь, как меня заебала эта архаика! Когда-нибудь пошлю нахер все каноны письменности и учредю свои! С блекджеком и шлюхами. <text:span text:style-name="T15">– Стар Свирл перевернулся на другой бок и обратился к учени</text:span><text:span text:style-name="T1">це</text:span><text:span text:style-name="T15">. – Это не пиши, это оффтоп.</text:span></text:p><text:p text:style-name="P134"><text:s/>Сколько страниц сегодня нахреначили?</text:p><text:p text:style-name="P136">– <text:span text:style-name="T1">Восемь, учитель!</text:span></text:p><text:p text:style-name="P136">– Отлично. Надиктую ещё две и сбегаешь за кофе.</text:p></text:note-body></text:note></text:span></text:p>
        </text:list-item>
      </text:list>
      <text:p text:style-name="P4"><text:soft-page-break/></text:p>
      <text:p text:style-name="P9">Я захлопнул “Основы заклятий<text:span text:style-name="T1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5">. Выносить книги из читального зала запрещено”.</text:span></text:p>
      <text:p text:style-name="P7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5">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5">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5">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8"> </text:span>гор.</text:p>
      <text:p text:style-name="P75">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5">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text:soft-page-break/>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5">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5">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5">Так, что тут у нас?</text:p>
      <text:p text:style-name="P75"/>
      <text:p text:style-name="P75">“<text:span text:style-name="T33">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33">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33">В Додж-Сити продолжаются исчезновения пони. Шериф подал в отставку…</text:span>”. “<text:span text:style-name="T33">Чужестранец-человек осваивается в Кантерлоте. Атмосфера столицы благотворно влияет на агрессивный нрав королевского гостя…</text:span>”</text:p>
      <text:p text:style-name="P75"/>
      <text:p text:style-name="P75">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5">Я потянулся. Хватит на сегодня чтения. Настало время ежедневной прогулки по городу. Тем более, что у меня есть деньги.</text:p>
      <text:p text:style-name="P75">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5">Так что даже на ремонт одежды и покупку необходимых в повседневной жизни мелочей у меня финансов не было. До недавнего времени.</text:p>
      <text:p text:style-name="P75">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5">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5"><text:span text:style-name="T15">Ну, понятно, в элитном придворцовом квартале, который представляет из себя </text:span><text:span text:style-name="T1">верхний город</text:span><text:span text:style-name="T15">, цены кусаются. Топай вниз, Анон, на окраину.</text:span></text:p>
      <text:p text:style-name="P17">Но, блин, корявые пальцы внесли свою коррективу в шопинг-план!</text:p>
      <text:p text:style-name="P75"><text:span text:style-name="T15">Как раз </text:span><text:span text:style-name="T1">на мосту, </text:span><text:span text:style-name="T15">на спуске в нижний </text:span><text:span text:style-name="T1">город, </text:span><text:span text:style-name="T15">я выронил монетку. И, естественно, она не осталась лежать там, где упала, а начала катиться </text:span><text:span text:style-name="T1">по мостовой </text:span><text:span text:style-name="T15">— </text:span><text:span text:style-name="T1">чем дальше, тем быстрее</text:span><text:span text:style-name="T15">.</text:span></text:p>
      <text:p text:style-name="P9"><text:soft-page-break/>Подобно олуху из дешёвой комедии, я припустил со всех ног за монеткой и в долгой погоне <text:span text:style-name="T15">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5">—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text:soft-page-break/>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36">платформы </text:span>повышенной мощности. <text:span text:style-name="T1">Её Солнечное Высочество хотели сами поучаствовать в ночных гонках инкогнито. Но потом, </text:span><text:span text:style-name="T12">после первой же гонки,</text:span><text:span text:style-name="T1">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6">платформ </text:span><text:span text:style-name="T3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6"> И никто ж не догадывался, что она </text:span><text:span text:style-name="T37">сделана по королевскому заказу</text:span><text:span text:style-name="T36">! Её </text:span><text:span text:style-name="T37">Солнечное </text:span><text:span text:style-name="T36"><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text:soft-page-break/>–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73">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5">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6">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3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5">– </text:span>Гм!</text:p><text:p text:style-name="Footnote"><text:span text:style-name="T15">– </text:span>Ну, ты ж понимаешь, что без таланта к магии никакое надувание щёк не поможет. <text:span text:style-name="T1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7"/>
      <text:p text:style-name="P34">На трактат упала тень.</text:p>
      <text:p text:style-name="P35">– Эй, нельзя ли не заслонять…</text:p>
      <text:p text:style-name="P35"><text:soft-page-break/>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text:span text:style-name="T15">За прошедшие дни я уже привык и к магии, и к разумным эквиноподобным и даже </text:span><text:span text:style-name="T1">к деревянным дирижаблям</text:span><text:span text:style-name="T15">.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5">Селестия подошла к книжному шкафу, вытащила определённую книгу и извлекла из открывшегося тайника окаменевший от старости круассан.</text:span></text:p>
      <text:p text:style-name="P35">– Хмм, печально, он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5">–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4">—</text:span><text:span text:style-name="T5">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6">– Так, я попрошу! – перебила меня венценосная кобыла. – Давай, ты не будешь лезть в мои дела, а я не буду</text:span><text:span text:style-name="T5">… эээ… кхмм…</text:span></text:p>
      <text:p text:style-name="P36">– Не будешь что?</text:p>
      <text:p text:style-name="P48">Селестия нахмурилась и угрожающе подняла крылья.</text:p>
      <text:p text:style-name="P48"><text:span text:style-name="T15">– </text:span>Не забывай, человек, я — могущественный маг и правитель Эквестрии. Ко мне нужно относиться с должным уважением!</text:p>
      <text:p text:style-name="P48"><text:span text:style-name="T15">– </text:span>А то что? Превратишь в жабу? Сошлёшь на Луну? Убьёшь нахер?</text:p>
      <text:p text:style-name="P48">Аликорница сникла. Уши её опустились.</text:p>
      <text:p text:style-name="P48"><text:soft-page-break/><text:span text:style-name="T15">– Анонимус</text:span>, не надо… Ты же знаешь, я этого не сделаю.</text:p>
      <text:p text:style-name="P48"><text:span text:style-name="T1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5">–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5"> штучки при общении со мной. А я постараюсь помочь тебе </text:span>— если это в моих силах, разумеется<text:span text:style-name="T15">.</text:span></text:p>
      <text:p text:style-name="P48"><text:span text:style-name="T15">Аликорница уселась н</text:span>а пол <text:span text:style-name="T15">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5">– Лады! Вот видишь, со мной легко договориться! А теперь расскажи, наконец, зачем </text:span>т<text:span text:style-name="T15">ы притащил</text:span>а<text:span text:style-name="T15"> меня сюда? Только сначала вытащи катетер из шеи </text:span>— <text:s/>он меня нервирует<text:span text:style-name="T15">. Или погоди, я сам вытащу…</text:span></text:p>
      <text:p text:style-name="P48"><text:span text:style-name="T15">Л</text:span>ампа<text:span text:style-name="T15"> отбрасывал</text:span>а<text:span text:style-name="T15"> мягкие тени на стену библиотеки. Селестия, расположи</text:span>вшись<text:span text:style-name="T15"> у моего кресл</text:span>а,<text:span text:style-name="T1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15">– </text:span>Вот, читай отсюда. <text:span text:style-name="T15">– а</text:span>ликорница подчеркнула абзац копытом.</text:p>
      <text:p text:style-name="P48"/>
      <text:p text:style-name="P49">***</text:p>
      <text:p text:style-name="P49"/>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text:soft-page-break/>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Ээээ… ммм… А вы пробовали обратиться к врачу? – начал я как можно мягче.</text:p>
      <text:p text:style-name="P36">БАЦ!!!</text:p>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36">Потом она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6">–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3">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Анонимус. У тебя на лице и так всё написано — ты не умеешь скрывать эмоции.</text:p>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text:soft-page-break/>– <text:s/><text:span text:style-name="T1">Дискордовы</text:span> яйца! Они нашли меня!</text:p>
      <text:p text:style-name="P36">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text:s/>Ты! Чего! Делаешь! Твоё, <text:span text:style-name="T1">блин,</text:span> высочество!!! – <text:s/>я едва уберёг <text:span text:style-name="T1">своё </text:span>естество от острого рога.</text:p>
      <text:p text:style-name="P36">Селестия подняла на меня глаз. <text:span text:style-name="T69">Прижав </text:span>уши к голове, <text:span text:style-name="T69">она дала</text:span> задний ход <text:span text:style-name="T69">и </text:span>выкарабкалась обратно. Окинув библиотеку отчаянным взглядом, <text:span text:style-name="T69">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text:span text:style-name="T1">Я</text:span> помогу! – <text:s/>Селестия изогнула шею и стала зубами сжимать защёлку.</text:p>
      <text:p text:style-name="P36">ШЛОП!</text:p>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36">–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со вздохом закрыла глаза и медленно обернулась к толпе.</text:p>
      <text:p text:style-name="P48">– Добрый вечер, мои дорогие.</text:p>
      <text:p text:style-name="P3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Анонимус…</text:p>
      <text:p text:style-name="P48">С лёгким вздохом Селестия положила голову мне на плечо.</text:p>
      <text:p text:style-name="P48"><text:soft-page-break/>–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Селестия открыла глаза и нехотя оторвала голову от моего плеча.</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Я с сомнением почесал в затылке. Как-то оно нехорошо звучит. А если она зацепит что-нибудь важное при стирании?</text:p>
      <text:p text:style-name="P48">–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Я вздохнул. Чего не сделаешь ради этой дурашлив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Аликорница воззрилась на меня с нечитаемым выражением на морде.</text:p>
      <text:p text:style-name="P48">– Я слишком многого прошу? – вздохнул я. – Ладно, не важно. Тогда, пожалуйста, будь поосторожнее. Не думаю, что я тебе понравлюсь в качестве овоща.</text:p>
      <text:p text:style-name="P48"><text:soft-page-break/>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Селестия подняла голову и я увидел, что у неё текут слёзы из глаз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8">–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Моей?!! Э-э-э, позвольте…</text:p>
      <text:p text:style-name="P48">…</text:p>
      <text:p text:style-name="P48">Я открыла глаза.</text:p>
      <text:p text:style-name="P4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8">Странно, почему я не ощущаю его? Неважно!</text:p>
      <text:p text:style-name="P48">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8">Я закрыла глаза.</text:p>
      <text:p text:style-name="P48">…</text:p>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text:soft-page-break/>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8">– Я старалась провести всё как можно быстрее. С тобой всё в порядке? – в голосе Селестии появились нотки паники.</text:p>
      <text:p text:style-name="P48">Я <text:s/>не глядя успокаивающе похлопал аликорницу по шее.</text:p>
      <text:p text:style-name="P48">–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7">сли бы я вспомнила вовремя, я бы предупредила тебя, чтобы ты смог сконцентрироваться.</text:span></text:p>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text:p>
      <text:p text:style-name="P48">Я помотал головой, вытряхивая остатки сонливости. Ну что же, Анон, не будем останавливаться на полпути? Наш девиз — «Слабоумие и отвага»!</text:p>
      <text:p text:style-name="P48">– Надо повторить.</text:p>
      <text:p text:style-name="P48">– Что?</text:p>
      <text:p text:style-name="P48">– Надо повторить урок. Я почти усвоил технику.</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text:p>
      <text:p text:style-name="P4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6">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6">Тумбочка.</text:span> Листок… <text:span text:style-name="T86">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87">Всё пошло не так. Не могу уловить точку концентрации. Сила приложена к чему-то большему, чем лист бумаги. К чему-то неизмеримо большему. </text:span><text:span text:style-name="T86">Да хер с ней, с бумажкой! Тумбочка! Поднимаю! Блин, она реально тяжёлая! Но у </text:span><text:soft-page-break/><text:span text:style-name="T86">меня получается, я чувствую это! Она поддаётся! Й-о-о!!! Вот это силища! Ура! </text:span><text:span text:style-name="T87">Сила уходит бесконтрольно. Нужно прервать урок. Нет! Нет! О-О-О-О-О, НЕ-Е-Е-Е-Е-Т!!!</text:span></text:p>
      <text:p text:style-name="P48">…</text:p>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8">Я бросился к постели и стал что есть силы тормошить бесчувственную аликорницу.</text:p>
      <text:p text:style-name="P48">– Вставай! Эй, вставай, твоё высочество! Беда! Там сейчас<text:span text:style-name="T15"> л</text:span>уна в солнце врежется!</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Проклятье! Эту кобылу можно разбудить только ведром воды!</text:p>
      <text:p text:style-name="P48">Вода! Я бросил взгляд на тумбочку. Нет, стакан пуст.</text:p>
      <text:p text:style-name="P72">Ох, нет! Нет-нет-нет!!!</text:p>
      <text:p text:style-name="P72">Мой взгляд был прикован к дверце тумбочки с изображением луны, а душу леденил ужас осознания.</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8">Я бросился к окну, намереваясь позвать кого-нибудь на помощь. И замер с отвалившейся челюстью.</text:p>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С-Е-Л-Е-С-Т-И-Я … — … П-И-З-…» </text:p>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text:soft-page-break/>«-ДА» — мельком прочитал я окончание текста, появившееся на спутнике.</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Ну охренеть! Я же ещё и виноват!</text:p>
      <text:p text:style-name="P48"/>
      <text:h text:style-name="P165"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сине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Эээ, гм-м…</text:p>
      <text:p text:style-name="P48">Я повернулся обратно.</text:p>
      <text:p text:style-name="P48">– Чт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Малютка шмыгнула.</text:p>
      <text:p text:style-name="P48">– Встретишь, канешн! Скажи ей, что у меня сегодня день рождения, и я здоровски обиделась, когда Шейл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Та-а-ак!</text:p>
      <text:p text:style-name="P48">– Кто это «все»?</text:p>
      <text:p text:style-name="P48">– Ну, прислуга, стража, мой па…</text:p>
      <text:p text:style-name="P48">Ох! Во что же это такое ты вляпался, Анон? За кого они тебя, чёрт побери, принимают?</text:p>
      <text:p text:style-name="P48">Я присел на лавочку и наклонился пониже, чтобы наши головы были на одном уровне.</text:p>
      <text:p text:style-name="P48"><text:soft-page-break/>–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здоровски интересно!</text:p>
      <text:p text:style-name="P48">Индиго открыла коробочку. Внутри на подстилке из тырсы лежала крохотная модель колесниц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text:span text:style-name="T92">ый</text:span> <text:span text:style-name="T92">штурвальчик</text:span> на модели. Потом встала передними ногами на лавочку, чмокнула меня в щёку, прошептала «Пасиба» и убежала.</text:p>
      <text:p text:style-name="P48">Я остался сидеть в полнейшем замешательстве.</text:p>
      <text:p text:style-name="P48"/>
      <text:p text:style-name="P49">***</text:p>
      <text:p text:style-name="P48"/>
      <text:p text:style-name="P5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text:soft-page-break/>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и-и, Анон,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8"><text:soft-page-break/>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8"/>
      <text:p text:style-name="P48">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text:soft-page-break/>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text:span text:style-name="T28">тридцатичетырёхэтажной</text:span> коробки, я б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ильно отличается от моей шерсти — настолько ты бледный. Как ты себя чувствуешь?</text:p>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text:soft-page-break/>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5">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Охренеть! Как новенький! Да что там <text:span text:style-name="T1">— я и есть новенький! Крутотень!</text:span></text:p>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Хм. Совпадение? Нет, врядли, мою попытку она видеть не могла, у неё глаз на затылке нет.</text:p>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Ах ты ж!!!</text:p>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И очень скоро начала вычерчиваться проблема.</text:p>
      <text:p text:style-name="P48">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Луна? Вот уж с кем бы я хотел встречаться меньше всего!</text:p>
      <text:p text:style-name="P48"><text:soft-page-break/>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Я, разумеется, сдался. Ох, Анон, почему ты такой лопух?</text:p>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8"/>
      <text:p text:style-name="P49">***</text:p>
      <text:p text:style-name="P48"/>
      <text:p text:style-name="P48">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8">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text:soft-page-break/>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Блядь,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Дракончик почесал лопаткой гребень на голове и ответил:</text:p>
      <text:p text:style-name="P48">–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8">– Что за «Чёрный Экран»? – продолжил допытываться я.</text:p>
      <text:p text:style-name="P48">Дракончик насупился.</text:p>
      <text:p text:style-name="P48"><text:soft-page-break/>–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А прямо подо мной, на выступе той же скалы, на которой стоял я, раскинулся Кантерлот…</text:p>
      <text:p text:style-name="P48">– <text:span text:style-name="T33">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33">И ТЫ ЖЕЛАЕШЬ, ЧТОБ Я ОТКРЫЛ ТЕБЕ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33">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9">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Постояв ещё немного и не добившись от меня ни звука, Луна вздохнула.</text:p>
      <text:p text:style-name="P48">– Следуй за мной,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text:span text:style-name="T137">виновато </text:span>прижала уши к голове и отвернулась.</text:p>
      <text:p text:style-name="P160">–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8">Аликорница с печалью отвернулась. Он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вёл глаза и стал вспоминать в уме таблицу умножения.</text:p>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7">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Я стремительно сунул голову в пруд. Мне казалось, вода сейчас закипит от моих пылающих ушей.</text:p>
      <text:p text:style-name="P48"><text:soft-page-break/>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text:span text:style-name="T137">расслабься</text:span>, ты всё равно уже неоднократно выставл<text:span text:style-name="T137">ял</text:span> себя тут клоуном. Одним разом больше, одним меньше — какая, к чёрту, разница?</text:p>
      <text:p text:style-name="P48">–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8">– Как же давно я тут не была… О, небо, как тут всё изменилось! <text:span text:style-name="T137">Право, м</text:span>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8">–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Я уселся на траву напротив аликорницы <text:span text:style-name="T141">и расстелил скатерть</text:span>.</text:p>
      <text:p text:style-name="P48"><text:soft-page-break/>–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8"><text:soft-page-break/>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Да, осознание этого подействовало лучше ведра холодной воды! Я облегчённо откинулся на валун. Тебе больше нечего стыдиться, Анон!</text:p>
      <text:p text:style-name="P48">Селестия внимательно наблюдала за мной из-под чёлки. <text:span text:style-name="T137">Заметив мою расслабленность, аликорница хитро прищурилась. </text:span>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8">Аликорница подпрыгнула и, взбрыкнув,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soft-page-break/>…</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text:span text:style-name="T138">ото</text:span>всюду! Некоторые участки ты обошёл.</text:p>
      <text:p text:style-name="P48">Я застыл на месте.</text:p>
      <text:p text:style-name="P48">О боги! Неужели она имеет ввиду..? Жжение в паху возобновилось <text:span text:style-name="T138">с новой силой</text:span>, заглушая все соображения о возрасте Селестии.</text:p>
      <text:p text:style-name="P48">– Принцесса… Я старался не наглеть. – пролепетал я чуть живой.</text:p>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Т-ты хочешь, чтобы я…</text:p>
      <text:p text:style-name="P48">– Да! – твёрдо сказала Селестия. – Прогони их и там, куда боишься касаться. <text:span text:style-name="T138">Не останавливайся. </text:span>Мне нужна твоя помощь.</text:p>
      <text:p text:style-name="P48">М-м-мамочки! Я почуствовал, как краска заливает моё лицо. Ниже пояса всё буквально онемело. Селестия <text:span text:style-name="T138">милосердная</text:span>,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text:span text:style-name="T139">И нечитаемые взгляды аликорницы, которые она время от времени бросала в мою сторону, никак не помогали в этом.</text:span></text:p>
      <text:p text:style-name="P48">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text:span text:style-name="T140">до посинения</text:span>, Анонимус, и будет тебе счастье!!!</text:p>
      <text:p text:style-name="P48"><text:soft-page-break/>– Благодарю тебя, мой друг! – Селестия чуть кивнула мне, показывая, что ей достаточно. – <text:span text:style-name="T141">Ты спас меня, Анонимус! Благодаря тебе у меня останутся наилучшие впечатления об </text:span>Это<text:span text:style-name="T141">м</text:span> замечательн<text:span text:style-name="T141">ом</text:span> пикник<text:span text:style-name="T141">е</text:span>.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Селестия <text:span text:style-name="T142">собрала</text:span> магией <text:span text:style-name="T142">скатерть в </text:span>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text:span text:style-name="T142">прямиком к нему</text:span>? Место отправки ей знакомо, место назначения — тоже. Из того, что я знаю, этого достаточно. </text:p>
      <text:p text:style-name="P48">Гм. Надо будет почитать про технику телепортации. <text:span text:style-name="T143">Н</text:span>аверняка <text:span text:style-name="T142">ты</text:span> чего-то не учёл, <text:span text:style-name="T142">Анон</text:span>.</text:p>
      <text:p text:style-name="P48"/>
      <text:h text:style-name="P165" text:outline-level="2">8. Стыд</text:h>
      <text:p text:style-name="P48"/>
      <text:p text:style-name="P58">~~~ Завтра на семь в библиотеке ~~~</text:p>
      <text:p text:style-name="P58"/>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text:soft-page-break/>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Здрасьте!</text:p>
      <text:p text:style-name="P48">Аликорница не ответила, всматриваясь в глобус.</text:p>
      <text:p text:style-name="P48">– Привет, говорю! – я подошёл вплотную и легонько похлопал её по холке.</text:p>
      <text:p text:style-name="P48">– А, это ты, Анонимус? Приветствую тебя.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Меня прорвало.</text:p>
      <text:p text:style-name="P48"><text:soft-page-break/>–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Я снова присел на столик, теперь уже лицом к аликорнице.</text:p>
      <text:p text:style-name="P48">–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text:soft-page-break/>–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9">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9">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У меня <text:span text:style-name="T69">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печалься так,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text:soft-page-break/>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8">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А, поняв, медленно покачала головой.</text:p>
      <text:p text:style-name="P48">– <text:s/>Нам не туда. Не сейчас. Я хочу показать тебе Эквестрию. – тихо сказала она.</text:p>
      <text:p text:style-name="P48">Аликорница продолжила прогулку. Я плёлся за ней, сгорая от стыда и кляня себя последними словами. Мне хотелось провалиться под землю!</text:p>
      <text:p text:style-name="P48">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text:soft-page-break/>горы. И мне радостно слышать, что ты разделяешь моё восхищение ею. Ты начинаешь понимать, чем я живу и чем дышу.</text:p>
      <text:p text:style-name="P48">Аликорница присела на камни и застыла, любуясь пейзажем.</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8"> </text:span>И вообще, зачем вам учиться летать, если вы и так это умеете с рождения?</text:p>
      <text:p text:style-name="P48">–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8">Я с трудом оторвал взгляд от счастливой тройки.</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5">9</text:span>. <text:span text:style-name="T1">Кошмар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8">—</text:span> осень, за осенью <text:span text:style-name="T38">—</text:span> зима. <text:s/>Если пошёл дождь, должно быть мокро, если выпал снег <text:span text:style-name="T3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5">–</text:span> Постой, не торопись, <text:span text:style-name="T15">–</text:span> я попыталась удержать ускользающую тень сомнения. <text:span text:style-name="T1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1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5">–</text:span> По состоянию здоровья? <text:span text:style-name="T15">–</text:span> переспросила я, не спуская с него взгяд.</text:p>
      <text:p text:style-name="P1"><text:span text:style-name="T15">–</text:span> Да, Ваше Высочество, <text:span text:style-name="T15">–</text:span> гонец потупил взгляд, глаза его забегали, <text:span text:style-name="T15">–</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5">–</text:span> Эмм… Они… м-м-м… не больны… в некотором смысле… <text:span text:style-name="T15">–</text:span> гонец изо всех сил ковырял копытом <text:s/>плитку, пряча взгляд. <text:span text:style-name="T15">–</text:span> Они… мнэээ… сами… в некотором роде… кхм. Нервный срыв. Переутомление и бессонница… Кхм.</text:p>
      <text:p text:style-name="P1"><text:span text:style-name="T15">–</text:span> Сами <text:span text:style-name="T15">—</text:span> что? <text:span text:style-name="T15">–</text:span> Я постепенно начала понимать причину смущения гонца.</text:p>
      <text:p text:style-name="P1"><text:span text:style-name="T15">–</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5">—</text:span> в возможности летать. И добровольно отказаться от полётов для него <text:span text:style-name="T1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5">– </text:span>Добрый день, Ваше Высочество! <text:span text:style-name="T15">–</text:span> склонились они в поклоне. После некоторого перешёптывания, они всё же назвались по очереди.</text:p>
      <text:p text:style-name="P1"><text:span text:style-name="T15">–</text:span> А где восьмой? <text:span text:style-name="T15">–</text:span> удивилась я. <text:span text:style-name="T15">–</text:span> Мне сказали, вас было восемь. Восемь отказавшихся летать.</text:p>
      <text:p text:style-name="P1"><text:span text:style-name="T15">–</text:span> Да, Ваше Высочество, п-принцесса Селестия, <text:span text:style-name="T15">–</text:span> старший из них запинался от волнения. <text:span text:style-name="T15">–</text:span> Шейла Блюскай не смогла прибыть. Она з-заболела.</text:p>
      <text:p text:style-name="P1"><text:soft-page-break/>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5">–</text:span> Успокойтесь, <text:span text:style-name="T1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5">–</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6">старший. </text:span><text:span text:style-name="T2">–</text:span><text:span text:style-name="T56">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8">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text:soft-page-break/>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text:soft-page-break/>Я никогда не умела так пропускать сквозь себя сырую магию, как моя младшая сестрёнка <text:span text:style-name="T15">— и втайне немного завидовала этому</text:span>. Если бы сестра со своими способностями к магии умела обуздывать свои эмоции <text:span text:style-name="T15">—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8">–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15">— умение делегировать полномочия. Вечером того же дня я села за письменный стол.</text:span></text:p>
      <text:p text:style-name="P36"/>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ных снов жеребят?</text:p>
      <text:p text:style-name="P48">– Да, их и других подобных, начавшихся с той пору у многих пони. Мы назвали подобные сны «потусторонними» <text:span text:style-name="T15">—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5">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5">—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Анонимус?</text:p>
      <text:p text:style-name="P48">– Да?</text:p>
      <text:p text:style-name="P48"><text:soft-page-break/>–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5">10</text:span>. (40*<text:span text:style-name="T15">ctg(Pi/4)-6)/(ln(e)-sin(0))</text:span></text:h>
      <text:p text:style-name="P79"/>
      <text:p text:style-name="P48"/>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8"> </text:span>(быть может, к счастью). Всё, что я могу <text:span text:style-name="T15">— оставить тебе напутствие.</text:span></text:p>
      <text:p text:style-name="P58"><text:span text:style-name="T1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5">Тебе может не нравиться этот мир. Тебе могут не нравиться пони. Ты можешь быть удивлён и обижен </text:span>их <text:span text:style-name="T1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5">— </text:span>и ты увидишь, как мир меняется к лучшему. Он очень молод и гибок. Он горит желанием изменяться. Но в этом его слабость <text:span text:style-name="T15">— </text:span>он может меняться и в плохую сторону. От тебя зависит, в какую.</text:p>
      <text:p text:style-name="P58">Эх, хотел бы я поменяться с тобой местами <text:span text:style-name="T1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6">…</text:p>
      <text:p text:style-name="P36"/>
      <text:p text:style-name="P48">Тоже мне, философ выискался, Диоген копытный! Вот не люблю, когда всякие "гуру" с глубокомысленным видом порют чушь. Эквестрия <text:span text:style-name="T17">—</text:span> чудесная страна, пони <text:span text:style-name="T17">— </text:span><text:span text:style-name="T15">прекрасные создания, порядки тут з</text:span>амечательные<text:span text:style-name="T15">! Чисто, культурно, вежливо. Дворецкий </text:span><text:span text:style-name="T17">—</text:span><text:span text:style-name="T15"> скопидом, конечно, но то работа у него такая. </text:span>Блин, м<text:span text:style-name="T15">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5">– </text:span>Её Высочество Принцесса Селестия хочет видеть вас, человек Анонимус.</text:p>
      <text:p text:style-name="P1">Я захлопнул трактат<text:span text:style-name="T15">.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5">–</text:span> Уже иду. Где я могу её найти?</text:p>
      <text:p text:style-name="P1"><text:soft-page-break/><text:span text:style-name="T15">–</text:span> Я проведу вас, человек Анонимус. <text:span text:style-name="T1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1"> </text:span><text:span text:style-name="T47">— вся архитектура явно </text:span><text:span text:style-name="T38">была </text:span><text:span text:style-name="T47">заточена под крылатых. Таких, для которых приземлиться на балкон в тронном зале или уйти через портик на крыше</text:span><text:span text:style-name="T61"> </text:span><text:span text:style-name="T47">— обычное дело. </text:span><text:span text:style-name="T61">Хорошо, что ежедневные посещения каретной мастерской подняли мой тонус, изрядно посаженный сидячим образом жизни.</text:span></text:p>
      <text:p text:style-name="P1"><text:span text:style-name="T6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47">— книжный шкаф и напольная подставка для чтения с </text:span><text:span text:style-name="T38">упором в виде </text:span><text:span text:style-name="T47">голов</text:span><text:span text:style-name="T38">ы</text:span><text:span text:style-name="T4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8">Каменный пол комнаты был покрыт розовым ковром с длиннейшим ворсом.</text:span><text:span text:style-name="T47"> </text:span><text:span text:style-name="T38">Его центр занимал высокий </text:span><text:span text:style-name="T47">кругл</text:span><text:span text:style-name="T38">ый</text:span><text:span text:style-name="T47"> </text:span><text:span text:style-name="T38">футон</text:span><text:span text:style-name="T47"> </text:span><text:span text:style-name="T38">с</text:span><text:span text:style-name="T47"> велик</text:span><text:span text:style-name="T38">им</text:span><text:span text:style-name="T47"> множество</text:span><text:span text:style-name="T38">м</text:span><text:span text:style-name="T47"> подушек. Среди них я с удивлением заметил плюшевую единорожку </text:span><text:span text:style-name="T38">фиолетового</text:span><text:span text:style-name="T47"> цвета. За полускрытым гардинами проёмом виднелся широкий балкон с низенькими пузатыми перилами. Пахло лавандовым маслом.</text:span></text:p>
      <text:p text:style-name="P36">– Рада тебя видеть, Анон. – знакомый силуэт на балконе повернулся в мою сторону. Гардины раздвинулись и Селестия вошла в комнату.</text:p>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text:soft-page-break/>–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Держи себя в руках, Анон! Держи себя в руках!!! Вспоминай уравнения тригонометрии, если таблица умножения уже не помогает!</text:p>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сабатонами. Я переобулся и вошёл в комнату.</text:p>
      <text:p text:style-name="P36">– <text:span text:style-name="T1">О каких подпольщиках ты говоришь? В Эквестрии зреет революция?</text:span></text:p>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углей.</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Хотя… С одной стороны, мы с Лулу корректируем курс и вращение Эквуса и Луны <text:span text:style-name="T15">—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5">—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5">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5">.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5">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5">От которой они первые </text:span>и сбежали<text:span text:style-name="T15">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5">— </text:span>не давать им окрепнуть настолько, чтобы они могли посеять смуту.</text:p>
      <text:p text:style-name="P3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36"><text:soft-page-break/><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6">Она открыла шкафчик и, потянув зубами золотой шнурок, вытащила чёрный с золотом пакетик. Я смутился.</text:p>
      <text:p text:style-name="P36"><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6"><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Святые яца! Анон, тебя пригласили на свидание! Я чувствовал, как краска заливает лицо. Уши стали горячими, как угли в камине.</text:p>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6">Мне казалось, макушка <text:span text:style-name="T1">моего </text:span>черепа сейчас взорвётся, чтобы выпустить пар внутри.</text:p>
      <text:p text:style-name="P36"><text:soft-page-break/>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8">Мне печалиться не стоит</text:p><text:p text:style-name="P138">Жизнь прекрасна и полна</text:p><text:p text:style-name="P138">Телом молода, душою —</text:p><text:p text:style-name="P138">Как дракон морской мудра</text:p><text:p text:style-name="P138"/><text:p text:style-name="P138">Я видала взлёт империй,</text:p><text:p text:style-name="P138">Я жила среди легенд,</text:p><text:p text:style-name="P138">Древней магии мистерий</text:p><text:p text:style-name="P138">Я прилежнейший студент</text:p><text:p text:style-name="P138"/><text:p text:style-name="P138">Обожаема народом,</text:p><text:p text:style-name="P138">Уважаема врагом —</text:p><text:p text:style-name="P138">Но друзей моих немного,</text:p><text:p text:style-name="P138">Студит душу холодом</text:p><text:p text:style-name="P138"/><text:p text:style-name="P138">Одинока и печальна,</text:p><text:p text:style-name="P138">Недоступна и строга,</text:p><text:p text:style-name="P138">Потеряла изначальный</text:p><text:p text:style-name="P138">Смысл жизни навсегда</text:p><text:p text:style-name="P138"/><text:p text:style-name="P138">Жизнь моя теперь публична,</text:p><text:p text:style-name="P138">Жизнь моя теперь для всех,</text:p><text:p text:style-name="P138">В этом — горе, в этом — счастье,</text:p><text:p text:style-name="P138">В этом плач и в этом смех.</text:p><text:p text:style-name="P138"><text:line-break/>(услышано во сне)</text:p></text:note-body></text:note>.</text:p>
      <text:p text:style-name="P36"><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8">Анон, тебе нужно напихать булыжники в карманы, чтобы не улететь под потолок от счастья!</text:p>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Я трогал пальцем ноги воду, сидя на бортике бассейна, когда дверь открылась и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6">– Ты бы предупреждала, прежде чем войти, что ли? – просипел я. </text:p>
      <text:p text:style-name="P36"><text:soft-page-break/><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О, ты уже?</text:p>
      <text:p text:style-name="P36">Аликорница поставила на поднос чашки и плетёнку с бубликами и подошла с ним к тюфяку.</text:p>
      <text:p text:style-name="P48">Я посильнее закутался в полотенце. Чёрт, чем дальше, тем больше я чувствовал себя не в своей тарелке. Одно дело <text:span text:style-name="T15">— </text:span>фантазировать на эротические темы с фантастическим уклоном, и совсем другое <text:span text:style-name="T15">— </text:span>принимать в них участие! Ты слишком консервативен для этого, Анон.</text:p>
      <text:p text:style-name="P48">Стараясь отвлечь себя, я спросил:</text:p>
      <text:p text:style-name="P36">– А почему ты опустила жалюзи на окне в ванной? Оттуда такой прекрас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10">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8">– Примерно такие. – расхохоталась Селестия. <text:span text:style-name="T15">– С</text:span>пасибо, мне хоть инвалидное кресло не пририсовали!</text:p>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text:soft-page-break/>– Это просто бомба! Я чувствую себя богом! Кажется, я понял секрет вашей силы и долголетия: вы пьёте эту траву каждый день.</text:p>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9">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5">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обой? Но… как?</text:p>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НИ-ЧЕ-ГО!</text:p>
      <text:p text:style-name="P48">Селестия осторожно высвободилась из-под меня и встала с постели.</text:p>
      <text:p text:style-name="P48"><text:soft-page-break/>–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5">–</text:span> Иногда хочется забыться, <text:span text:style-name="T15">–</text:span> перехватила мой взгляд аликорница, <text:span text:style-name="T15">–</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5">–</text:span> А водку у вас принято пить?</text:p>
      <text:p text:style-name="P34"><text:span text:style-name="T15">–</text:span> Некоторые употребляют. Но правительница Эквестрии, пьющая <text:span text:style-name="T1">яблочную </text:span>водку <text:span text:style-name="T1">—</text:span> это уже черезчур. <text:span text:style-name="T15">–</text:span> засмеялась Селестия. <text:span text:style-name="T1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Она ещё спрашивает! Тебя сейчас можно использовать вместо половичка под её копытами, Анон!</text:p>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5">— сильнейший энергетик, он многократно усиливает чувства и возможности организма. Но он же и иссушает его.</text:span></text:p>
      <text:p text:style-name="P48"><text:span text:style-name="T1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15">– Я несказанно рада, что, наконец-то, могу назвать тебя своим ближайшим другом. </text:span>– мурлыкнула Селестия. – <text:span text:style-name="T15">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oft-page-break/><text:span text:style-name="T15">– Это ты называешь “дружбой”? – с </text:span>улыбкой хмыкнул<text:span text:style-name="T15"> я. – </text:span>Мне нравится твоё чувство юмора.</text:p>
      <text:p text:style-name="P48">Аликорница в недоумении взглянула на меня.</text:p>
      <text:p text:style-name="P48"><text:span text:style-name="T15">– Анон, т</text:span>ебе не нравится моя дружба? Ты не принимаешь её? Ты чем-то недоволен?</text:p>
      <text:p text:style-name="P48">Я расхохотался и чуть не поперхнулся водой, плескавшейся у подбородка.</text:p>
      <text:p text:style-name="P48"><text:span text:style-name="T15">– </text:span>Нет, что ты, Сел, не мели ерунды! Я всем доволен, я просто в восторге. Мне вообще кажется, что я попал в рай, прямо в храм любви, а ты <text:span text:style-name="T15">— </text:span>мой ангел-хранитель. И называть ЭТО дружбой <text:span text:style-name="T15">— </text:span>это всё равно что назвать твой дворец сараем для хранения мётел. То есть, назвав меня своим другом, ты не поняла моих чувств к тебе. Я <text:span text:style-name="T15">— не друг, я — нечто большее. Я тебя </text:span>лю…</text:p>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Селестия виновато закусила губу и отвернулась.</text:p>
      <text:p text:style-name="P36">–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6">…</text:p>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Охренеть. – сказал я холодно. – А я прям напрашивался!</text:p>
      <text:p text:style-name="P36">Одиночество, отступившее перед мягким, но настойчивым натиском аликорницы в последние <text:span text:style-name="T1">дни</text:span>, снова сковало стужей душу.</text:p>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пожалуйста, останься…”</text:p>
      <text:p text:style-name="P36">Где этот чёртов носок?!</text:p>
      <text:p text:style-name="P36">“… пойми, это эффект лазурного вина…”</text:p>
      <text:p text:style-name="P36">Джинсы узкие, блядь! На мокрое тело хрен натянешь!</text:p>
      <text:p text:style-name="P36">“… ох, я глупая…”</text:p>
      <text:p text:style-name="P36">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text:soft-page-break/>11. <text:span text:style-name="T1">Прощание</text:span></text:h>
      <text:p text:style-name="P48"/>
      <text:p text:style-name="P36">– <text:span text:style-name="T1">Норф!.. Эй, Норф! Ты где?..</text:span></text:p>
      <text:p text:style-name="P48">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pan text:style-name="T47">– </text:span><text:span text:style-name="T38">Говорят, в Додж-сити почти не осталось жителей. В местном депо перестали обслуживать паровозы из-за нехватки рабочих. Старик </text:span><text:span text:style-name="T47">–</text:span><text:span text:style-name="T3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7">– </text:span><text:span text:style-name="T51">А из Пинто Крика уже месяц нет новостей…</text:span></text:p>
      <text:p text:style-name="P3"><text:span text:style-name="T47">– </text:span><text:span text:style-name="T5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text:p>
      <text:p text:style-name="P15"><text:span text:style-name="T51">– </text:span>“<text:span text:style-name="T1">Что я могу сделать, чтобы вернуть всё назад?</text:span>”</text:p>
      <text:p text:style-name="P15"><text:span text:style-name="T51">– </text:span><text:span text:style-name="T38">Так и сказала?</text:span></text:p>
      <text:p text:style-name="P1"><text:span text:style-name="T47">– </text:span><text:span text:style-name="T38">Да, </text:span><text:span text:style-name="T39">Фэнси</text:span><text:span text:style-name="T3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51">– </text:span><text:span text:style-name="T38">Что бы это значило, Флёр?</text:span></text:p>
      <text:p text:style-name="P15"><text:span text:style-name="T51">– </text:span><text:span text:style-name="T3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64"><text:soft-page-break/>–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5">–</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Не очень, мягко говоря.</text:p>
      <text:p text:style-name="P34"><text:span text:style-name="T1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5">олоски и даже целые пряди розового цвета выбивались </text:span><text:span text:style-name="T1">и</text:span><text:span text:style-name="T15">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5"> </text:span><text:span text:style-name="T1">И даже м</text:span><text:span text:style-name="T15">астерски наложенный макияж не мог скрыть мешки под глазами.</text:span></text:p>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5">–</text:span> <text:span text:style-name="T1">Сорок девять</text:span> из шестидесяти четырёх? Хренасе! <text:span text:style-name="T15">–</text:span> я вспомнил рассказ Селестии про восьмёрку пегасов прошлогоднего выпуска. <text:span text:style-name="T15">–</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5">–</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46">— </text:span><text:span text:style-name="T3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5">–</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33">— </text:span><text:span text:style-name="T66">и </text:span><text:span text:style-name="T9">н</text:span>ам некуда уйти в поисках лучшего места. Да и не так много этих мест.</text:p>
      <text:p text:style-name="P35"><text:soft-page-break/>Селестия подошла к фонтанчику, обмакнула в него копыто и провела им по лбу.</text:p>
      <text:p text:style-name="P35">–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Я сделал вид, что не заметил полунамёка в последнем предложении. Выяснять отношения, как и мириться, мне не хотелось.</text:p>
      <text:p text:style-name="P35">– Порадовать, к сожалению, нечем. Норфолк Каррус, исчез. Судя по всему, во сне.</text:p>
      <text:p text:style-name="P35">– Норф? О-о-о, нет!</text:p>
      <text:p text:style-name="P35">Селестия в отчаянии села на пол, прижав копыто к виску. Голова её бессильно опустилась. Я никогда ещё не видел Селестию такой <text:span text:style-name="T66">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5">– </text:span><text:span text:style-name="T1">Она</text:span><text:span text:style-name="T1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5">– </text:span><text:span text:style-name="T1">горько заметила аликорница. </text:span><text:span text:style-name="T15">–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5">– Мне поговорить с ней?</text:p>
      <text:p text:style-name="P34"><text:span text:style-name="T1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6">— так точно.</text:span></text:p>
      <text:p text:style-name="P36">– Ну зашибись. Тогда она обрадуется следующей новости: я ухожу.</text:p>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Я решил умолчать о том, что после перенесенного унижения мне было в тягость находиться рядом с Селестией. Кобыла и так выглядела неважно.</text:p>
      <text:p text:style-name="P36">Поза аликорницы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text:soft-page-break/>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Явно Селестия заговаривает тебе зубы, Анон! Я подозрительно посмотрел на свёрток.</text:p>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6">–<text:span text:style-name="T1"> Отправляйся, Анон. Очень надеюсь на успех твоей миссии.</text:span></text:p>
      <text:p text:style-name="P48">Селестия повернулась и вышла из зала, подметая хвостом пол.</text:p>
      <text:p text:style-name="P36"/>
      <text:p text:style-name="P41">***</text:p>
      <text:p text:style-name="P36"/>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text:span><text:soft-page-break/><text:span text:style-name="T1">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4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4">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3"><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5">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5">—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9">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6"><text:soft-page-break/>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0"/>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61">. </text:span><text:span text:style-name="T5">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5"><text:note text:id="ftn13" text:note-class="footnote"><text:note-citation>13</text:note-citation><text:note-body><text:p text:style-name="P137">И это ты ещё не видел, что творится в других министерствах, Анонимус! За тысячу лет Нашего отсутствия Сестра превратила М<text:span text:style-name="T36">раморный квартал </text:span>в настоящую обитель лени и казнокрадства!<text:line-break/><text:line-break/>(<text:span text:style-name="T47">у</text:span><text:span text:style-name="T51">слышано во сне)</text:span></text:p></text:note-body></text:note></text:span><text:span text:style-name="T5"> Притом эти надменные кочерыжки даже не ценили своей халявы и то и дело жаловались на перегруженность и маленькое жалование.</text:span></text:p>
      <text:p text:style-name="P89"/>
      <text:p text:style-name="P35">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5"><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5"><text:span text:style-name="T1">Гостинницы не для тебя, Анон</text:span> <text:span text:style-name="T61">— </text:span><text:span text:style-name="T5">зачем привлекать ненужное внимание</text:span><text:span text:style-name="T61"> к своей особе? </text:span><text:span text:style-name="T5">После всеобщего интереса кантерлотской знати к тебе, как к королевскому любимчику, тебе хочется покоя.</text:span><text:span text:style-name="T61"> Да и собраться с мыслями проще в доме, избавленном от </text:span><text:span text:style-name="T5">гостинничной </text:span><text:span text:style-name="T61">суеты и голосов за стенами.</text:span></text:p>
      <text:p text:style-name="P36">–<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text:soft-page-break/>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7">–</text:span><text:span text:style-name="T38">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6">– Ты <text:span text:style-name="T1">ш</text:span>о, как-тя-там, впервые на базаре? Так таращишься по сторонам, как будто морковку с картохой впервые в жизни увидел.</text:p>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Так и есть! На крупе кобылки красовались три яблока. Вот только, блин, как её звали-то?</text:p>
      <text:p text:style-name="P36">– <text:s/>Прошу прощения, Аппл... Эппл... Эпплхэт?</text:p>
      <text:p text:style-name="P36">–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Ага, вот!</text:p>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А для всех остальных — тебя тоже! — Эпплджек.</text:p>
      <text:p text:style-name="P36">Блин, опять облажался. Как-то хреново начинается знакомство с Понивиллем.</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Э-э-э… <text:span text:style-name="T1">Анон</text:span>?</text:p>
      <text:p text:style-name="P36"><text:soft-page-break/>– Да? – я повернулся обратно.</text:p>
      <text:p text:style-name="P36">Поняха водила копытом по прилавку. Надвинутая на лоб шляпа скрывала выражение мордочки. </text:p>
      <text:p text:style-name="P36">–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Тебе, сахарок, как гостю города, сделаю скидку. Забирай за шестьдесят. Раньше меньше чем золотой не отдавала.</text:p>
      <text:p text:style-name="P36">Расплачиваясь, я спросил:</text:p>
      <text:p text:style-name="P36"><text:soft-page-break/>– Ты, случаем, не знаешь, как пройти к городской библиотеке?</text:p>
      <text:p text:style-name="P36">Эпплджек, вскинув копыто ко лбу, запричитала:</text:p>
      <text:p text:style-name="P36">–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Тут Эпплджек прервалась и что есть силы замахала кому-то:</text:p>
      <text:p text:style-name="P36">– Рэр! Эй! Рэр! Давай к нам!</text:p>
      <text:p text:style-name="P3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лузе шмотки.</text:p>
      <text:p text:style-name="P36">– Разница, как если бы тебя вместо огородницы назвали… ммм… <text:s/>реднеком. Пойдёмте, <text:span text:style-name="T1">Анон</text:span>.</text:p>
      <text:p text:style-name="P3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реднек”, чем “огородница”! – слышалось бурчание Эпплджек нам вдогонку.</text:p>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text:soft-page-break/>–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Единорожка чуть не подпрыгивала от любопытства. Заметив мою отвалившуюся челюсть, она вновь рассмеялась.</text:p>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пятнадцать</text:span> лет наблюдал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Мы остановились перед деревом.</text:p>
      <text:p text:style-name="P36">Даже не так. </text:p>
      <text:p text:style-name="P36">Мы остановились перед ДЕРЕВОМ!</text:p>
      <text:p text:style-name="P3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text:soft-page-break/>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или единорожка смотрела на меня малость раздражённо? Фолиант с громким стуком хлопнулся на пол.</text:p>
      <text:p text:style-name="P36">–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6">Йопт! Ещё один Шерлок Холмс на мою голову!</text:p>
      <text:p text:style-name="P36">– Извиняюсь за нескромность, а откуда тебе про меня известно?</text:p>
      <text:p text:style-name="P1"><text:span text:style-name="T4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8">пони-</text:span><text:span text:style-name="T47">исчезновений уже год. Почту за честь работать </text:span><text:span text:style-name="T38">под твоим руководством</text:span><text:span text:style-name="T47">. Погоди немного, я </text:span><text:span text:style-name="T38">от</text:span><text:span text:style-name="T47">систематизирую нужную информацию и расскажу тебе, насколько далеко смогла продвинуться.</text:span></text:p>
      <text:p text:style-name="P34">“Вот неугомонная” <text:span text:style-name="T16">–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6">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6">Покашливание единорожки вернуло меня из мира грёз в библиотеку.</text:p>
      <text:p text:style-name="P3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text:soft-page-break/>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6">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Книгоежка аж затопала на месте.</text:p>
      <text:p text:style-name="P3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text:p>
      <text:p text:style-name="P36">…</text:p>
      <text:p text:style-name="P36">…</text:p>
      <text:p text:style-name="P36">– …и оборудовать подвал библиотеки бронекапсулой для безопасных испытаний!</text:p>
      <text:p text:style-name="P3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6">–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6"><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7">***</text:p>
      <text:p text:style-name="P36"/>
      <text:p text:style-name="P132"><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text:soft-page-break/>–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7">«…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разумеется.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5">— то есть крыльев. И я подумала: а что, если…</text:span></text:p>
      <text:p text:style-name="P48"><text:span text:style-name="T15">–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 Ну, достичь удалось не слишком многого. – повесила нос единорожка. – Собственно, сами работы шли только первые два месяца <text:span text:style-name="T15">—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6"/>
      <text:p text:style-name="P3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6">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6"><text:soft-page-break/>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66">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хи-хи!</text:p>
      <text:p text:style-name="P58">–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8">–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5">— максимум двух пони, </text:span>после чего мне придётся восстанавливаться около трёх месяцев<text:span text:style-name="T15">. С вами же я связана в круг Элементов Гармонии, что позволит мне вызвать магический резонанс и вовлечь в </text:span>Прозрение вас всех<text:span text:style-name="T15">. Поэтому я созвала вас и рассчитываю на вашу помощь.</text:span></text:p>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девочки!</text:p>
      <text:p text:style-name="P48">– А кто ссорится-то, Твай? Рэрка думает, шо никто не знает про её поникена-жеребца с вставным резиновым…</text:p>
      <text:p text:style-name="P48">– ЭППЛДЖЕК!!!</text:p>
      <text:p text:style-name="P48">– Я хотя б думать собираюсь об Эквестрии! И о том, шо миру грозит опасность! Не то, ш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5">. Это поможет мне в моей монографии на тему аликорнизации.</text:span></text:p>
      <text:p text:style-name="P48">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7"/>
      <text:p text:style-name="P58">Дата: <text:span text:style-name="T28">12.04.1003 А.С.</text:span></text:p>
      <text:p text:style-name="P58"><text:soft-page-break/>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9">“</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50">— солнце. Моё солнце.</text:span><text:span text:style-name="T44">”</text:span></text:p>
      <text:p text:style-name="P10">Я остановилась перед дверью. Четыре ярда брони отделяли меня от Эквестрии. Четыре ярда и двадцать пять лет.</text:p>
      <text:p text:style-name="P21"><text:span text:style-name="T9">“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5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3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text:soft-page-break/>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54"> </text:span><text:span text:style-name="T45">Видения этих городов</text:span><text:span text:style-name="T54"> дрожали, <text:s/>пересекались </text:span><text:span text:style-name="T45">и постоянно множились</text:span><text:span text:style-name="T54">.</text:span></text:p>
      <text:p text:style-name="P47">У меня дико заболела голова, мне казалось, она вылезет из шляпы распухшим шаром. Я закрыла глаза.</text:p>
      <text:p text:style-name="P58"/>
      <text:p text:style-name="P58">Примечания: ПипБак? Стойло?</text:p>
      <text:p text:style-name="P1"/>
      <text:p text:style-name="P2">***</text:p>
      <text:p text:style-name="P1"/>
      <text:p text:style-name="P58">Дата: <text:span text:style-name="T28">12.04.1003 А.С.</text:span></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8">—</text:span><text:span text:style-name="T19"> </text:span><text:span text:style-name="T66">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8"/>
      <text:p text:style-name="P58">Дата: <text:span text:style-name="T28">12.04.1003 А.С.</text:span></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4">~~~</text:p>
      <text:p text:style-name="P1"><text:soft-page-break/><text:span text:style-name="T3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5">—</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50">чёрный экран?</text:span></text:p>
      <text:p text:style-name="P45"/>
      <text:p text:style-name="P49">***</text:p>
      <text:p text:style-name="P48"/>
      <text:p text:style-name="P58">Дата: <text:span text:style-name="T28">12.04.1003 А.С.</text:span></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4">~~~</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text:span text:style-name="T28">12.04.1003 А.С.</text:span></text:p>
      <text:p text:style-name="P58">Эксперимент: заклинание Прозрения</text:p>
      <text:p text:style-name="P58">Испытуемая: Флаттершай</text:p>
      <text:p text:style-name="P58"><text:soft-page-break/>Синопсис: описание пробуждения испытуемой</text:p>
      <text:p text:style-name="P58">Замечания: получить описание сна оказалось невозможным. </text:p>
      <text:p text:style-name="P58"/>
      <text:p text:style-name="P44">~~~</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36"> с использованием </text:span><text:span text:style-name="T3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8"/>
      <text:h text:style-name="Heading_20_2" text:outline-level="2">14. Знакомство с <text:span text:style-name="T1">Рэйнбоу </text:span>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8"/>
      <text:p text:style-name="P58">Привет, Сел (несмотря ни на что, мне всё же хочется называть тебя так).</text:p>
      <text:p text:style-name="P58">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эксперименты в этой сфере, что создало юридическую преграду для исследований.</text:p>
      <text:p text:style-name="P48"><text:soft-page-break/></text:p>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8">Кроме того, Твайлайт сожгла кучу оборудования, что обусловило невозможность дальнейших исследований физически.</text:p>
      <text:p text:style-name="P58"/>
      <text:p text:style-name="P48">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text:soft-page-break/>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text:soft-page-break/>–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text:soft-page-break/>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6">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text:soft-page-break/>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Больш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61">—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8">Зекора захлопнула книгу.</text:p>
      <text:p text:style-name="P48">– Это всё, что я могу сказать тебе, Тот-Кого-Нет.</text:p>
      <text:p text:style-name="P48">Бля! И ради этого я тащился сюда посреди ночи?</text:p>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8">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Я был готов к тому, что зебра разозлится и выставит меня из шатра. Но Зекора только фыркнула.</text:p>
      <text:p text:style-name="P48">–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 Кого 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text:soft-page-break/>Мы возвращались по ночному лесу к железной дороге. Пегаска летела возле меня на высоте груди.</text:p>
      <text:p text:style-name="P48">– Интересно, что Зекора имела в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66">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сиреневый глаз и фыркнула.</text:p>
      <text:p text:style-name="P48">–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5">—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5">—</text:span> так и в дурку попасть недолго. Вот и сейчас перегар такой, что снег плавится. Пройди реабилитацию и вернись в проект. А не примут <text:span text:style-name="T15">— найти новую работу. Так даже лучше: быстрее забудешь всю эту хренотень с рогатыми кобылами. </text:span>Будь мужиком, блеать! <text:span text:style-name="T15">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51">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БАЦ-БАЦ-БАЦ!!!</text:p>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5">Солнечный лучик настойчиво пробивался сквозь плотно сомкнутые веки. Ветерок через открытое окно </text:span><text:span text:style-name="T1">щекотал уши и шуршал</text:span><text:span text:style-name="T15"> </text:span><text:span text:style-name="T1">занавесками</text:span><text:span text:style-name="T15">. Я раскрыл глаза, в который раз наслаждаясь ясной головой и абсолютной выспанностью </text:span><text:span text:style-name="T47">—</text:span><text:span text:style-name="T15"> роскошью, недоступной мне </text:span><text:span text:style-name="T1">годами</text:span><text:span text:style-name="T15">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5">— и о</text:span>н<text:span text:style-name="T15"> з</text:span>нает, как приготовить<text:span text:style-name="T15"> </text:span>из них особенный вольт-сидр, который больше никто не сделает<text:span text:style-name="T15">.</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text:soft-page-break/>– А, по-моему, ты перепутала, Скуталу. Мыслью направляется <text:span text:style-name="T15">заклинание П</text:span>розрения<text:span text:style-name="T15">.</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5">—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5">—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5">— НЕТ!</text:span></text:p>
      <text:p text:style-name="P1">Твайлайт начала в возбуждении ходить по читальному залу.</text:p>
      <text:p text:style-name="P1"><text:soft-page-break/><text:span text:style-name="T38">–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7"> </text:span><text:span text:style-name="T38">Мощнее ускорителя только магия аликорнов и Элементов Гармонии. Если бы я была…</text:span><text:span text:style-name="T15"> </text:span>Ай!</text:p>
      <text:p text:style-name="P1">Твайлайт, погружённая в свои мысли, не заметила вылезшего из своей корзинки зевающего Спайка.</text:p>
      <text:p text:style-name="P1"><text:span text:style-name="T15">–</text:span> Элементы-шмелементы, <text:span text:style-name="T15">–</text:span> проворчал Спайк, выкарабкиваясь из-под Твайлайт, <text:span text:style-name="T15">–</text:span> доброе утро, <text:span text:style-name="T1">Анон</text:span>. Твай, ты не ушиблась?</text:p>
      <text:p text:style-name="P1"><text:span text:style-name="T15">–</text:span> Дет, всё в порядке. <text:span text:style-name="T15">–</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3"><text:span text:style-name="T47">– Я </text:span><text:span text:style-name="T51">всегда буду оставаться в тени. </text:span><text:span text:style-name="T47">– </text:span><text:span text:style-name="T51">хлюпала единорожка. </text:span><text:span text:style-name="T47">– </text:span><text:span text:style-name="T51">Мне не хватает сил, чтобы воспользоваться всеми знаниями, которые я освоила. Ведь даже заклинание «Последнего Шанса» я нашла!</text:span></text:p>
      <text:p text:style-name="P95"><text:span text:style-name="T15">– </text:span>Ты?!</text:p>
      <text:p text:style-name="P95"><text:span text:style-name="T15">–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5"><text:span text:style-name="T15">– М</text:span>ожет, тогда ты скажешь, что в нём пошло не так и почему к вам попал я, а не сверхаликорн?</text:p>
      <text:p text:style-name="P95"><text:span text:style-name="T15">– </text:span>Не скажу. Заклинания Стар Свирла Бородатого обычно если срабатывают, то без ошибок.</text:p>
      <text:p text:style-name="P48"><text:span text:style-name="T15">– Если </text:span>только <text:span text:style-name="T15">их правильно вызывают. – </text:span>пробурчал Спайк, возвращаясь в корзинку.</text:p>
      <text:p text:style-name="P34"><text:span text:style-name="T15">–</text:span> <text:span text:style-name="T1">Эм-м. </text:span>Что он имел ввиду?</text:p>
      <text:p text:style-name="P34"><text:span text:style-name="T15">–</text:span> Ну, <text:span text:style-name="T15">–</text:span> Твайлайт смутилась, <text:span text:style-name="T15">–</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4"> </text:span><text:span text:style-name="T11">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5">–</text:span> <text:span text:style-name="T1">е</text:span>динорожка опустила голову.</text:p>
      <text:p text:style-name="P34"><text:span text:style-name="T15">– </text:span><text:span text:style-name="T1">Да, завершилось всё препаршиво. Принцесса Луна сказала, лучше бы её обратно на луну закинули.</text:span></text:p>
      <text:p text:style-name="P34"><text:span text:style-name="T15">–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5">– </text:span><text:span text:style-name="T1">Хм. Нет.</text:span></text:p>
      <text:p text:style-name="P34"><text:span text:style-name="T15">– </text:span><text:span text:style-name="T1">А друзья?</text:span></text:p>
      <text:p text:style-name="P34"><text:span text:style-name="T15">– </text:span><text:span text:style-name="T1">У меня был друг. Погиб два месяца назад.</text:span></text:p>
      <text:p text:style-name="P1"><text:span text:style-name="T15">–</text:span> О, мои соболезнования! Друзей терять <text:span text:style-name="T1">тоже</text:span> тяжко.</text:p>
      <text:p text:style-name="P1"><text:span text:style-name="T15">–</text:span> Всё в порядке, Твайлайт.<text:span text:style-name="T15">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5">–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7">— </text:span><text:span text:style-name="T3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oft-page-break/><text:span text:style-name="T15">–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7">. Годится?</text:span></text:p>
      <text:p text:style-name="P1"><text:span text:style-name="T15">–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5">– </text:span><text:span text:style-name="T1">Ерунда! Там стоит запрет только для пони. На приматах Луна экспериментировать не запрещала</text:span><text:span text:style-name="T3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pan text:style-name="T33">Чужестранец-примат разбил сердце нашей обожаемой Селестии! Двор в отчаянии </text:span><text:span text:style-name="T18">— </text:span><text:span text:style-name="T33">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5">– </text:span>Привет, Эй-Джей! У тебя проблемы?</text:p>
      <text:p text:style-name="P48"><text:span text:style-name="T15">– </text:span>Привет, сахарок. <text:span text:style-name="T15">– </text:span>озабоченно поприветствовала меня фермерша. <text:span text:style-name="T15">–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5">– </text:span>А ты, Маки, вместо того, чтоб хихикать, лучше б тележку починил. Уже полдень! Не успеем распродать яблоки <text:span text:style-name="T15">—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15">–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5">–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5">– Г</text:span>отово. Принимай работу, хозяйка!</text:p>
      <text:p text:style-name="P48">Эпплджек стиснула меня в сокрушающих объятиях.</text:p>
      <text:p text:style-name="P48"><text:soft-page-break/><text:span text:style-name="T15">–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5">–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15">–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5">– </text:span>Бери, сахарок. Для тебя <text:span text:style-name="T15">— </text:span>самые <text:span text:style-name="T15">о</text:span>тборные. И помни: в «Сладком яблочке» тебе всегда будут рады!</text:p>
      <text:p text:style-name="P48">Телега с яблоками укатилась по направлению к рынку. Я проводил её глазами, чувствуя голод и удовлетворение от сделанной работы <text:span text:style-name="T19">— </text:span><text:span text:style-name="T66">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9">— </text:span><text:span text:style-name="T66">объявляла вывеска. Ну что же, Анон, если тебе повезёт, ты найдёшь тут пару блюд без травы!</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5">– </text:span>Свободно? <text:span text:style-name="T15">– </text:span>спросил я у единственной пони, сидящей за столиком.</text:p>
      <text:p text:style-name="P48"><text:span text:style-name="T15">– </text:span>Да-да, конечно. <text:span text:style-name="T15">–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5">– <text:s/></text:span>Пирог с грибами, яишницу и чизкейк<text:span text:style-name="T15"> – </text:span>сообщил я подошедшей официантке.</text:p>
      <text:p text:style-name="P48"><text:span text:style-name="T15">– </text:span>Советую выбрать салат «по-кантерлотски». <text:span text:style-name="T15">– </text:span>так же убито пробормотала моя соседка по столу. <text:span text:style-name="T15">– </text:span>Очень вкусно. Копыта оближешь. И мягкий к тому же.</text:p>
      <text:p text:style-name="P48"><text:span text:style-name="T15">–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5">– </text:span>Вы, наверное, ждёте кого-то?</text:p>
      <text:p text:style-name="P50"><text:span text:style-name="T15">– </text:span>Неа.</text:p>
      <text:p text:style-name="P50"><text:span text:style-name="T15">– </text:span>Просто обедаете?</text:p>
      <text:p text:style-name="P50"><text:span text:style-name="T15">– </text:span>Неа.</text:p>
      <text:p text:style-name="P50"><text:span text:style-name="T15">– </text:span>Просто сидите и мрачно смотрите на меня?</text:p>
      <text:p text:style-name="P50"><text:span text:style-name="T15">– </text:span>Неа.</text:p>
      <text:p text:style-name="P50"/>
      <text:p text:style-name="P50">Хм, а эта пони не из разговорчивых. Ну ладно.</text:p>
      <text:p text:style-name="P42"/>
      <text:p text:style-name="P50"><text:span text:style-name="T15">– </text:span>А что же вы делаете?</text:p>
      <text:p text:style-name="P50"><text:soft-page-break/><text:span text:style-name="T15">– </text:span>Веселюсь. <text:span text:style-name="T15">– </text:span>мрачно заявила пони.</text:p>
      <text:p text:style-name="P50"><text:span text:style-name="T15">–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5">–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15">– </text:span>Мы с вами раньше встречались?</text:p>
      <text:p text:style-name="P50"><text:span text:style-name="T15">– </text:span>Неа! <text:span text:style-name="T15">– </text:span>пони улыбалась уже широкой улыбкой от уха и до уха. <text:span text:style-name="T15">– </text:span>Это моя пинки-чуйка! Она вернулась!! И поэтому я знаю, что тебя зовут Анон, и ты программист, и тебе <text:span text:style-name="T28">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5">– </text:span>Оставь, Салвер.<text:span text:style-name="T15"> </text:span>Ему за счёт заведения.</text:p>
      <text:p text:style-name="P48"><text:span text:style-name="T15">– </text:span>Ясно, мисс Пинки. <text:span text:style-name="T15">– </text:span>официантка кивнула и ушла.</text:p>
      <text:p text:style-name="P48"><text:span text:style-name="T15">– Ч</text:span>его-о-о?<text:span text:style-name="T15"> </text:span>Так это твой бар?</text:p>
      <text:p text:style-name="P48"><text:span text:style-name="T15">– </text:span>Агась. <text:span text:style-name="T15">– </text:span>поняха развела копытами. <text:span text:style-name="T15">– </text:span>Надо же мне было чем-то заниматься после увольнения от Кейков<text:span text:style-name="T15">?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5">– </text:span>Пинки понизила голос до шёпота, <text:span text:style-name="T15">–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5">– </text:span>Тихо-тихо. <text:span text:style-name="T15">– </text:span>я оглянулся на посетителей. Поняху определённо надо было успокоить: шёпот Пинки, наверное, был слышен даже на улице. <text:span text:style-name="T15">– </text:span>Не вспоминай опять. Давай лучше выпьем на брудершафт. За знакомство.</text:p>
      <text:p text:style-name="P48"><text:span text:style-name="T15">– </text:span>Агась! <text:span text:style-name="T15">– </text:span>кивнула пони, придвигая ко мне бутылку. <text:span text:style-name="T15">–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5">– </text:span>У меня есть идея получше. <text:span text:style-name="T15">– </text:span>на свет показалась фляга Большого Макинтоша.</text:p>
      <text:p text:style-name="P48"><text:span text:style-name="T15">– </text:span>Ух ты-ы-ы! <text:span text:style-name="T15">– </text:span>Пинки понюхала горлышко. <text:span text:style-name="T15">–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5">– </text:span>Починил телегу. Только молчок про самогон, раз уж ты в курсе. <text:span text:style-name="T15">– </text:span>я разлил сидр по чашкам.</text:p>
      <text:p text:style-name="P48"><text:span text:style-name="T15">– </text:span>Да ты что?! Чтоб я выболтала главную тайну Биг Мака, про которую не знают целых две пони в Понивилле? За кого ты меня принимаешь? <text:span text:style-name="T15">–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Сидр Биг Мака на вкус был безобидным, чуть забродившим яблочным соком. Я выпил полную чашку и заявил Пинки:</text:p>
      <text:p text:style-name="P48"><text:span text:style-name="T15">– </text:span>Эт-то ты наз-зваишь с-суфер-д-дуфер-с-сильн..?</text:p>
      <text:p text:style-name="P48"><text:soft-page-break/>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pan text:style-name="T15">– У </text:span>тебя такая смешная мордочка! <text:span text:style-name="T15">– </text:span>захихикали Пинки, покачиваясь. <text:span text:style-name="T15">– </text:span>Как будто ты <text:span text:style-name="T66">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15">– </text:span>Эм-м… Скажи-ка мне, мой друг П-п-пинки… Легенда про фаэри <text:span text:style-name="T19">— </text:span><text:span text:style-name="T66">эт правда?</text:span></text:p>
      <text:p text:style-name="P48"><text:span text:style-name="T19">– </text:span><text:span text:style-name="T66">Какая из? Их много, вообще-то. Ик!</text:span></text:p>
      <text:p text:style-name="P48"><text:span text:style-name="T19">– </text:span><text:span text:style-name="T66">Про принцесс. Про то, что они фаэри, спустившиеся с неба во плоти, чтоб помогать пони управлять Эквестрией?</text:span></text:p>
      <text:p text:style-name="P48"><text:span text:style-name="T19">– Н</text:span><text:span text:style-name="T66">он-нон, </text:span><text:span text:style-name="T19">– </text:span><text:span text:style-name="T66">захихикала Пинки, взъерошив копытами розовые кудряшки и попытавшись соорудить из них бороду, </text:span><text:span text:style-name="T19">– </text:span><text:span text:style-name="T6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9">– </text:span><text:span text:style-name="T66">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9">– </text:span><text:span text:style-name="T66">Ты что-о-о! Нельзя любить фаэри! Она похитит твоё сердце, и ты будешь искать её, пока не… </text:span><text:span text:style-name="T19">– </text:span><text:span text:style-name="T66">Пинки погрузилась в так и не съеденный салат «по-кантерлотски» и захрапела.</text:span></text:p>
      <text:p text:style-name="P48"><text:span text:style-name="T19">– </text:span><text:span text:style-name="T66">Пока не умру?</text:span></text:p>
      <text:p text:style-name="P48"><text:span text:style-name="T19">– </text:span><text:span text:style-name="T66">Нет, глупенький. </text:span><text:span text:style-name="T19">– </text:span><text:span text:style-name="T66">пробулькала Пинки из миски. </text:span><text:span text:style-name="T19">– </text:span><text:span text:style-name="T66">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5">–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15">– </text:span>Судя по тому, как ты стремительно сбежал от меня не попрощавшись, у тебя проблемы. <text:span text:style-name="T15">– </text:span>заметила с укором кобылка. <text:span text:style-name="T15">– </text:span>Странно, мы, вроде, только сегодня познакомились.</text:p>
      <text:p text:style-name="P51"><text:span text:style-name="T15">– </text:span>Пинки, <text:span text:style-name="T15">– </text:span>несчастным голосом сообщил я ей. <text:span text:style-name="T15">– </text:span>Если я до шести не окажусь дома, проблемы будут у одной маленькой пони. Очень большие проблемы.</text:p>
      <text:p text:style-name="P51"><text:span text:style-name="T15">– </text:span>Хм. <text:span text:style-name="T15">– </text:span>кобылка через окно посмотрела на часы в баре. <text:span text:style-name="T15">– </text:span>Тогда нам надо поторопиться! У нас есть шесть минут!</text:p>
      <text:p text:style-name="P51"><text:span text:style-name="T15">– </text:span>У нас?</text:p>
      <text:p text:style-name="P51"><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5">– </text:span>Сто-о-ой! <text:span text:style-name="T15">– </text:span>заорал я. <text:span text:style-name="T15">– </text:span>Выпрыгивай из бочки!!!</text:p>
      <text:p text:style-name="P51">Кобылка-пилот улыбнулась и постукала копытцем по шлему, показывая, что не слышит меня.</text:p>
      <text:p text:style-name="P51"><text:span text:style-name="T15">– </text:span>Выпрыгива-а-а… <text:span text:style-name="T15">–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15">– </text:span>Эм-м… Уже можно открывать? <text:span text:style-name="T15">– л</text:span>имонная поняшка отняла копыта от висков и открыла глаза. <text:span text:style-name="T15">–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5">– </text:span>Смотри, вот те и ответ на вопрос, куда деваются пони!</text:p>
      <text:p text:style-name="P51"><text:span text:style-name="T15">– </text:span>Где? <text:span text:style-name="T15">– </text:span>единорожка начала оглядываться.</text:p>
      <text:p text:style-name="P51"><text:span text:style-name="T15">– </text:span>Да ты не туда, ты сюда смотри! Вишь, прямо перед тобой! <text:span text:style-name="T15">– </text:span>жёлтая ткнула копытом прямо в меня. <text:span text:style-name="T15">–</text:span> Вот! Его тут до икс-пи-ри-мен-та не было. А терь он есть! Значит, это и есть ответ! Смекаешь?</text:p>
      <text:p text:style-name="P51"><text:span text:style-name="T15">– </text:span>И что? Я всё равно не пойму, куда деваются пони? И куда пропала Скуталу?</text:p>
      <text:p text:style-name="P51"><text:span text:style-name="T15">– Я </text:span>их ем. <text:span text:style-name="T15">– </text:span>зверски ухмыльнувшись, сообщил я поняшам. <text:span text:style-name="T15">–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text:soft-page-break/></text:p>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5">—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5">— </text:span>ключ к разгадке тайны исчезновения пони.</text:p>
      <text:p text:style-name="P60"><text:span text:style-name="T15">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6">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text:soft-page-break/>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5">—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запросе на ускоритель. Псинтел <text:span text:style-name="T15">— </text:span>компания алмазных псов, производящая рубиновые резонаторы для ускорителей <text:span text:style-name="T15">—</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5">—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имус, мне крайне неудобно подгонять тебя.<text:span text:style-name="T15">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5">—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5">P.S. Н</text:span>е гневите мироздание воровством! <text:span text:style-name="T33">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5">—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5">— </text:span>если ты уже не сердишься на меня <text:span text:style-name="T15">—</text:span> или просто кладу рог тебе на плечо в противном случае.</text:p>
      <text:p text:style-name="P60"/>
      <text:p text:style-name="P4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text:soft-page-break/></text:p>
      <text:h text:style-name="Heading_20_2" text:outline-level="2">16. Мэйнхэттен</text:h>
      <text:p text:style-name="P82"/>
      <text:p text:style-name="P51"><text:span text:style-name="T15">–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5">–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5">«connection timeout». </text:span>А с особенностями понячьей бюрократии я уже немного ознакомился: было бы легче уговорить Сел написать солнцем «<text:span text:style-name="T15">х#й</text:span>» на небе, чем заставить пони-чинушу поступиться хотя бы запятой в должностных инструкциях.</text:p>
      <text:p text:style-name="P51"><text:span text:style-name="T15">– </text:span>Может, она заснула? <text:span text:style-name="T15">– </text:span>Твайлайт ходила кругами по периметру библиотеки. <text:span text:style-name="T15">– </text:span>Ты говорил, она в последнее время выглядит невыспавшейся.</text:p>
      <text:p text:style-name="P51"><text:span text:style-name="T15">– А </text:span>я думаю, это её критические дни или какая-нибудь другая подобная фигня мешает. <text:span text:style-name="T15">– </text:span>вклинилась радужногривая пегаска. <text:span text:style-name="T15">–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5">– </text:span>Это неправильно! <text:span text:style-name="T15">– </text:span>заявила Рэйнбоу Дэш, отвернувшись от окна.</text:p>
      <text:p text:style-name="P51"><text:span text:style-name="T15">– </text:span>Ну да, я тоже так считаю. <text:span text:style-name="T15">– </text:span>откликнулся я. <text:span text:style-name="T15">– </text:span>Тащиться через полстраны только из-за неправильно составленной бумажки!</text:p>
      <text:p text:style-name="P51"><text:span text:style-name="T15">– </text:span>Да я не про то! <text:span text:style-name="T15">– </text:span>отмахнулась пегаска. <text:span text:style-name="T15">– </text:span>Посмотри на поле.</text:p>
      <text:p text:style-name="P51"><text:span text:style-name="T15">– </text:span>И что? Поле как поле.</text:p>
      <text:p text:style-name="P51"><text:span text:style-name="T15">– </text:span>Оно не убрано. <text:span text:style-name="T15">– </text:span>мрачно ответила пегаска. <text:span text:style-name="T15">–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5">– </text:span>У самого посёлка поля убраны. Наверняка дойдёт дело и до остальных.</text:p>
      <text:p text:style-name="P51"><text:span text:style-name="T15">– </text:span>Не дойдёт. <text:span text:style-name="T15">– </text:span>Рэйнбоу Дэш уставилась в карты, сморщила нос и побила мою шестёрку валетом. <text:span text:style-name="T15">–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и предложил печеньку пегаске.</text:p>
      <text:p text:style-name="P51"><text:span text:style-name="T15">– </text:span>Спасибо, но от пинкиных плюшек у меня фланки округляются.</text:p>
      <text:p text:style-name="P51"><text:span text:style-name="T15">– </text:span>Да ладно тебе, Дэш! От одной не округлятся.</text:p>
      <text:p text:style-name="P51"><text:span text:style-name="T15">– </text:span>От одной —<text:span text:style-name="T15"> </text:span>нет. Но я ж на одной не остановлюсь. <text:span text:style-name="T15">– п</text:span>егаска взяла карту и нахмурилась. <text:span text:style-name="T15">– </text:span>Да что ж такое, какого сена! Одни валеты идут!</text:p>
      <text:p text:style-name="P51"><text:soft-page-break/>За окном несколько пони работали на поле. Что-то странное было в их деятельности.<text:span text:style-name="T15"> </text:span>Как будто…</text:p>
      <text:p text:style-name="P51"><text:span text:style-name="T15">– О</text:span>но и понятно, что поля не убраны. Откуда ж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5">–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5">– </text:span>Что за…?</text:p>
      <text:p text:style-name="P121">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15">– </text:span>Леди и джентльпони! Просьба не паниковать! Поезд дальше не идёт: впереди провал! <text:span text:style-name="T15">– </text:span>крикнул проводник.</text:p>
      <text:p text:style-name="P51"><text:span text:style-name="T15">– </text:span>Какой ещё, в дышло, провал? Я проезжал тут два дня назад!</text:p>
      <text:p text:style-name="P51"><text:span text:style-name="T15">– </text:span>Безобразие! Верните мне деньги за билет!</text:p>
      <text:p text:style-name="P51"><text:span text:style-name="T15">– </text:span>Как вы смеете! Я опоздаю в порт! <text:s/><text:span text:style-name="T15">–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5">–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5">– </text:span>Эта дыра фиг знает на сколько длится! <text:span text:style-name="T15">– </text:span>заявила Дэш, выныривая из темноты. <text:span text:style-name="T15">–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5">– </text:span>Дэш, нам надо на ту сторону.</text:p>
      <text:p text:style-name="P154"><text:soft-page-break/>Пегаска развела копытами.</text:p>
      <text:p text:style-name="P51"><text:span text:style-name="T15">– </text:span>Нет проблем. Я могу тебя перенести.</text:p>
      <text:p text:style-name="P51">Я с сомнением посмотрел на пегаску. Дэш в холке была мне по пояс.</text:p>
      <text:p text:style-name="P51"><text:span text:style-name="T15">–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5">– </text:span>Почти. На восемьдесят процентов. Тут какой-то воздух разрежённый, мне трудно удерживать тебя. <text:span text:style-name="T15">– </text:span>пожаловалась пегаска. <text:span text:style-name="T15">– </text:span><text:s/>Хотя раньше я и побольше вес подымала, честно!</text:p>
      <text:p text:style-name="P51">Мля.</text:p>
      <text:p text:style-name="P51"><text:span text:style-name="T15">–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5">–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5"> </text:span>я уже давно заметил, что пони, за исключением пегасов,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5">– </text:span>двенадцать метров вперёд. Вот, переползу через стык <text:span text:style-name="T15">–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p>
      <text:p text:style-name="P51"><text:soft-page-break/>Я валялся на насыпи и трясся как в лихорадке. От пережитого шока меня тошнило. Ёбаная Селестия!</text:p>
      <text:p text:style-name="P51"><text:span text:style-name="T15">– </text:span>Ты как, в порядке? Анон? <text:span text:style-name="T15">– п</text:span>егаска озабоченно потрогала меня за плечо. <text:span text:style-name="T15">–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5">–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5">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5">– </text:span>Павильон закрыт! Вы опоздали на две недели. <text:span text:style-name="T15">–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3">Принцесса Селестия Эквестрийская, Дневная Глава Диархии, Непобедимое Солнце, Защитница Кантерлота, Страж Эверфри и прочая и прочая…» </text:span><text:span text:style-name="T48">– </text:span><text:span text:style-name="T52">прочитал охранник, близоруко щурясь.</text:span></text:p>
      <text:p text:style-name="P51"><text:span text:style-name="T15">– </text:span>Удостоверение личности предъявлять? <text:span text:style-name="T15">– </text:span>осведомился я.</text:p>
      <text:p text:style-name="P51"><text:span text:style-name="T15">– </text:span>Ч-ч-человеку А-а-анонимусу? <text:span text:style-name="T15">–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5">– </text:span>Нет, ты видела? Он мне чуть пальцы не размозжил, с-с-скотина!!! <text:span text:style-name="T15">– </text:span>заорал я, прыгая на одной ноге. <text:span text:style-name="T15">– </text:span>Вызывай полицию, пока я этого мудака не прибил нахрен!</text:p>
      <text:p text:style-name="P51">Дэш, ни слова не говоря, прислонила ухо к двери.</text:p>
      <text:p text:style-name="P51"><text:span text:style-name="T15">– </text:span>Будешь смеяться, но именно этим он и занят. Вызывает полицию по телефону. <text:span text:style-name="T15">– </text:span>сообщила пегаска.</text:p>
      <text:p text:style-name="P51"><text:span text:style-name="T15">– </text:span>Ха-ха-ха! Очень смешно, сейчас животик надорву! <text:span text:style-name="T15">– </text:span>съязвил я. <text:span text:style-name="T15">–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5">– </text:span>Оп-па! <text:span text:style-name="T15">– </text:span>пегаска оторвала ухо от двери. <text:span text:style-name="T15">– Анон</text:span>, кажись, у нас проблемы. Надо сваливать отсюда. Долго объяснять. Из того, что я поняла, копы будут не на нашей стороне.</text:p>
      <text:p text:style-name="P51"><text:soft-page-break/>Ну охренеть! Я что, нанёс моральную травму охраннику своим видом? Добро пожаловать в Эквестрию, страну дружбы и пони!</text:p>
      <text:p text:style-name="P51"><text:span text:style-name="T15">– </text:span>Сколько у нас времени?</text:p>
      <text:p text:style-name="P51">Дэш почесала в затылке.</text:p>
      <text:p text:style-name="P51"><text:span text:style-name="T15">–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5">–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5">–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5">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5">– “</text:span>Портативный магоэнергетический ускоритель «<text:span text:style-name="T15">Psyntel Rari2+ DDR</text:span>»,<text:span text:style-name="T15"> </text:span>демо-прототип<text:span text:style-name="T15">” – </text:span>прочитал я на бирке. <text:span text:style-name="T15">– </text:span>Оно!</text:p>
      <text:p text:style-name="P51">Снаружи послышался вой сирены и цокот множества копыт.</text:p>
      <text:p text:style-name="P51"><text:span text:style-name="T15">–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15">– </text:span>Это твои двадцать минут? <text:span text:style-name="T15">– </text:span>возмутился я. <text:span text:style-name="T15">– </text:span>Да ещё и десяти не прошло!</text:p>
      <text:p text:style-name="P51">Дэш вымучено скривилась.</text:p>
      <text:p text:style-name="P51"><text:span text:style-name="T15">– Человек</text:span> Анонимус, здание окружено! Мы знаем, что ты внутри! Выходи добровольно, или будешь взят силой! <text:span text:style-name="T15">– </text:span>загремел усиленный мегафоном голос.</text:p>
      <text:p text:style-name="P51">Я разбил топором стеклянные дверцы прибора и вытащил рубины.</text:p>
      <text:p text:style-name="P51"><text:span text:style-name="T15">–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5">– </text:span>Ну уж фигушки. Я тебя тут не оставлю.</text:p>
      <text:p text:style-name="P51"><text:soft-page-break/><text:span text:style-name="T15">– </text:span>Дэш! <text:span text:style-name="T15">– </text:span>взмолился я. <text:span text:style-name="T15">–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5">– Н</text:span>е тупи! <text:span text:style-name="T15">– </text:span>упрямо мотнула головой пегаска. <text:span text:style-name="T15">–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5">– </text:span>Быстро за мной! <text:span text:style-name="T15">–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5">– Ю-</text:span>хууу<text:span text:style-name="T15">!!!</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5">–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5">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5">– Анон</text:span>, подвинься!</text:p>
      <text:p text:style-name="P51">Пегаска оттеснила меня крупом и повернулась к двери задом.</text:p>
      <text:p text:style-name="P51"><text:span text:style-name="T15">–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5">– </text:span>Ты чего на меня так уставился? <text:span text:style-name="T15">– </text:span>подозрительно спросила пегаска.</text:p>
      <text:p text:style-name="P51"><text:span text:style-name="T15">– </text:span>Да так… Не ожидал, что ты такая…</text:p>
      <text:p text:style-name="P51"><text:span text:style-name="T15">– </text:span>Офигенски сильная? <text:span text:style-name="T15">– </text:span>зарделась Дэш. <text:span text:style-name="T15">–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5">– </text:span>Ну вот, теперь действуй! — я положил рубины в кошелёк, повесил его пегаске на шею и вдруг, сам для себя неожиданно, обнял её худенькое тело. <text:span text:style-name="T15">–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oft-page-break/><text:span text:style-name="T15">– </text:span>Ты! Не! По! Нял! Те! Бе! Не! Льзя! Тут! Ос! Та! ВАТЬСЯ!!! <text:span text:style-name="T15">–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5">–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5">–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5">–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5">–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5">– </text:span>А это у нас кто? Гм-м. Пегаска. Вот так раз! Рэйнбоу Дэш! Какими судьбами?</text:p>
      <text:p text:style-name="P51"><text:span text:style-name="T15">– </text:span>ТРИКСИ! <text:span text:style-name="T15">– <text:s/></text:span>фейсхуфнула Дэш. <text:span text:style-name="T15">– </text:span>Во имя Селестии, ЧТО ты тут делаешь?!!</text:p>
      <text:p text:style-name="P51"><text:span text:style-name="T15">– </text:span>Зарабатываем себе на жизнь представлениями, как ни странно! <text:span text:style-name="T15">– </text:span>язвительно ответила единорожка. <text:span text:style-name="T15">–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15">– </text:span>Эээ. Гм. Я дико извиняюсь, мы не знали, что вы спите днём, а то бы ни за что не стали вас тревожить. Мы тут пролетали мимо, и я подумал…</text:p>
      <text:p text:style-name="P51"><text:soft-page-break/><text:span text:style-name="T15">– </text:span>Нам не интересно знать, что ты подумал. <text:span text:style-name="T15">– </text:span>единорожка зевнула. <text:span text:style-name="T15">– </text:span>Мы намерены сдать вас в полицию.</text:p>
      <text:p text:style-name="P51"><text:span text:style-name="T15">– </text:span>Трикси! Не смей! У нас мегаважное задание! Нам нужно вернуться в Понивилль во что бы то ни стало! <text:span text:style-name="T15">– </text:span>пегаска извивалась изо всех сил, пытаясь выбраться из магического захвата.</text:p>
      <text:p text:style-name="P51"><text:span text:style-name="T15">– </text:span>Три раза ХА! Назови хоть одну причину, по которой нам должно быть не всё равно! <text:span text:style-name="T15">– </text:span>насмешливо сказала Трикси. <text:span text:style-name="T15">–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5">– </text:span>Ей ведь нельзя рассказывать, да?</text:p>
      <text:p text:style-name="P51"><text:span text:style-name="T15">– </text:span>Нельзя. <text:span text:style-name="T15">– </text:span>подтвердил я. <text:span text:style-name="T15">–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5">–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5">– </text:span>ОГО!</text:p>
      <text:p text:style-name="P51">Единорожка аж села на крыльцо от удивления.</text:p>
      <text:p text:style-name="P51"><text:span text:style-name="T15">–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5">–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5">– </text:span>Мы приняли решение не выдавать вас полиции в обмен на то, что вы расскажете нам о вашей секретной миссии!</text:p>
      <text:p text:style-name="P51"><text:span text:style-name="T15">– </text:span>Не пойдёт! <text:span text:style-name="T15">– </text:span>заявил я. <text:span text:style-name="T15">– </text:span>Я уже сказал, что это тайна. Мне добавить нечего.</text:p>
      <text:p text:style-name="P51"><text:span text:style-name="T15">– </text:span>Да неужели? <text:span text:style-name="T15">– </text:span>захлопала ресницами Трикси. <text:span text:style-name="T15">–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8"/>
      <text:p text:style-name="P51"><text:span text:style-name="T15">– </text:span>Так вот, почему в последнее время представления были такими изматывающими! Утечка магии не может не волновать нас! <text:span text:style-name="T15">– </text:span>единорожка задумалась. <text:span text:style-name="T15">– </text:span>Но твой рассказ не объясняет нам, куда исчезла принцесса Селестия!</text:p>
      <text:p text:style-name="P51"><text:soft-page-break/><text:span text:style-name="T15">– </text:span>Так вот почему я не могу нести тебя! <text:span text:style-name="T15">– </text:span>вторила ей пегаска. <text:span text:style-name="T15">–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15">– </text:span>Стой! Что ты там сказала о Селестии? Куда она исчезла?</text:p>
      <text:p text:style-name="P51">Трикси молча левитировала мне газеты с трюмо.</text:p>
      <text:p text:style-name="P51">…</text:p>
      <text:p text:style-name="P51">Ох, фак! Фак-фак-фак!!!</text:p>
      <text:p text:style-name="P51">«<text:span text:style-name="T33">Исчезновение дневной главы диархии: Эквестрия в панике!</text:span>» (статья двухдневной давности).</text:p>
      <text:p text:style-name="P51">«<text:span text:style-name="T33">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33">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3">Да отстаньте же вы от меня! Он сказал, что ест пони, но я этого НЕ ВИДЕЛА!!!</text:span>»).</text:p>
      <text:p text:style-name="P51">«<text:span text:style-name="T33">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33">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15">“Wanted…” .</text:span></text:p>
      <text:p text:style-name="P38"><text:span text:style-name="T15">–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5">– </text:span>Прикинь, а? <text:span text:style-name="T15">– </text:span>участливо ткнулась в меня носом Дэш. <text:span text:style-name="T15">– </text:span>Над моими приколами тоже одна я и смеюсь. У<text:span text:style-name="T15">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5">–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text:soft-page-break/>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6"><text:span text:style-name="T1">«…</text:span><text:span text:style-name="T4">А ускоритель </text:span><text:span text:style-name="T17">— </text:span><text:span text:style-name="T4">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5">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Единорожка задумалась и продолжила:</text:p>
      <text:p text:style-name="P3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text:span><text:soft-page-break/><text:span text:style-name="T1">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3"/>
      <text:h text:style-name="Heading_20_2" text:outline-level="2">17. <text:span text:style-name="T1">Деградация</text:span></text:h>
      <text:p text:style-name="P90"/>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text:soft-page-break/>–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5">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 Ффух! Ещё бы немного, и я бы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
      <text:p text:style-name="P51">День спустя…</text:p>
      <text:p text:style-name="P51"/>
      <text:p text:style-name="P51">«<text:span text:style-name="T33">Добро пожаловать в Груммингтон! Вам здесь рады!</text:span></text:p>
      <text:p text:style-name="P51"><text:span text:style-name="T33">Население города </text:span><text:span text:style-name="T68">302 пони</text:span><text:span text:style-name="T33">.</text:span></text:p>
      <text:p text:style-name="P51"><text:span text:style-name="T68">250 пони</text:span><text:span text:style-name="T33">.</text:span></text:p>
      <text:p text:style-name="P51"><text:span text:style-name="T68">125 поней</text:span><text:span text:style-name="T33">.</text:span></text:p>
      <text:p text:style-name="P51"><text:span text:style-name="T33">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oft-page-break/>«…<text:span text:style-name="T26">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3">Крепко обнимаю, чешу холку, хлопаю по шее! Твой Анон. </text:span><text:span text:style-name="T26">Дружба </text:span><text:span text:style-name="T43">—</text:span><text:span text:style-name="T26"> </text:span><text:span text:style-name="T4">э</text:span><text:span text:style-name="T26">то, </text:span><text:span text:style-name="T70">так её </text:span><text:span text:style-name="T4">разэтак</text:span><text:span text:style-name="T70">,</text:span><text:span text:style-name="T26"> магия!</text:span></text:p>
      <text:p text:style-name="Standard"><text:span text:style-name="T26">P.S. Мне тебя не хватает. Сильно.</text:span><text:span text:style-name="T61">»</text:span></text:p>
      <text:p text:style-name="P51"/>
      <text:p text:style-name="P51"><text:soft-page-break/>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Пегасы же держатся в воздухе, не в последнюю очередь, за счёт магии. Одних крыльев ведь недостаточно? Правильно?</text:p>
      <text:p text:style-name="P51">– И?</text:p>
      <text:p text:style-name="P51"><text:soft-page-break/>–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text:soft-page-break/>–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text:soft-page-break/>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68">37 пни</text:span></text:p>
      <text:p text:style-name="P69">24пн</text:p>
      <text:p text:style-name="P69">15</text:p>
      <text:p text:style-name="P51"><text:span text:style-name="T33">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text:span text:style-name="T33">Добро пожаловать в Груммингтон! Вам здесь рады!</text:span></text:p>
      <text:p text:style-name="P51"><text:span text:style-name="T33">Население города </text:span><text:span text:style-name="T68">302 пони</text:span><text:span text:style-name="T33">.</text:span></text:p>
      <text:p text:style-name="P51"><text:span text:style-name="T68">250 пони</text:span><text:span text:style-name="T33">.</text:span></text:p>
      <text:p text:style-name="P51"><text:span text:style-name="T68">125 поней</text:span><text:span text:style-name="T33">.</text:span></text:p>
      <text:p text:style-name="P51"><text:span text:style-name="T33">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text:soft-page-break/>–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Я поднял кусок газеты, прибитый ветром к ограждению и быстро пробежался по заголовкам.</text:p>
      <text:p text:style-name="P51">«<text:span text:style-name="T33">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3">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6">«</text:span><text:span text:style-name="T3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6">».</text:span> «<text:span text:style-name="T33">Провинция пустеет: репортаж из обеспоневшего посёлка</text:span>». «<text:span text:style-name="T33">Нехватка пегасов-погодников: указ принцессы Луны разрешает набор в погодные команды пегасов без лётных аттестатов</text:span>». «<text:span text:style-name="T33">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33">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text:soft-page-break/>–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
      <text:p text:style-name="P51"><text:soft-page-break/>…</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9">И товары</text:span> вовсе<text:span text:style-name="T69"> не </text:span>бесплатные<text:span text:style-name="T69">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text:soft-page-break/>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1">Сияние. <text:span text:style-name="T69">Оно п</text:span>овсюду. <text:span text:style-name="T69">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text:soft-page-break/>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1">…</text:p>
      <text:p text:style-name="P51"/>
      <text:p text:style-name="P51">Сознание с трудом возвращалось в гудевшую <text:span text:style-name="T6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text:soft-page-break/>– Ещё как круто! – утешил пегаску я. – Ты мне всю рубашку промочила. Прямо как водомётная машина.</text:p>
      <text:p text:style-name="P51">– <text:span text:style-name="T69">А т</text:span>ы вставать не хотел! Я очень-очень испугалась. <text:span text:style-name="T69">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5">–</text:span> А какой у тебя там был образ жизни?</text:p>
      <text:p text:style-name="P51"><text:span text:style-name="T15">–</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5">–</text:span> Лягать-колотить! Ты сидел в тюрьме? За что тебя посадили?</text:p>
      <text:p text:style-name="P51"><text:span text:style-name="T15">–</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5">–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4">о такие… гм… заклинания. Ты </text:span><text:span text:style-name="T45">пишешь</text:span><text:span text:style-name="T54">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33"><text:soft-page-break/><text:span text:style-name="T1">–</text:span> Вряд ли меня так можно называть. Очень далёкие параллели. <text:span text:style-name="T1">У</text:span> нас совсем нет магии.</text:p>
      <text:p text:style-name="P51"><text:span text:style-name="T56">–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5">делать крюк</text:span> в сто миль?! Да это ж ещё неделю ходьбы! У нас картошки осталось на день, твоими стараниями<text:span text:style-name="T15">!</text:span></text:p>
      <text:p text:style-name="P53">Пегаска <text:span text:style-name="T15">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9">матюков мне</text:span> удалось замазать самые большие щели. За тестовый<text:span text:style-name="T69"> </text:span>получасовый заплыв<text:span text:style-name="T69">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text:soft-page-break/>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9">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9">н жил с пони! И они </text:span>офигенски <text:span text:style-name="T69">любили друг друга! И у них </text:span>был<text:span text:style-name="T69"> </text:span>офигенский <text:span text:style-name="T69">секс! </text:span>И это было круто!<text:span text:style-name="T69"> </text:span>А ты… Ты <text:span text:style-name="T15">— н</text:span>е такой! Ты не любишь пони!!!</text:p>
      <text:p text:style-name="P53">С каждой фразой пегаска всё сильнее топала ногой. Последнюю фразу она завершила сокрушительным фумикоми.</text:p>
      <text:p text:style-name="P53">КРАК!</text:p>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5">—</text:span> скажем, метров <text:span text:style-name="T1">сорок.</text:span> <text:span text:style-name="T1">Н</text:span>о в такой воде <text:span text:style-name="T40">—</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5">–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5">– </text:span>Выф-выф-вуф! <text:span text:style-name="T15">– </text:span>возразил я.</text:p>
      <text:p text:style-name="P53">Отпихнув от лица живот пегаски и выплюнув шерсть, я продолжил.</text:p>
      <text:p text:style-name="P53"><text:span text:style-name="T15">–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5">– </text:span>Бе-бе-бе! <text:span text:style-name="T15">– </text:span>устало передразнила меня Дэш. <text:span text:style-name="T15">– А</text:span>нон! Я <text:span text:style-name="T15">— </text:span>плохая пони, потому что хотела получить то, что мне не принадлежит. Но какой же ты всё-таки глупый! Пойми, смертные <text:span text:style-name="T15">— </text:span>игрушки в копытах вечных. Любимые, но всего лишь игрушки. Они заботятся о нас, они <text:span text:style-name="T15">— </text:span>наши обожаемые принцессы, и мы боимся их потерять, но мы для них <text:span text:style-name="T15">—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5">– </text:span>Дэш, я знаю. Просто не могу о ней забыть.</text:p>
      <text:p text:style-name="P53">Пегаска тяжело поднялась.</text:p>
      <text:p text:style-name="P53"><text:span text:style-name="T15">– </text:span>Везёт же некоторым. <text:span text:style-name="T15">– </text:span>пробормотала она, раскрывая крылья для просушки.</text:p>
      <text:p text:style-name="P53">…</text:p>
      <text:p text:style-name="P53"><text:span text:style-name="T15">– А </text:span>ты круто ныряешь<text:span text:style-name="T15">! – </text:span>уважительно заметила пегаска после нескольких минут молчания. <text:span text:style-name="T15">–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5">– </text:span>Это остатки былой славы. Мой институтский рекорд <text:span text:style-name="T15">—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9">– А</text:span><text:span text:style-name="T40">нон, ты весь дрожишь! Тебе надо просушить шерсть. </text:span>Снимай-ка одежду! <text:span text:style-name="T15">–</text:span> <text:span text:style-name="T1">с</text:span>командовала <text:span text:style-name="T1">вдруг</text:span> Дэш.</text:p>
      <text:p text:style-name="P1"><text:soft-page-break/><text:span text:style-name="T15">–</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5">–</text:span> Куда это ты спрятался? <text:span text:style-name="T15">–</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5">–</text:span> Ты чего? <text:span text:style-name="T15">–</text:span> <text:span text:style-name="T1">в</text:span> конце-концов озадаченно спросила она. <text:span text:style-name="T15">–</text:span> Что-то не так?</text:p>
      <text:p text:style-name="P1"><text:span text:style-name="T15">–</text:span> Не так, <text:span text:style-name="T15">–</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5">–</text:span> А с кем не так? Со мной? С тобой? Или вообще? <text:span text:style-name="T15">–</text:span> <text:span text:style-name="T1">д</text:span>опытывалась пегаска.</text:p>
      <text:p text:style-name="P1"><text:span text:style-name="T15">–</text:span> Наверное, со мной. <text:span text:style-name="T15">–</text:span> <text:span text:style-name="T1">я</text:span> завязал рукава куртки за спиной и вышел из-за куста. <text:span text:style-name="T15">–</text:span> Видишь ли, у нас, у людей, не принято находиться без одежды в обществе других… людей.</text:p>
      <text:p text:style-name="P1"><text:span text:style-name="T15">–</text:span> Ну и?</text:p>
      <text:p text:style-name="P1"><text:span text:style-name="T1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5">–</text:span> А какой смысл в этом правиле? Какую цель оно преследует?</text:p>
      <text:p text:style-name="P1"><text:span text:style-name="T1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5">–</text:span> Я знаю, что такое социальное табу, <text:span text:style-name="T15">–</text:span> важно кивнула Дэш. <text:span text:style-name="T15">–</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5">–</text:span> Вот видишь, ты меня правильно поняла. Описанные тобой табу у нас, кстати, тоже есть.</text:p>
      <text:p text:style-name="P1"><text:span text:style-name="T15">–</text:span> Но, с другой стороны, <text:span text:style-name="T15">–</text:span> продолжала пегаска, подходя ко мне поближе, <text:span text:style-name="T1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5">–</text:span> Дэш подошла вплотную, <text:span text:style-name="T15">–</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5">–</text:span> Дэш!.. Блин! <text:span text:style-name="T15">–</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5">– </text:span>Ты так смешно выглядишь, когда пытаешься спрятаться. <text:span text:style-name="T15">–</text:span> <text:span text:style-name="T1">п</text:span>егаска, немного наклонив голову, наблюдала за моими попытками скрестить ноги и обнять колени руками. <text:span text:style-name="T15">–</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5">–</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5">–</text:span> А-ХА-ХА-ХА-ХА!!! <text:span text:style-name="T15">–</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5">–</text:span> У тебя оригинальный способ исповедаться, Дэш. <text:span text:style-name="T15">–</text:span> наконец закашлялся я. <text:span text:style-name="T15">–</text:span> <text:span text:style-name="T1">Устроить кораблекрушение, з</text:span>атащить в укромное местечко, <text:span text:style-name="T1">а </text:span>под конец сорвать штаны и… <text:span text:style-name="T15">–</text:span> тут Дэш сама прыснула от смеха.</text:p>
      <text:p text:style-name="P1">Вдоволь отсмеявшись, Дэш ткнула меня носом в грудь и спросила:</text:p>
      <text:p text:style-name="P1"><text:span text:style-name="T15">–</text:span> И?</text:p>
      <text:p text:style-name="P1"><text:span text:style-name="T15">–</text:span> Что “и”?</text:p>
      <text:p text:style-name="P1"><text:span text:style-name="T15">–</text:span> Ты сказал: “ А под конец сорвать штаны и…” <text:span text:style-name="T15">–</text:span> вот я и хочу знать, что “и”?</text:p>
      <text:p text:style-name="P1">Я смутился.</text:p>
      <text:p text:style-name="P1"><text:span text:style-name="T15">–</text:span> Да ничего… Не бери в голову.</text:p>
      <text:p text:style-name="P1"><text:span text:style-name="T15">–</text:span> А я хочу брать! Какой ты всё-таки… <text:span text:style-name="T15">–</text:span> Дэш встала, потянувшись сначала передней половиной <text:span text:style-name="T1">тела</text:span>, <text:span text:style-name="T1">а </text:span>потом задней.</text:p>
      <text:p text:style-name="P1"><text:span text:style-name="T15">–</text:span> Какой?</text:p>
      <text:p text:style-name="P1"><text:span text:style-name="T15">–</text:span> Скучный <text:span text:style-name="T1">—</text:span> вот какой! <text:span text:style-name="T1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5">–</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9">. </text:span><text:span text:style-name="T37">Я не могу навязать тебе чувств…</text:span><text:span text:style-name="T29"> </text:span><text:span text:style-name="T3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5">–</text:span> <text:span text:style-name="T1">Р</text:span>ешай. <text:span text:style-name="T15">–</text:span> <text:span text:style-name="T1">е</text:span>ё нос почти касался моего. <text:span text:style-name="T15">–</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5">–</text:span> Дэш, ты..?</text:p>
      <text:p text:style-name="P1"><text:span text:style-name="T15">–</text:span> Да, Дискорд тебя забери! Я предлагаю тебе ЗА-НЯТЬ-СЯ СЕК-СОМ со мной! <text:span text:style-name="T15">–</text:span> зло отчеканила пегаска. <text:span text:style-name="T15">–</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5">– </text:span><text:span text:style-name="T1">Я не умею. Неумеха. </text:span><text:span text:style-name="T15">–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5">–</text:span> Дэш!</text:p>
      <text:p text:style-name="P1"><text:span text:style-name="T15">–</text:span> Да? <text:span text:style-name="T15">–</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oft-page-break/>–<text:span text:style-name="T1"> Я этого от тебя и не требую, глупыш!</text:span></text:p>
      <text:p text:style-name="P1"><text:span text:style-name="T15">–</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5">–</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5">–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5">– </text:span>Хорошо, пусть это будет моей фантазией. А ты правда принимаешь меня?</text:p>
      <text:p text:style-name="P3"><text:span text:style-name="T15">– </text:span>Правда. Но…</text:p>
      <text:p text:style-name="P1"><text:span text:style-name="T15">–</text:span> Что?</text:p>
      <text:p text:style-name="P1"><text:span text:style-name="T15">–</text:span> Ты лежишь на мне.</text:p>
      <text:p text:style-name="P1"><text:span text:style-name="T15">–</text:span> Ну да, лежу, <text:span text:style-name="T15">–</text:span> Дэш ехидно улыбнулась и заёрзала животом. <text:span text:style-name="T15">–</text:span> А что?</text:p>
      <text:p text:style-name="P1"><text:span text:style-name="T15">–</text:span> А то, что в таком положении я до тебя не достану! У тебя слишком высоко расположена… <text:span text:style-name="T1">эм-м</text:span>… анатомия.</text:p>
      <text:p text:style-name="P1"><text:span text:style-name="T15">–</text:span> Потерпи чуть-чуть, <text:span text:style-name="T15">–</text:span> пегаска хихикнула и снова заёрзала животом, прижав его ко мне. <text:span text:style-name="T15">–</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5">–</text:span> Дэш, <text:span text:style-name="T15">–</text:span> прошептал я, <text:span text:style-name="T15">–</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5">–</text:span> Я чувствую тебя, <text:span text:style-name="T15">–</text:span> промурлыкала Дэш. <text:span text:style-name="T15">–</text:span> Видишь, это совсем не страшно, что я кобыла не твоего вида.</text:p>
      <text:p text:style-name="P1">Я начал почёсывать её шею у основания гривы.</text:p>
      <text:p text:style-name="P1"><text:span text:style-name="T15">–</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5">–</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5">–</text:span> <text:span text:style-name="T1">Да-а-а</text:span>. <text:span text:style-name="T15">–</text:span> <text:span text:style-name="T1">т</text:span>яжело дышала пегаска. <text:span text:style-name="T15">–</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5">–</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5">–</text:span> Чтобы поднять в воздух вес своего тела и ещё примерно такой же… <text:span text:style-name="T15">–</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5">–</text:span> А как вы удерживаетесь на облаках? Ведь вы при этом не машете крыльями? <text:span text:style-name="T1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5">–</text:span> <text:span text:style-name="T1">Анон</text:span>, не издевайся, <text:span text:style-name="T15">–</text:span> пегаска нервно хихикнула и вдруг стала нежно, кончиками губ, жевать мочку моего уха. <text:span text:style-name="T15">–</text:span> Я не-мо-гу думать в та-ком… <text:span text:style-name="T1">м-м-м…</text:span> состоянии.</text:p>
      <text:p text:style-name="P1"><text:span text:style-name="T15">–</text:span> Дэш, <text:span text:style-name="T15">–</text:span> рассмеялся я, <text:span text:style-name="T15">–</text:span> отпусти ухо!</text:p>
      <text:p text:style-name="P1"><text:span text:style-name="T15">–</text:span> Отпускаю, <text:span text:style-name="T15">–</text:span> шепнула пегаска мне в ухо. <text:span text:style-name="T15">–</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pan text:style-name="T33">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3">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3">Нехватка погодных пегасов: Вондерболты перешли к круглосуточной вахте</text:span>». «<text:span text:style-name="T33">Общественные работы: распоряжением принцессы Луны работы по строительству мостов через провалы расширены и на субботу</text:span>». «<text:span text:style-name="T33">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3">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5">–</text:span> Про меня таки забыли. Отлично.</text:p>
      <text:p text:style-name="P53"><text:span text:style-name="T15">–</text:span> Не уверена. <text:span text:style-name="T15">–</text:span> <text:s/>пегаска почесала затылок. <text:span text:style-name="T15">–</text:span> Там на столбах повсюду висят объявления. За твою голову предлагают пятьдесят тысяч.</text:p>
      <text:p text:style-name="P53"><text:span text:style-name="T15">–</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5">– </text:span>Твайлайт, привет! Мы вернулись! <text:span text:style-name="T15">–</text:span> я широко улыбнулся и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5">– К</text:span>АКОГО ХУЯ?!! Твайлайт, ёб твою понимать, ты чё творишь? <text:span text:style-name="T15">– </text:span>я вцепился в ручку двери.</text:p>
      <text:p text:style-name="P53"><text:span text:style-name="T15">– </text:span>Твайли, ты чего? <text:span text:style-name="T15">– </text:span>брыкалась Дэш. <text:span text:style-name="T15">– </text:span>Немедленно опусти меня на пол!</text:p>
      <text:p text:style-name="P53"><text:span text:style-name="T15">– </text:span>Извини, Дэши. <text:span text:style-name="T15">– </text:span>скороговоркой бормотала лавандовая единорожка, нервно хихикая. <text:span text:style-name="T15">–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oft-page-break/><text:span text:style-name="T15">– </text:span>А-А-А-А-А-А!!! <text:span text:style-name="T15">–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5">– </text:span>Не беспокойся, Анон-с-вероятностью-пятьдесят-процентов, больно не будет. Не должно быть, во всяком случае. <text:span text:style-name="T15">– </text:span>суетилась единорожка, закрепляя мои руки и ноги в браслетах. <text:span text:style-name="T15">–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5">– Н</text:span>е пытайся. <text:span text:style-name="T15">– </text:span>единорожка покачала головой. <text:span text:style-name="T15">–</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5">–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5">– </text:span>Нет-нет-нет, куда же ты! <text:span text:style-name="T15">– </text:span>магическая аура подхватила меня на полпути к ступенькам. <text:span text:style-name="T15">–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5">– </text:span>Твайлайт, не смей! <text:span text:style-name="T15">– </text:span>хриплым от ужаса голосом прошептал я. <text:span text:style-name="T15">– </text:span>Я тебе потом сниться буду!</text:p>
      <text:p text:style-name="P53"><text:span text:style-name="T15">–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5">–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5">– О</text:span>у! <text:span text:style-name="T69">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pan text:style-name="T15">– </text:span>Хрен-то тебе зачем? <text:span text:style-name="T15">– </text:span>с бессильной злостью спросил я. <text:span text:style-name="T15">– </text:span><text:span text:style-name="T69">Т</text:span>ы собираешься устроить филиал порнхаба для пони-извращенцев?</text:p>
      <text:p text:style-name="P53"><text:span text:style-name="T15">–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5">–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5">– </text:span>А если попроще?</text:p>
      <text:p text:style-name="P53"><text:soft-page-break/><text:span text:style-name="T15">– </text:span>Если ты — клон, то превратишься в исходные десять-пятнадцать килограммов песка. Как и все предыдущие. <text:span text:style-name="T15">– </text:span>единорожка указала на ящик с песком, стоящий у противопожарного щита.<text:span text:style-name="T15">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5">– </text:span>Стой! <text:span text:style-name="T15">– </text:span>я лихорадочно искал повод затянуть процесс. <text:span text:style-name="T15">– </text:span>Но ты же не знаешь, каковы могут быть последствия, если я НЕ клон!</text:p>
      <text:p text:style-name="P53"><text:span text:style-name="T15">–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5">–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5">–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5">–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5">–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5">– </text:span>Никогда, слышишь, никогда больше не смей подымать меня…</text:p>
      <text:p text:style-name="P53"><text:span text:style-name="T15">– </text:span>Откуда я знала, что резонансное заклинание так среагирует на…</text:p>
      <text:p text:style-name="P53"><text:span text:style-name="T15">– А</text:span>нон? <text:span text:style-name="T15">– </text:span>пегаска заметила, что я открыл глаза. <text:span text:style-name="T15">– </text:span>Ты в порядке?</text:p>
      <text:p text:style-name="P53">Я издал нечто среднее между брачным рёвом лося и стоном умирающего слона.</text:p>
      <text:p text:style-name="P53"><text:span text:style-name="T15">– </text:span>Я не предполагала, что заклинание магического резонанса нейтрально реагирует только на истинную ткань НАШЕЙ реальности. <text:span text:style-name="T15">– </text:span>зачастила единорожка. <text:span text:style-name="T15">–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oft-page-break/><text:span text:style-name="T15">– </text:span>Но не магнетрон. <text:span text:style-name="T15">– </text:span>заметила Дэш. <text:span text:style-name="T15">–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15">–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15">– Н</text:span>е умничай, сахарок! Шо ты имеешь ввиду под «крупной энергомагической вспышкой»? <text:span text:style-name="T15">– </text:span>почесала в затылке Эпплджек. <text:span text:style-name="T15">– </text:span>Нам хватит ведра воды, чтоб её потушить?</text:p>
      <text:p text:style-name="P53"><text:span text:style-name="T15">–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5">– </text:span>Конски яблоки! <text:span text:style-name="T15">– </text:span>выругалась Эпплджек. <text:span text:style-name="T15">–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5">– </text:span>Ты хорошо подумала? <text:span text:style-name="T15">– в</text:span>торила ей Рэйнбоу Дэш. <text:span text:style-name="T15">– </text:span>В Эквестрии десятки таких городов, как Понивилль! Мы не можем махнуть на них крылом!</text:p>
      <text:p text:style-name="P53"><text:span text:style-name="T15">– </text:span>Тебе-то на Понивилль точно махать! <text:span text:style-name="T15">– </text:span>огрызнулась фермерша. <text:span text:style-name="T15">– Т</text:span>вой дом, поди, не зацепит.</text:p>
      <text:p text:style-name="P53"><text:span text:style-name="T15">– </text:span>Что ты сказала? А ну, повтори? <text:span text:style-name="T15">– </text:span>взвилась пегаска.</text:p>
      <text:p text:style-name="P53"><text:span text:style-name="T15">– </text:span>Не ссорьтесь, девчёнки. <text:span text:style-name="T15">– </text:span>встрял я. <text:span text:style-name="T15">– </text:span>Ничем рисковать не придётся. У меня есть другой вариант. Я ещё в Фетлоке о нём вспомнил.</text:p>
      <text:p text:style-name="P53"><text:span text:style-name="T15">– </text:span>Ась?</text:p>
      <text:p text:style-name="P53"><text:span text:style-name="T15">– </text:span>Что?</text:p>
      <text:p text:style-name="P53"><text:span text:style-name="T15">– </text:span>Какой? <text:span text:style-name="T15">– </text:span>разом <text:span text:style-name="T15">о</text:span>бернулась ко мне компания.</text:p>
      <text:p text:style-name="P53"><text:span text:style-name="T15">– </text:span>Элементы Гармонии. Ты говорила, <text:span text:style-name="T15">– </text:span>обратился я к Твайлайт, <text:span text:style-name="T15">– </text:span>что их сила на одном уровне с аликорньей.</text:p>
      <text:p text:style-name="P53"><text:span text:style-name="T15">–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5">– Л</text:span>ягать! <text:span text:style-name="T15">– </text:span>сморщилась Эпплджек. <text:span text:style-name="T15">– </text:span>У меня после ожерелья Честности в башке гудит, шо после маковского сидра!</text:p>
      <text:p text:style-name="P53"><text:span text:style-name="T15">–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oft-page-break/><text:span text:style-name="T15">– </text:span>Рэр, иногда лучше жевать, чем говорить. Вот честно!</text:p>
      <text:p text:style-name="P53"><text:span text:style-name="T15">– </text:span>Как пожелаешь! Анон, <text:span text:style-name="T15">– </text:span>повернулась ко мне единорожка. <text:span text:style-name="T15">–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5">– </text:span>Они лежали в нагрудном кармане рубашки.</text:p>
      <text:p text:style-name="P53">Твайлайт отвлеклась от доски.</text:p>
      <text:p text:style-name="P53"><text:span text:style-name="T15">–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5">– </text:span>Вот, прибрался малёхо. Но с потолка сажу ещё не успел счистить, там стремянка нужна.</text:p>
      <text:p text:style-name="P53"><text:span text:style-name="T15">– </text:span>Спайки-Вайки, не выкидывай одежду, пожалуйста. В ней должны быть рубины.</text:p>
      <text:p text:style-name="P53"><text:span text:style-name="T15">– </text:span>Какие ещё рубины? <text:span text:style-name="T15">– </text:span>переспросил Спайк и зажевал быстрее.</text:p>
      <text:p text:style-name="P53"><text:span text:style-name="T15">–</text:span> Резонаторные! <text:span text:style-name="T15">–</text:span> холодея, ответил я. <text:span text:style-name="T15">– </text:span>В кармане рубашки должны лежать четыре кристалла.</text:p>
      <text:p text:style-name="P53"><text:span text:style-name="T15">– Э</text:span>м-м. Так это были резонаторные рубины? Предупреждать надо! Я думал, это мусор. <text:span text:style-name="T15">– </text:span>дракончик пожал плечами и выплюнул на лапу полтора камешка.</text:p>
      <text:p text:style-name="P25"/>
      <text:p text:style-name="P53">…</text:p>
      <text:p text:style-name="P53"/>
      <text:p text:style-name="P53"><text:span text:style-name="T15">–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5">– К</text:span>акой-то неправильный у Нон-нона смех! <text:span text:style-name="T15">– </text:span>голос Пинки был еле слышен из-под наваленных на меня подушек. <text:span text:style-name="T15">–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5">– Н</text:span>он-нон? Ты сейчас правильный, или нет?</text:p>
      <text:p text:style-name="P53"><text:span text:style-name="T15">– А</text:span>нон, ты как? Тебе уже лучше? <text:span text:style-name="T15">– </text:span>в прямоугольнике появилась голова Рэйнбоу Дэш.</text:p>
      <text:p text:style-name="P53"><text:span text:style-name="T15">– </text:span>Фигурально выражаясь, ты в себе? <text:span text:style-name="T15">– </text:span>вклинилась между ними Твайлайт Спаркл.</text:p>
      <text:p text:style-name="P53"><text:span text:style-name="T15">– </text:span>Столько ругательств на одном дыхании я не слышала даже от бабули, когда она зацепилась за порог и перевернула поднос с пирогами! <text:span text:style-name="T15">–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5">– </text:span>Отпустите. Я уже правильный. <text:span text:style-name="T15">–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5">– </text:span>Не огорчайся, ситуацию можно выправить. <text:span text:style-name="T15">– з</text:span>атараторила Твайлайт. <text:span text:style-name="T15">–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5">– </text:span>Ага, Твай по «жучкам» специалист! <text:span text:style-name="T15">– з</text:span>аявил Спайк из-за понячих крупов. <text:span text:style-name="T15">– </text:span>Иначе бы мы по уши завязли в долгах за электричество.</text:p>
      <text:p text:style-name="P53"><text:span text:style-name="T15">– </text:span>Спайк!!! Немедленно… <text:s/>сбегай к Кейкам за выпечкой! Нам всем нужно успокоиться.</text:p>
      <text:p text:style-name="P53"><text:span text:style-name="T15">– </text:span>Уже бегу!</text:p>
      <text:p text:style-name="P53"/>
      <text:p text:style-name="P54">***</text:p>
      <text:p text:style-name="P53"><text:soft-page-break/></text:p>
      <text:p text:style-name="P53">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5">– </text:span>Ты точно знаешь, шо делаешь? <text:span text:style-name="T15">– </text:span>переспросила Эпплджек. <text:span text:style-name="T15">– </text:span>Мне бы не хотелось, чтоб от Понивилля остались одни головешки.</text:p>
      <text:p text:style-name="P53"><text:span text:style-name="T15">– </text:span>Не беспокойся, всё просчитано. Я уверена, я подчёркиваю, я абсолютно уверена в безопасности эксперимента!</text:p>
      <text:p text:style-name="P53"><text:span text:style-name="T15">– </text:span>Ой, шо-то мне нехорошо становится, когда ты так говоришь…</text:p>
      <text:p text:style-name="P53"><text:span text:style-name="T15">– </text:span>Девочки,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5">–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text:span text:style-name="T1">Большое Откровение</text:span></text:h>
      <text:p text:style-name="P39"/>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71">магическая </text:span><text:span text:style-name="T10">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3"><text:soft-page-break/></text:p>
      <text:p text:style-name="P53">Я тяну ручку двери на верхней площадке. Сильный сквозняк чуть не сбивает меня с ног: ветер задувает в<text:span text:style-name="T69"> </text:span>покои Луны<text:span text:style-name="T69"> </text:span>через открытые балконные двери<text:span text:style-name="T69">.</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5">– </text:span>А-а-а, ты всё-таки пришёл… <text:span text:style-name="T15">–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5">–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5">–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5">–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5">–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5">–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15">– </text:span>Сожалеем, что не можем убить тебя.</text:p>
      <text:p text:style-name="P53">Обернувшись я встречаюсь с рогом аликорницы, нацеленным мне в грудь.</text:p>
      <text:p text:style-name="P53"><text:span text:style-name="T15">–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5">–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5">–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5">– </text:span>Кимеринн погиб, чтобы ты жил.</text:p>
      <text:p text:style-name="P53">Шаг назад.</text:p>
      <text:p text:style-name="P53"><text:span text:style-name="T15">– </text:span>Сел осталась без магии и развоплотилась из-за тебя.</text:p>
      <text:p text:style-name="P53"><text:soft-page-break/>Шаг назад.</text:p>
      <text:p text:style-name="P53"><text:span text:style-name="T15">– </text:span>Столько надежд впустую.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9">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Я ВИЖУ!!! ПРОКЛЯТЬЕ, КАК ВСЁ ПРОСТО!!!</text:p>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3"><text:span text:style-name="T15">– </text:span>Ты ведь вернёшься в Эквестрию? Не говори им, что увидел там! <text:span text:style-name="T15">–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15">– </text:span>Как тебя зовут, малышка? Я постараюсь найти тебя. Может быть, ещё не поздно.</text:p>
      <text:p text:style-name="P53">Пегаска приветственно машет копытом.</text:p>
      <text:p text:style-name="P25"><text:span text:style-name="T46">– </text:span><text:span text:style-name="T36">Шейла! Шейла Блюскай! И я уже не малышка! </text:span><text:span text:style-name="T46">– </text:span><text:span text:style-name="T36">она тычет в кьютимарку в виде ластика, стирающего тучу.</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7"><text:soft-page-break/></text:p>
      <text:p text:style-name="P54">***</text:p>
      <text:p text:style-name="P54"/>
      <text:p text:style-name="P1"><text:span text:style-name="T15">–</text:span> А<text:span text:style-name="T1">нон? </text:span>Вставай! <text:span text:style-name="T15">–</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5">–</text:span> Твайлайт? <text:span text:style-name="T15">–</text:span> Взгляд сфокусировался на лавандовой единорожке, озабоченно осматривающей меня и продолжающей массаж области сердца.</text:p>
      <text:p text:style-name="P1"><text:span text:style-name="T15">–</text:span> Мне не понравился цвет твоей мордочки <text:span text:style-name="T40">— </text:span><text:span text:style-name="T1">т</text:span>ы стал слишком бледный. Я решила прервать <text:span text:style-name="T1">заклинание</text:span>. Как ты себя…</text:p>
      <text:p text:style-name="P1"><text:span text:style-name="T49">–</text:span><text:span text:style-name="T40"> …чувствуешь, дорогая Рэрити?! Я могу чем-нибудь помочь? Вот, выпей воды! </text:span><text:span text:style-name="T49">–</text:span><text:span text:style-name="T40">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5">– </text:span>Ну шо? Увидел шо-нибудь, сахарок?</text:p>
      <text:p text:style-name="P53">Пони уставились на меня с надеждой.</text:p>
      <text:p text:style-name="P53"><text:span text:style-name="T15">– </text:span>Да.</text:p>
      <text:p text:style-name="P53">Откровение давило на психику как тонна кирпичей. Я не знал, что им сказать. Я не мог.</text:p>
      <text:p text:style-name="P53"><text:span text:style-name="T15">– П</text:span>ревосходно!</text:p>
      <text:p text:style-name="P53"><text:span text:style-name="T15">– </text:span>Это просто супер-дупер-здоровски-потрясно!</text:p>
      <text:p text:style-name="P53"><text:span text:style-name="T15">– </text:span>Йей!</text:p>
      <text:p text:style-name="P53"><text:span text:style-name="T15">– </text:span>Ю-ху!</text:p>
      <text:p text:style-name="P53"><text:span text:style-name="T15">– О</text:span>фигенно! Мы победили! Анон, ты молодец!</text:p>
      <text:p text:style-name="P53"><text:span text:style-name="T15">– </text:span>Замечательно! Секундочку, я приготовлю дневник…</text:p>
      <text:p text:style-name="P53">Восторг пони постепенно сменился ожиданием. Я молчал.</text:p>
      <text:p text:style-name="P53"><text:span text:style-name="T15">– </text:span>Эм-м? И что же ты увидел? <text:span text:style-name="T15">– </text:span>не выдержала Твайлайт.</text:p>
      <text:p text:style-name="P53"><text:span text:style-name="T15">– </text:span>Я… не могу сказать этого.</text:p>
      <text:p text:style-name="P53">Ожидание сменилось недоумением. Рэйнбоу Дэш насмешливо скривила губы.</text:p>
      <text:p text:style-name="P53"><text:span text:style-name="T15">– </text:span>Да ладно! Кончай прикалываться, Анон, мы же ждём! Шутка зачлась!</text:p>
      <text:p text:style-name="P53"><text:span text:style-name="T15">– </text:span>Не могу!!!</text:p>
      <text:p text:style-name="P53"/>
      <text:p text:style-name="P53">…</text:p>
      <text:p text:style-name="P53"/>
      <text:p text:style-name="P53">Молчание прервала Эпплджек.</text:p>
      <text:p text:style-name="P53"><text:span text:style-name="T15">– </text:span>Сахарок, с тобой всё в порядке?</text:p>
      <text:p text:style-name="P53">Дэш подошла ко мне вплотную, обняла меня за шею и прижалась нос к носу.</text:p>
      <text:p text:style-name="P53"><text:span text:style-name="T15">– Анон</text:span>, ты чего? <text:span text:style-name="T15">– </text:span>прошептала она. <text:span text:style-name="T15">– </text:span>Тебя во сне кто-то заколдовал? Мигни мне правым глазом, если да.</text:p>
      <text:p text:style-name="P53">Я высвободился из объятий пегаски.</text:p>
      <text:p text:style-name="P53"><text:span text:style-name="T15">– </text:span>Со мной всё в порядке. <text:span text:style-name="T15">– </text:span>объявил я. <text:span text:style-name="T15">– </text:span>Не в порядке с вами. Я не могу сказать вам, что увидел, потому что боюсь. За вас. Не вините меня, пожалуйста, мне и так плохо.</text:p>
      <text:p text:style-name="P53"><text:soft-page-break/>Тишина сменилась гулом голосов. Пони вполголоса обсуждали ситуацию, посматривая на меня и почёсывая в затылках.</text:p>
      <text:p text:style-name="P53"><text:span text:style-name="T15">– </text:span>Конски яблоки! Вот это поворот! А мне так хотелось узнать, шо за нечисть тут орудует!</text:p>
      <text:p text:style-name="P53"><text:span text:style-name="T15">–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5">–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5">– </text:span>Рэр, отвали!</text:p>
      <text:p text:style-name="P53"><text:span text:style-name="T15">– </text:span>Оу, какие страсти! Ладно-ладно, не сердись, дорогая, не мешаю!</text:p>
      <text:p text:style-name="P53"><text:span text:style-name="T15">–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5">–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5">– </text:span>Стойте!</text:p>
      <text:p text:style-name="P53">Твайлайт подняла вверх копыто, призывая к тишине. Потом откуда-то из дальнего шкафа к ней приплыла “Основы заклятий<text:span text:style-name="T15">” Стар Свирла. </text:span>Единорожка нацепила очки и принялась перелистывать книгу, бормоча под нос названия глав.</text:p>
      <text:p text:style-name="P53"><text:span text:style-name="T15">– </text:span>Ага, вот! Нашла! Анон прав! В «Заклинании Последнего Шанса» есть такое! <text:span text:style-name="T15">– </text:span>единорожка принялась зачитывать отрывок.</text:p>
      <text:p text:style-name="P53">…</text:p>
      <text:p text:style-name="P53">«<text:span text:style-name="T17">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6">и </text:span><text:span text:style-name="T17">слишком громко думать. И сообщить способ спасения — означает его разрушить.</text:span>»</text:p>
      <text:p text:style-name="P53">…</text:p>
      <text:p text:style-name="P53"><text:span text:style-name="T15">– </text:span>Ты хочешь сказать, если Анон нам сообщит, в чём причина всей этой фигни, мы не сможем её исправить? <text:span text:style-name="T15">– </text:span>Дэш повернулась ко мне. <text:span text:style-name="T15">–</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5">–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5">– </text:span>Предположим, в коробке заперт кот. <text:span text:style-name="T15">– н</text:span>арисованный кот упирался лапами в крышку коробки, явно пытаясь выбраться.</text:p>
      <text:p text:style-name="P53"><text:span text:style-name="T15">– </text:span><text:span text:style-name="T69">Допустим, кот бессмертен. Также допустим, что кот з</text:span>аколдован<text:span text:style-name="T69"> </text:span>отложенным <text:span text:style-name="T69">заклятие</text:span>м<text:span text:style-name="T69"> Стирания, которое сработает, если кто-то откроет ящик</text:span>. <text:span text:style-name="T69">То есть, п</text:span>ри открытии<text:span text:style-name="T69"> ящик</text:span>а<text:span text:style-name="T69"> кот исчезнет из </text:span>бытия<text:span text:style-name="T69"> </text:span>— его нет, и никогда не было.</text:p>
      <text:p text:style-name="P53"><text:span text:style-name="T15">– </text:span>Бедный котик. <text:span text:style-name="T15">– </text:span>прошептала Флаттершай.</text:p>
      <text:p text:style-name="P53">Я насторожился, услышав знакомое заклинание.</text:p>
      <text:p text:style-name="P53"><text:span text:style-name="T15">– </text:span>Стой! Откуда тебе известно про заклинание Стирания?</text:p>
      <text:p text:style-name="P53"><text:span text:style-name="T15">–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5">Магическо</text:span>м<text:span text:style-name="T15"> </text:span>В<text:span text:style-name="T15">естник</text:span>е», а профессор Шротингер построил на её базе свой мысленный эксперимент.</text:p>
      <text:p text:style-name="P53"><text:span text:style-name="T15">– </text:span>Гм. Ну ладно, продолжай.</text:p>
      <text:p text:style-name="P53"><text:soft-page-break/><text:span text:style-name="T15">– </text:span>Так вот, по условию эксперимента известно, что вероятность того, что кто-то откроет ящик, ненулевая.</text:p>
      <text:p text:style-name="P53"><text:span text:style-name="T15">– </text:span>И что это означает, дорогая? <text:span text:style-name="T15">– </text:span>спросила Рэрити.</text:p>
      <text:p text:style-name="P53"><text:span text:style-name="T15">– </text:span>Это значит, что кто-нибудь когда-нибудь обязательно откроет его.</text:p>
      <text:p text:style-name="P53"><text:span text:style-name="T15">– </text:span>У меня щас башка лопнет! <text:span text:style-name="T15">– </text:span>пожаловалась Дэш. <text:span text:style-name="T15">– </text:span>Так всё-таки, когда этот грёбаный ящик откроют?</text:p>
      <text:p text:style-name="P53"><text:span text:style-name="T15">–</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5">–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5">–</text:span> То есть, ты хошь сказать, шо мы все — навроде этого кота, а Анон боится открыть ящик? Шоб мы не исчезли окончательно?</text:p>
      <text:p text:style-name="P53"><text:span text:style-name="T15">–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5">–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5">– </text:span>Лягать! <text:span text:style-name="T15">– </text:span>выругалась Дэш. <text:span text:style-name="T15">– </text:span>Значит, наши усилия по доставке резонаторов пошли лесом.</text:p>
      <text:p text:style-name="P53"><text:span text:style-name="T15">–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5">– </text:span>Тихо! Спайк, будь добр, сбегай к Кейкам за выпечкой. Нам надо успокоиться. Анон, хоть про Селестию ты нам можешь рассказать?</text:p>
      <text:p text:style-name="P53"><text:span text:style-name="T15">– </text:span>Могу. <text:span text:style-name="T15">– </text:span>пожал плечами я. <text:span text:style-name="T15">– </text:span>Она в моём мире. Но не спрашивайте меня, как её вернуть — я не знаю.</text:p>
      <text:p text:style-name="P53"><text:span text:style-name="T15">– А </text:span>как ты узнал… <text:span text:style-name="T15">– </text:span>начала было единорожка, но её перебил напряжённый голос Спайка.</text:p>
      <text:p text:style-name="P53"><text:span text:style-name="T15">– </text:span>Твай! <text:span text:style-name="T15">– </text:span>дракончик стоял в дверях спиной к нам. <text:span text:style-name="T15">–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text:soft-page-break/>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5">–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5">– </text:span>Не так быстро, Рэйнбоу Дэш! <text:span text:style-name="T15">– </text:span>ледяным голосом Луны можно было нарезать воду кубиками для мартини. <text:span text:style-name="T15">– </text:span>Нам есть о чём поговорить с приматом!</text:p>
      <text:p text:style-name="P53">Мы с пегаской застыли в синем левитационном поле и поплыли к Луне.</text:p>
      <text:p text:style-name="P53"><text:span text:style-name="T15">–</text:span> Нет-нет-нет, постойте! <text:span text:style-name="T15">–</text:span> заявила вдруг Твайлайт. <text:span text:style-name="T15">–</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5">–</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5">–</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5">–</text:span> ДОВОЛЬНО! НАМ НАДОЕЛА ЭТА НЕПОКОРНОСТЬ! ПОЗНАЙ ГНЕВ ПРИНЦЕССЫ НОЧИ!!!</text:p>
      <text:p text:style-name="P53"><text:span text:style-name="T15">–</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5">–</text:span> Ай, бля! <text:span text:style-name="T15">–</text:span> в последний момент чей-то луч отрикошетил от магического поля и впился мне в лодыжку. Нога моментально онемела.</text:p>
      <text:p text:style-name="P53"><text:span text:style-name="T15">–</text:span> Не волнуйся, это парализующий луч. Твай таким махалась с Трикси. Пройдёт через полчаса. <text:span text:style-name="T15">–</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5">– </text:span>Не вынуждай Нас идти на крайние меры! <text:span text:style-name="T15">– </text:span>отдувалась Луна. <text:span text:style-name="T15">–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oft-page-break/><text:span text:style-name="T15">– В</text:span>есьма прискорбно, Ваше Высочество, но вынуждена отказать! <text:span text:style-name="T15">– </text:span>переводила дыхание Твайлайт.<text:span text:style-name="T15"> –</text:span> Исключительно по субординационным причинам! Приказ Её Дневного Высочества имеет более высокий приоритет над Вашим!</text:p>
      <text:p text:style-name="P53"><text:span text:style-name="T15">– </text:span>Тогда найди Нам это твоё Дневное Высочество! <text:span text:style-name="T15">– </text:span>взвыла Луна. <text:span text:style-name="T15">– </text:span>В отсутствие Дневной Главы Диархии все дела ведёт Ночная!!!</text:p>
      <text:p text:style-name="P53"><text:span text:style-name="T15">–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5">– </text:span>Дискордова бюрократия! <text:span text:style-name="T15">– </text:span>буркнула аликорница. <text:span text:style-name="T15">–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5">– О</text:span>хренеть! <text:span text:style-name="T15">– </text:span>чертыхнулся Спайк. <text:span text:style-name="T15">– </text:span><text:s/>Твай, она создаёт сферу стихий!</text:p>
      <text:p text:style-name="P53"><text:span text:style-name="T15">– </text:span>Вижу! <text:span text:style-name="T15">– </text:span>донёсся голос единорожки из-под потолка. <text:span text:style-name="T15">– </text:span>Задействую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pan text:style-name="T15">– </text:span>Эм-м, это что-то новенькое, я такого заклинания вообще не знаю. <text:span text:style-name="T15">– </text:span>почесал в затылке Спайк. <text:span text:style-name="T15">–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5">– </text:span>Погоди. У меня есть вариант получше.</text:p>
      <text:p text:style-name="P53">Я вылез из-под шкафа и попрыгал на одной ноге в центр зала.</text:p>
      <text:p text:style-name="P53"><text:span text:style-name="T15">– </text:span>Стойте! Прекратите! Да остановитесь же!!!</text:p>
      <text:p text:style-name="P53">Аликорница и шестёрка уставились на меня.</text:p>
      <text:p text:style-name="P53"><text:span text:style-name="T15">–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5">– </text:span>Ты так говоришь, как будто непричастен к исчезновению Сестры! <text:span text:style-name="T15">– </text:span>к Луне вернулась властная интонация, но фиолетовый шар перестал расти. <text:span text:style-name="T15">– </text:span>Мы не верим тебе! Если попробуешь обмануть Нас и скрыться, даже Тартар покажется тебе курортом!</text:p>
      <text:p text:style-name="P53"><text:span text:style-name="T15">–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5">– </text:span>Как ты её назвал? <text:span text:style-name="T15">– </text:span>отвалилась челюсть у аликорницы.</text:p>
      <text:p text:style-name="P53"><text:span text:style-name="T15">– </text:span>Эм-м, мне неудобно вмешиваться, но вынуждена вас перебить. <text:span text:style-name="T15">– </text:span>встряла Твайлайт. <text:span text:style-name="T15">– </text:span>Это было экспериментальное заклинание. Локальная заморозка времени. Я, эм-м, не предусмотрела возможности его отмены…</text:p>
      <text:p text:style-name="P53"><text:span text:style-name="T15">– </text:span>Что? <text:span text:style-name="T15">–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text:soft-page-break/>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5">–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5">– </text:span>Что тут случилось? Почему все висят в воздухе? И всё вот это?</text:p>
      <text:p text:style-name="P53">Голос Спайка откуда-то из подвала ответил:</text:p>
      <text:p text:style-name="P53"><text:span text:style-name="T15">– </text:span>Потому что Твайлайт остановила время. В радиусе девяти метров, как мне кажется. Или десяти.</text:p>
      <text:p text:style-name="P53"><text:span text:style-name="T15">– </text:span>В двенадцати с половиной. <text:span text:style-name="T15">– </text:span>донёсся голос Твайлайт сверху. <text:span text:style-name="T15">–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5">– Н</text:span>Е ВЗДУМАЙ СЧИТАТЬ СЕБЯ ПОБЕДИТЕЛЬНИЦЕЙ! <text:span text:style-name="T15">– </text:span>загремело у меня в мозгу, в обоих сознаниях сразу. <text:span text:style-name="T15">–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5">–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5">–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pan text:style-name="T15">–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5">–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5">–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5">– </text:span>Эм-м, я вам подхожу?</text:p>
      <text:p text:style-name="P53"><text:span text:style-name="T15">– </text:span>КТО ТЫ? ПРЕДСТАВЬСЯ!</text:p>
      <text:p text:style-name="P53"><text:span text:style-name="T15">– </text:span>Эм-м, Лира Хартстрингс, единорог. Я не то, чтобы маг, моя специализация — музыка…</text:p>
      <text:p text:style-name="P53"><text:span text:style-name="T15">– </text:span>ГОДИТСЯ! ТЫ ВИДИШЬ ТОЧКУ СИНГУЛЯРНОСТИ?</text:p>
      <text:p text:style-name="P53"><text:span text:style-name="T15">– </text:span>Эм-м?</text:p>
      <text:p text:style-name="P53">Голос Спайка пояснил:</text:p>
      <text:p text:style-name="P53"><text:soft-page-break/><text:span text:style-name="T15">– </text:span>Вон та яркая искорка над лестницей, у которой вся картинка искривляется.</text:p>
      <text:p text:style-name="P53"><text:span text:style-name="T15">– </text:span>Да! Вижу.</text:p>
      <text:p text:style-name="P53"><text:span text:style-name="T15">– </text:span>ТЕПЕРЬ ЛЕВИТИРУЙ ПРИМАТА В ТОЧКУ СИНГУЛЯРНОСТИ.</text:p>
      <text:p text:style-name="P53"><text:span text:style-name="T15">– </text:span>Чего-о-о?!! <text:span text:style-name="T15">– </text:span>возопило моё малое сознание.</text:p>
      <text:p text:style-name="P53"><text:span text:style-name="T15">– </text:span>Эм-м… Зачем?</text:p>
      <text:p text:style-name="P53"><text:span text:style-name="T15">–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5"> </text:span>НЕ ВОЛНУЙСЯ, ДВУНОГИЙ, ТЕБЕ ЭТО НЕ ПОВРЕДИТ.</text:p>
      <text:p text:style-name="P53"><text:span text:style-name="T15">– </text:span>Вы даёте слово, что человеку не будет причинён вред? <text:span text:style-name="T15">– </text:span>голос Лиры обрёл непривычную твёрдость.</text:p>
      <text:p text:style-name="P53"><text:span text:style-name="T15">– </text:span>КАК ТЫ СМЕЕШЬ СОМНЕВАТЬСЯ В НАС, СВОЕЙ ПРИНЦЕССЕ?</text:p>
      <text:p text:style-name="P53"><text:span text:style-name="T15">– Я </text:span>не сомневаюсь в вас, Ваше Высочество… Потому и требую слова!</text:p>
      <text:p text:style-name="P53"><text:span text:style-name="T15">–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5">– </text:span>Ну, блядь, спасибо! <text:span text:style-name="T15">– </text:span>подумал я.</text:p>
      <text:p text:style-name="P53"><text:span text:style-name="T15">–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5">–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5">– </text:span>Проклятье! Тебе только Кэйдэнс осталось обрыгать для полной коллекции! <text:span text:style-name="T15">–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5">– </text:span>Так шта не так уж сильно мы и погудели с братюней на прошлый Канун горящего очага! <text:span text:style-name="T15">– </text:span>пробормотала Эпплджек, схватившись за голову. <text:span text:style-name="T15">–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5">– </text:span>Итак, Мы ждём <text:span text:style-name="T15">– а</text:span>ликорница смотрела на меня выжидающе. <text:span text:style-name="T15">–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text:soft-page-break/>Я кивнул ей примирительно.</text:p>
      <text:p text:style-name="P53"><text:span text:style-name="T15">–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5">– </text:span>Давай по-порядку. <text:span text:style-name="T15">– о</text:span>становила меня Луна. <text:span text:style-name="T15">–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5">–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5">– Ч</text:span>то? Остатки магии? <text:span text:style-name="T15">–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5">– </text:span>Мы проследили её сновидение до магической вспышки. <text:span text:style-name="T15">– п</text:span>одтвердила Луна. Её взгляд сверлил меня, улавливая малейшие изменения мимики. <text:span text:style-name="T15">–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5">– </text:span>Теперь ты понимаешь, почему Мы виним тебя в развоплощении сестры?</text:p>
      <text:p text:style-name="P53"><text:span text:style-name="T15">– </text:span>Да. Но послушай… Я не могу рассказать всё. <text:span text:style-name="T15">– </text:span>осторожно, как по горячим углям, начал я. <text:span text:style-name="T15">– </text:span>Это может натворить большую беду.</text:p>
      <text:p text:style-name="P53">Луна пристально взглянула на меня и понимающе склонила голову.</text:p>
      <text:p text:style-name="P53"><text:span text:style-name="T15">– </text:span>Мы знаем, иногда так бывает. Продолжай.</text:p>
      <text:p text:style-name="P53"><text:span text:style-name="T15">–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5">– </text:span>Да, помним.</text:p>
      <text:p text:style-name="P53"><text:span text:style-name="T15">–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5">–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5">–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5">–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text:soft-page-break/>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5">– </text:span>Ты что-то недоговариваешь. <text:span text:style-name="T15">– </text:span>шепнула Луна почти ласково. <text:span text:style-name="T15">–</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5">– …</text:span>а <text:span text:style-name="T15">М</text:span>арк Ботвиний-младший упоминал в «Энциклопедии Арканум» о древнем божестве К<text:span text:style-name="T15">'</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5">– </text:span>Достаточно, Твайлайт. <text:span text:style-name="T15">– </text:span>остановила единорожку Луна. <text:span text:style-name="T15">–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5">–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5">– </text:span>Да, это может сработать. <text:span text:style-name="T15">– </text:span>кивнула Луна. <text:span text:style-name="T15">– </text:span>Если только у Нас с Дискордом хватит сил его открыть. В прошлый раз основную тяжесть по формированию коридора взяла на себя Сел.</text:p>
      <text:p text:style-name="P53"><text:span text:style-name="T15">– </text:span>Разумеется, я помогу вам! <text:span text:style-name="T15">– </text:span>воскликнула Твайлайт с энтузиазмом. <text:span text:style-name="T15">– </text:span>У меня же есть опыт, хоть и не очень удачный.</text:p>
      <text:p text:style-name="P53">Луна сморщила нос при этих словах, но всё же кивнула.</text:p>
      <text:p text:style-name="P53"><text:span text:style-name="T15">–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5">– </text:span>Я приглашу их. Они не откажутся.</text:p>
      <text:p text:style-name="P53"><text:span text:style-name="T15">– </text:span>Что ж, ещё одной проблемой меньше. Теперь нужно решить, как найти Сел. Кто-то должен отправиться за ней.</text:p>
      <text:p text:style-name="P53"><text:span text:style-name="T15">– </text:span>Это, разумеется, буду я. <text:span text:style-name="T15">– п</text:span>ожал плечами я. <text:span text:style-name="T15">– Р</text:span>азумная пони там и шагу не сделает без того, чтобы не попасть в лабораторию к учёным или военным.</text:p>
      <text:p text:style-name="P53"><text:span text:style-name="T15">– </text:span>А если…</text:p>
      <text:p text:style-name="P53"><text:span text:style-name="T15">– </text:span>А если она прикинется неразумной, <text:span text:style-name="T15">– </text:span>предвосхитил я вопрос единорожки, <text:span text:style-name="T15">–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5">– </text:span>Остаётся ещё одна проблема. <text:span text:style-name="T15">– </text:span>тихо сказала тёмная аликорница. <text:span text:style-name="T15">–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3"><text:span text:style-name="T15">– </text:span>Я попробую подыскать подходящие заклинания для работы с флорой. <text:span text:style-name="T15">– </text:span>загорелась научным рвением Твайлайт. <text:span text:style-name="T15">– </text:span>Помнится, в «Природе проклятий» был раздел, посвящённый зебринским ритуалам плодородия.</text:p>
      <text:p text:style-name="P53"><text:soft-page-break/>Единорожка вернулась в библиотеку. Некоторое время мы с Луной молча слушали звуки засыпающего Понивилля.</text:p>
      <text:p text:style-name="P53"><text:span text:style-name="T15">– </text:span>Почему ты так опасаешься гибели Селестии? <text:span text:style-name="T15">– </text:span>наконец спросил я аликорницу. <text:span text:style-name="T15">– </text:span>Ведь вы бессмертны. Рано или поздно твоя сестра вернётся к тебе, как ты вернулась к ней через тысячу лет заточения.</text:p>
      <text:p text:style-name="P53"><text:span text:style-name="T15">– </text:span>Ха! <text:span text:style-name="T15">– </text:span>с горечью отозвалась Луна. <text:span text:style-name="T15">–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5">–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5">–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5">– </text:span>Почему же ты не смогла найти меня с его помощью?</text:p>
      <text:p text:style-name="P53">Аликорница смутилась.</text:p>
      <text:p text:style-name="P53"><text:span text:style-name="T15">–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5">– </text:span>Да уж, успех тотальный. <text:span text:style-name="T15">– </text:span>скептически отозвался я, прислушиваясь к звукам уборки. <text:span text:style-name="T15">– </text:span>Я бы и сам к тебе заявился с результатами эксперимента, дай ты мне пару дней времени.</text:p>
      <text:p text:style-name="P53"><text:span text:style-name="T15">– </text:span>Как бы то ни было, <text:span text:style-name="T15">– </text:span>поджала губы Луна, <text:span text:style-name="T15">– </text:span>мы пришли к сотрудничеству. Надеюсь, оно будет плодотворным. Более плодотворным, чем было у тебя с Сел.</text:p>
      <text:p text:style-name="P53">Я присмотрелся к ночной принцессе с подозрением. Что она знает о нас с Сел?</text:p>
      <text:p text:style-name="P53"><text:span text:style-name="T15">– </text:span>У нас было достаточно плодотворное сотрудничество. <text:span text:style-name="T15">– </text:span>осторожно начал я. <text:span text:style-name="T15">– </text:span>Хотя основную часть работы сделал я, Дэш и Твайлайт.</text:p>
      <text:p text:style-name="P53"><text:span text:style-name="T15">– </text:span>Неудивительно! <text:span text:style-name="T15">– </text:span>фыркнула Луна. <text:span text:style-name="T15">– </text:span>в<text:span text:style-name="T15"> </text:span>этом — вся Сел. Сестра, в отличие от Нас, всегда норовит спихнуть тяжёлую задачу на кого-нибудь другого!</text:p>
      <text:p text:style-name="P53"><text:span text:style-name="T15">– </text:span>А также совместить приятное с полезным. <text:span text:style-name="T15">– </text:span>не удержался я от подколки.</text:p>
      <text:p text:style-name="P48">Луна бросила на меня тяжёлый взгляд.</text:p>
      <text:p text:style-name="P51"><text:span text:style-name="T21">–</text:span> Вот это вряд ли! Сел охладела к сексу ещё до Нашей ссылки. И, насколько Нам известно, за время Нашего отсутствия её предпочтения в <text:span text:style-name="T15"><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20">–</text:span> Тогда зачем она..?</text:p>
      <text:p text:style-name="P48"><text:span text:style-name="T20">–</text:span> Дала тебе? <text:span text:style-name="T20">–</text:span> цинично завершила мой вопрос Луна. <text:span text:style-name="T20">–</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text:soft-page-break/>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21">–</text:span> А другие? Они тоже… давали мне потому, что считали меня последним шансом?</text:p>
      <text:p text:style-name="P51">У аликорницы отвалилась челюсть.</text:p>
      <text:p text:style-name="P51"><text:span text:style-name="T21">–</text:span> Другие? Кто ещё?<text:span text:style-name="T15"> </text:span>С кем ещё у тебя были… отношения?</text:p>
      <text:p text:style-name="P48"><text:span text:style-name="T20">–</text:span> С Рэйнбоу Дэш <text:span text:style-name="T20">–</text:span> ответил я несчастным голосом. <text:span text:style-name="T20">–</text:span> И, может быть, с Пинки.</text:p>
      <text:p text:style-name="P48"><text:span text:style-name="T20">–</text:span> А ты живчик. <text:span text:style-name="T20">–</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8"><text:span text:style-name="T20">– Что?!! – с недоверием воскликнула Луна. – Сестра никогда не умела лечить. И сейчас не умеет </text:span><text:span text:style-name="T67">—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20">– О небо! Теперь Мы понимаем, почему она так ослабела! Как это в стиле Сестры </text:span><text:span text:style-name="T67">—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20">– Заместительная терапия </text:span><text:span text:style-name="T67">—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20">–</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20">– </text:span><text:span text:style-name="T6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5">– Анон</text:span>, ты в порядке? <text:span text:style-name="T15">– </text:span>на балкон заглянула Дэш. <text:span text:style-name="T15">–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 Уныние отступило.</text:p>
      <text:p text:style-name="P53"><text:span text:style-name="T15">– </text:span>Спасибо, Дэш. Ты настоящий друг.</text:p>
      <text:p text:style-name="P53"><text:soft-page-break/><text:span text:style-name="T15">– </text:span>Сначала нам нужно вернуться в Кантерлот. <text:span text:style-name="T15">– п</text:span>рервала нас Луна. <text:span text:style-name="T15">– </text:span>Помимо подготовки к рейду, Нам нужно создать компас. И провести Гранд Галопинг Гала.</text:p>
      <text:p text:style-name="P53">Я удивлённо воззрился на аликорницу.</text:p>
      <text:p text:style-name="P53"><text:span text:style-name="T15">– </text:span>Если отменить праздник, начнутся волнения. <text:span text:style-name="T15">– </text:span>ответила Луна на мой не заданный вопрос. <text:span text:style-name="T15">–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66" text:outline-level="2"><text:span text:style-name="T1">22</text:span>. <text:span text:style-name="T1">Лучший</text:span> Гранд Галопин<text:span text:style-name="T1">г</text:span> Гала <text:span text:style-name="T1">в истории</text:span></text:h>
      <text:p text:style-name="P78"/>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5">– </text:span>Да шо ж такое творится-то! Ни в жисть не поверю, чтоб в Кантерлоте пустые дома были! <text:span text:style-name="T15">– </text:span>заявила Эпплджек. <text:span text:style-name="T15">–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pan text:style-name="T15">– </text:span>Какая жалость, что это всё из-за вампирского мира! <text:span text:style-name="T15">– </text:span>пробормотала Рэрити. <text:span text:style-name="T15">–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5">– Анон</text:span>, ты тут? <text:span text:style-name="T15">–</text:span>Дэш просунула нос в дверь, не дожидаясь отклика. <text:span text:style-name="T15">– </text:span>Ага, вот ты где! Я с тобой!</text:p>
      <text:p text:style-name="P53">Она швырнула перемётные сумки мне на постель и пошла к выходу.</text:p>
      <text:p text:style-name="P53"><text:span text:style-name="T15">– </text:span>Ну, чего застрял? Пошли скорее, а то на хавчик опоздаем! <text:span text:style-name="T15">–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5">– </text:span>Располагайтесь. <text:span text:style-name="T15">–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5">–</text:span> всхлипула Дэш.</text:p>
      <text:p text:style-name="P53"><text:span text:style-name="T15">– </text:span>Ну что же вы? Присаживайтесь. <text:span text:style-name="T15">– </text:span>вновь пригласила Луна. <text:span text:style-name="T15">–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5">одной</text:span> подушки. </text:p>
      <text:p text:style-name="P53"><text:soft-page-break/><text:span text:style-name="T15">– </text:span>Мы узнали у шеф-повара Сестры о твоих кулинарных предпочтениях. <text:span text:style-name="T15">– у</text:span>лыбнулась мне Луна. <text:span text:style-name="T15">– </text:span>Не в обиду, но ты первый примат-митарианец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5">–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text:soft-page-break/>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Странно и непривычно было видеть принцессу ночи сконфуженной.</text:p>
      <text:p text:style-name="P53"><text:soft-page-break/>–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15">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Я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text:soft-page-break/>– Так это ж здорово! Я люблю,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text:soft-page-break/>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3">– Сел - Сел… Ну почему ты такая… – пробормотал я сквозь слёзы.</text:p>
      <text:p text:style-name="P53"/>
      <text:p text:style-name="P54">***</text:p>
      <text:p text:style-name="P78"/>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text:soft-page-break/>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text:p>
      <text:p text:style-name="P53">– Наша принцесса! Наше солнце!</text:p>
      <text:p text:style-name="P53">– Она вернётся!</text:p>
      <text:p text:style-name="P53"><text:soft-page-break/>– А то! Я всем говорил! Мне никто не верил! Никто!!!</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text:p>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76">д</text:span>ЕсЬ БЫл <text:span text:style-name="T77">д</text:span>ИскОр<text:span text:style-name="T75">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В саду прозвенел гонг. Музыка умолкла и в наступившей тишине звонкий голосок объявил в потрескивающий микрофон:</text:p>
      <text:p text:style-name="P145">– Драсьте-драсьте-драсьте! Продолжаем Гала-рейв состязанием небесных колесниц! <text:span text:style-name="T97">В состязаниях участвуют лучшие стрит-рейсеры страны!</text:span> Заезды совершаются вокруг дворца, вдоль крепостной стены по правилам Гран-при «Небеса Эквестрии»! <text:span text:style-name="T96">Напоминаю, победитель должен показать лучшее время круга, или же, по стрит-рейсерской традиции, быть провозвестником апокалипсиса!</text:span></text:p>
      <text:p text:style-name="P145"><text:soft-page-break/>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любезнейше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146">И вот <text:span text:style-name="T130">ты</text:span> снова поднима<text:span text:style-name="T130">ешься</text:span> в покои солнечной аликорницы. За прошедшие недели тело <text:span text:style-name="T130">твоё</text:span> укрепилось в странствиях, а дух — в мозготрахах, периодически устраиваемых <text:span text:style-name="T130">тебе</text:span> <text:span text:style-name="T131">чокнутыми </text:span><text:soft-page-break/>карамельными лошадками. <text:span text:style-name="T131">Так держать, Анон! Скоро ты станешь таким же чокнутым и тебя перестанут терзать страсти по аликорнице.</text:span></text:p>
      <text:p text:style-name="P146">Перепрыгивая через две ступеньки я <text:span text:style-name="T130">достиг</text:span> вершин<text:span text:style-name="T130">ы</text:span>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text:span text:style-name="T133">е</text:span>е <text:span text:style-name="T133">время</text:span> на нём никто не спал. Ни складочки, ни вмятинки, ни волоска, ни пылинки.</text:p>
      <text:p text:style-name="P53">Я окинул взглядом комнату. Взор упал на гардероб у стенки.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text:span text:style-name="T132">кружевные комбинации,</text:span>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8"></text:span><text:span text:style-name="T79"> сидел, прислонившись к стенке. Оранжевая лампочка по прежнему горела на налоб</text:span><text:span text:style-name="T80">ном щитке</text:span><text:span text:style-name="T79">.</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text:span text:style-name="T134">С</text:span>елестию во время переплетения сознаний, когда перед<text:span text:style-name="T134">о</text:span> <text:span text:style-name="T134">мной</text:span>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147">Оправившись от потрясения, я рассмотрел детали. Потёртости, царапины, сколы выдавали активное использование лат в прошлом. <text:span text:style-name="T134">Шлем коринфского типа был весь покрыт мелкими выщербинами, в районе скулы виднелась длинная глубокая царапина. </text:span>В ложбинках многочисленных соединений и сгибов <text:span text:style-name="T135">гиппоторакса </text:span>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text:soft-page-break/>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text:span text:style-name="T92">штурвал</text:span> управления по центру панели, над ней уровень спарк-заряда, решётка радио левее, педаль колёсного тормоза внизу, кнопка включения фонарей справа. Как там? <text:span text:style-name="T92">Штурвал</text:span> на себя?</text:p>
      <text:p text:style-name="P53"><text:span text:style-name="T93">Штурвал</text:span> заклинило. Блядь!!!</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text:span text:style-name="T93">штурвал</text:span>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text:span text:style-name="T104">четыреста</text:span>. Я обернулся назад и охренел окончательно.</text:p>
      <text:p text:style-name="P53">Замок.</text:p>
      <text:p text:style-name="P53">Блядь,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Блядь…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text:soft-page-break/>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span text:style-name="T81">Зафиксирована опасная ситуация. Сознание пациента </text:span><text:span text:style-name="T82">&lt;</text:span><text:span text:style-name="T81">Селестия</text:span><text:span text:style-name="T82">&gt;</text:span><text:span text:style-name="T81"> не регистрируется. Активируется протокол экстренной эвакуации пациента </text:span><text:span text:style-name="T82">&lt;</text:span><text:span text:style-name="T81">Селестия</text:span><text:span text:style-name="T82">&gt;</text:span><text:span text:style-name="T81"> к супервизору </text:span><text:span text:style-name="T82">&lt;</text:span><text:span text:style-name="T81">Луна</text:span><text:span text:style-name="T82">&gt;</text:span><text:span text:style-name="T81">.</text:span></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БЛЯ!!!</text:p>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text:span text:style-name="T89">колесницу</text:span>,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143"><text:span text:style-name="T90">«Робокорн», как я успел назвать про себя медицинский экзоскелет Селестии, был на редкость <text:s/>молчаливым летуном. </text:span>Перепонки, натянутые между поддерживающими крылья спицами, делали устройство похожим на огромную летучую мышь. И <text:span text:style-name="T91">если бы не моё вмешательство,</text:span> эта «мышь» <text:span text:style-name="T91">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span></text:p>
      <text:p text:style-name="P150">Красота! <text:span text:style-name="T99">Эта железка управлялась наклонами штурвала! У меня всё под контролем! Я покачал штурвалом и робокорн в ответ синхронно качнул перепончатыми крыльями.</text:span> <text:span text:style-name="T98">В</text:span>осхитительное упоение управляемым полётом <text:span text:style-name="T98">завладело мною</text:span>. Забыв об опасности, я <text:span text:style-name="T95">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text:span><text:soft-page-break/><text:span text:style-name="T95">отчаянно скрипела, но послушно вписывалась в повороты. К чёрту всё, ради таких моментов и стоит жить!!!</text:span></text:p>
      <text:p text:style-name="P151"><text:span text:style-name="T99">Когда последний чек-поинт был пройден, на главном табло мигнула и исчезла цифра «</text:span><text:span text:style-name="T34">7.76</text:span><text:span text:style-name="T99">», сменившись на «</text:span><text:span text:style-name="T34">7.72</text:span><text:span text:style-name="T99">».</text:span></text:p>
      <text:p text:style-name="P151">Можно ставить галочку на исполнившейся мечте стать пилотом! Что там следующее на очереди? Альпинизм?</text:p>
      <text:p text:style-name="P144"><text:span text:style-name="T94">Сделав полный круг вокруг парка, мы вышли на финишную прямую, в конце которой нас приветливо встречали двери центрального холла дворца</text:span>.</text:p>
      <text:p text:style-name="P148">Б<text:span text:style-name="T100">ЛЯДЬ</text:span>!!!</text:p>
      <text:p text:style-name="P148"><text:span text:style-name="T94">Какая тупица закрыла двери?</text:span></text:p>
      <text:p text:style-name="P149">Я попытался отвернуть. <text:span text:style-name="T101">Я попытался затормозить. Хер там! Р</text:span>обокорну, похоже, стало совсем невтерпёж. <text:span text:style-name="T99">Он перестал реагировать на штурвал и ускорился.</text:span></text:p>
      <text:p text:style-name="P152">У тебя всё под контролем, Анон?!! <text:span text:style-name="T105">Блядь!</text:span></text:p>
      <text:p text:style-name="P143">Мне оставалось только <text:span text:style-name="T99">выровняться и повторять траекторию робокорна, чтобы не допустить переворачивания колесницы</text:span>. Ветер свистел у меня в ушах, унося прочь остатки чувства реальности.</text:p>
      <text:p text:style-name="P53">…</text:p>
      <text:p text:style-name="P53">– Сим вручаем Мы приз победителю сто двенадцатых гонок «Небеса Эквестрии», Дрэгстеру Кингу! И скорее <text:span text:style-name="T102">провозвестник</text:span> апокалипсиса сойдёт в Эквестрию, чем Мы откажемся от продолжения бала! Веселиться всем!</text:p>
      <text:p text:style-name="P53"><text:span text:style-name="T103">Робокорн</text:span> протаранил высоченные двери холла. «Королева Лорен» прыгала на трёх колёсах, высекая из мрамора искры голой осью. <text:span text:style-name="T103">Перед нами кувыркалась выбитая створка дверей. </text:span>Проскакав к трону мимо толпы огорошенных пони, <text:span text:style-name="T106">робокорн</text:span> сел на пол у ног Луны и стих. Лампочка на его «голове» вновь зажглась оранжевым.</text:p>
      <text:p text:style-name="P53">…</text:p>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text:span text:style-name="T103">Потом он перевёл взгляд на табло с новым рекордом круга. </text:span>Веко его <text:span text:style-name="T103">начало д</text:span>ёрг<text:span text:style-name="T103">аться</text:span>.</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1"/>
      <text:p text:style-name="P53"><text:soft-page-break/>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5">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33">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text:soft-page-break/>–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text:soft-page-break/>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5">,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33">СВЕТОЧЕМ</text:span>».</text:p>
      <text:p text:style-name="P53">–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Придётся действовать по твоему плану. У нас нет времени.</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0">***</text:p>
      <text:p text:style-name="P39"><text:soft-page-break/></text:p>
      <text:p text:style-name="P48"><text:span text:style-name="T67">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7">—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3"/>
      <text:p text:style-name="P53">…</text:p>
      <text:p text:style-name="P53"/>
      <text:p text:style-name="P1"><text:span text:style-name="T46">–</text:span><text:span text:style-name="T36"> Ну хорошо, а кто вами правит? Аликорн? Драконикус? Какой-нибудь человек с рогом во лбу? Или у вас нет правителя?</text:span></text:p>
      <text:p text:style-name="P34"><text:span text:style-name="T15">–</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9">трид</text:span><text:span text:style-name="T1">цать лет, если его сменят через </text:span><text:span text:style-name="T69">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text:soft-page-break/>–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1"><text:span text:style-name="T15">~~~ </text:span>Человек Анонимус <text:span text:style-name="T129">Терранский </text:span><text:span text:style-name="T15">~~~</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29"><text:soft-page-break/>26.07.2143 А.С.</text:p>
      <text:p text:style-name="P53"/>
      <text:h text:style-name="Heading_20_2" text:outline-level="2">24. Навсегда. И всегда.</text:h>
      <text:p text:style-name="P124"/>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text:span text:style-name="T136">а</text:span>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три и более частей.</text:p>
      <text:p text:style-name="P48">Дэш почесала в затылке.</text:p>
      <text:p text:style-name="P48">– Ты хочешь сказать — вжарь я посильнее, и «Громовержец» рассыпался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text:soft-page-break/>–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Рэйнбоу Дэш впечатляет. Но если бы Мы могли всё предусмотреть — тут был бы совсем <text:s/>другой мир.</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text:span text:style-name="T109">ведя</text:span> Наши оставшиеся две центурии в последний бой.</text:p>
      <text:p text:style-name="P48">Аликорница <text:span text:style-name="T108">легонько </text:span>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text:soft-page-break/></text:p>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8">Пегаска задумалась.</text:p>
      <text:p text:style-name="P48">– Нет уж, фигушки! Так я тебе надоем быстро. У меня есть идея получше! <text:span text:style-name="T110">Я буду тобой гордиться! </text:span>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text:span text:style-name="T107">ь</text:span>. <text:span text:style-name="T107">Жаль, я раньше не подумала, столько офигенских возможностей пропало</text:span>…</text:p>
      <text:p text:style-name="P48">Я подыграл пегаске.</text:p>
      <text:p text:style-name="P48">– Это тебе Твайлайт сказала? Есть такое заклинание, «переплетение сознаний». Я — против. Честно говоря, не очень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6"/>
      <text:p text:style-name="P49">***</text:p>
      <text:p text:style-name="P26"/>
      <text:p text:style-name="P36"><text:span text:style-name="T1">«Королева Лорен» жалобно потрескивала, опираясь </text:span><text:span text:style-name="T69">задней осью </text:span><text:span text:style-name="T1">на табуретку. Я прилаживал ей новое колесо взамен <text:s/>утраченного. </text:span><text:span text:style-name="T69">Ещ</text:span><text:span text:style-name="T1">ё</text:span><text:span text:style-name="T69"> </text:span><text:span text:style-name="T1">немного, и будет как новенькая! В дворцовом гараже среди кучи хлама таки нашлось лопнувшее колесо, которое </text:span><text:span text:style-name="T69">мне удалось</text:span><text:span text:style-name="T1"> починить — о</text:span><text:span text:style-name="T69">бучение у</text:span><text:span text:style-name="T1"> Норфа не </text:span><text:span text:style-name="T69">прошло</text:span><text:span text:style-name="T1"> даром. Закрепив диск на оси, я крутанул его что есть силы. Спицы слились в размытое пятно, искря </text:span><text:soft-page-break/><text:span text:style-name="T1">солнечными бликами. Красота! Осталось покрыть лаком царапины </text:span><text:span text:style-name="T69">на </text:span><text:span text:style-name="T1">корпус</text:span><text:span text:style-name="T69">е</text:span><text:span text:style-name="T1">, полученные при таране крыши сарая </text:span><text:span text:style-name="T13">и дверей дворцового холла</text:span><text:span text:style-name="T1">,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text:span text:style-name="T111">спарк-генератора</text:span>, я сжал <text:span text:style-name="T111">штурвал</text:span>.</text:p>
      <text:p text:style-name="P48"><text:span text:style-name="T112">Сердце стало биться быстрее. </text:span>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9">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9">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156"><text:span text:style-name="T113">Пегаска отвернулась. </text:span>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text:span text:style-name="T88">к</text:span>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text:span text:style-name="T114">последний</text:span> Гранд Галопин Гала.</text:p>
      <text:p text:style-name="P48">Я выкатил «Королеву Лорен» обратно во двор и протянул пегаске <text:span text:style-name="T114">хомут</text:span>.</text:p>
      <text:p text:style-name="P48"/>
      <text:p text:style-name="P48">…</text:p>
      <text:p text:style-name="P48"/>
      <text:p text:style-name="P48">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8"><text:soft-page-break/>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8">Спокойно, Анон, <text:span text:style-name="T115">всё под контролем</text:span>.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text:span text:style-name="T116">штурвал</text:span> и приготовился к крутому пике.</text:p>
      <text:p text:style-name="P15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text:span text:style-name="T116">Возьми себе на заметку, Анон: для небесных колесниц облака — такая же твердь, как и для пегасов.</text:span></text:p>
      <text:p text:style-name="P158">Пик «Громовержца» остался позади. Мы мчались по бескрайней гряде молочно-белого небесного покрывала навстречу солнцу. <text:span text:style-name="T117">Химеры замков, о</text:span>блачные мосты и тоннели провожали нас курящимся следом. <text:span text:style-name="T128">Призрачные парусники уступали нам дорогу.</text:span></text:p>
      <text:p text:style-name="P158">Казалось, силуэт пегаски на фоне золотого шара испускает радужное сияние. <text:span text:style-name="T118">Время остановилось, в</text:span><text:span text:style-name="T69">о всём мире остались только м</text:span>ы<text:span text:style-name="T69"> двое. </text:span><text:span text:style-name="T72">Ч</text:span><text:span text:style-name="T69">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text:span text:style-name="T119">навстречу солнцу</text:span>.</text:p>
      <text:p text:style-name="P91"/>
      <text:p text:style-name="P48">И <text:span text:style-name="T120">прежде чем я успел что-либо осмыслить, из </text:span>дальнего закутка моей души <text:span text:style-name="T145">вырвался ответ</text:span>.</text:p>
      <text:p text:style-name="P91"/>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1"/>
      <text:p text:style-name="P51"><text:span text:style-name="T143">Я сжал веки в попытке удержать слёзы. </text:span>Картинка у меня перед глазами <text:span text:style-name="T120">потеряла чёткость</text:span>. На миг <text:span text:style-name="T143">мне показалось, что освещённая солнцем</text:span> <text:span text:style-name="T145">туча</text:span> <text:span text:style-name="T144">неподалёку превратилась в </text:span>поле с ромашками. <text:span text:style-name="T144">Сотканная из облака </text:span>пегаска летела навстречу бегущему по полю человеку, и когда они встретились…</text:p>
      <text:p text:style-name="P48">Я помотал головой, разгоняя глюки. <text:span text:style-name="T143">Видение превратилось в беспорядочные клубы тумана.</text:span> <text:span text:style-name="T121">Наверное, эффект кислородного голодания на большой высоте.</text:span>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8">Я вцепился в <text:span text:style-name="T122">штурвал</text:span>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text:soft-page-break/>работает только когда её шасси обращено к земле. <text:span text:style-name="T122">Сейчас же Дэш тянула на себе весь вес «Королевы Лорен» плюс мой впридачу.</text:span></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text:span text:style-name="T123">Дэш</text:span>, чтобы она поворачивала, но, казалось, та меня не слышала.</text:p>
      <text:p text:style-name="P48"><text:span text:style-name="T125">Прозрачная к</text:span>апля упала мне на щеку. Потом вторая, третья.</text:p>
      <text:p text:style-name="P48">Откуда дождь? Мы же над облаками? Я попробовал <text:span text:style-name="T124">влагу</text:span> на вкус.</text:p>
      <text:p text:style-name="P48">Солёная.</text:p>
      <text:p text:style-name="P48"><text:span text:style-name="T123">Проклятье</text:span>! Я хотел избежать этого.</text:p>
      <text:p text:style-name="P48">Дэш заложила широкую дугу и, наконец-то, выровнялась, повернув обратно к «Громовержцу». Обратный путь мы прошли быстро, <text:span text:style-name="T126">Дэш</text:span> летела в три раза быстрее, чем бежала <text:span text:style-name="T127">по облакам</text:span>.</text:p>
      <text:p text:style-name="P159">Отцепив <text:span text:style-name="T125">пегаску</text:span> <text:span text:style-name="T125">от «Королевы Лорен»</text:span>,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text:span text:style-name="T125">Я покачал головой.</text:span></text:p>
      <text:p text:style-name="P53"/>
      <text:h text:style-name="Heading_20_2" text:outline-level="2">25. Осколки</text:h>
      <text:p text:style-name="P53"/>
      <text:p text:style-name="P53">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3">Дирижабль миновал полосу воды и поравнялся с замком. Как по команде, дождь из лиан прекратился.</text:p>
      <text:p text:style-name="P53">– Похоже, мы выиграли этот бой. – тихо сказала Луна. – Нам стоило использовать «Конкордию» и в первый раз.</text:p>
      <text:p text:style-name="P53">– Напомнить тебе о режиме секретности, который ты тогда установила, или сама вспомнишь? – язвительно отозвался Дискорд.</text:p>
      <text:p text:style-name="P53"><text:soft-page-break/>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3">«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39"/>
      <text:p text:style-name="P53">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53"/>
      <text:p text:style-name="P53">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3">– Бросайте якорь. – отвечает Луна.</text:p>
      <text:p text:style-name="P53">Адский скрежет раздаётся с края «Громовержца». В болото летит кусок скалы размером с пару железнодорожных вокзалов. <text:span text:style-name="T22">«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3"/>
      <text:p text:style-name="P53">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text:p>
      <text:p text:style-name="P53">«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3">Луна отдаёт короткую команду в интерком и наперерез падающим фигуркам с «Конкордии» пикирует звено Вондерболтов.</text:p>
      <text:p text:style-name="P53">– <text:span text:style-name="T33">ПОНИ! ВЫ ЗАЕБАЛИ!!! ДАДИТЕ ВЫ МНЕ СПАТЬ КОГДА-НИБУДЬ, ИЛЬ НЕТ?!! КЛЯНУСЬ СВОИМ ХВОСТОМ, Я НАУЧУ ВАС УВАЖАТЬ МОЙ СОН, ИЛЬ Я НЕ АГАМЕМНОН!</text:span></text:p>
      <text:p text:style-name="P53"><text:soft-page-break/>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3">– Берегись!!!</text:p>
      <text:p text:style-name="P53">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3"/>
      <text:p text:style-name="P40">~~~~~</text:p>
      <text:p text:style-name="P40"/>
      <text:p text:style-name="P53">…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3">Я принимаю вертикальное положение. Вокруг меня осыпавшиеся замшелые стены без крыши и… Дэш.</text:p>
      <text:p text:style-name="P53">–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 – Ты не в курсе, куда я приземлилась? Ты уже был тут.</text:p>
      <text:p text:style-name="P53">Я качаю головой.</text:p>
      <text:p text:style-name="P53">– Я видел только маленькую часть замка Сестёр. И то, на бегу. Но ты ведь можешь подняться над замком и разведать путь?</text:p>
      <text:p text:style-name="P53">Пегаска чешет копытом в затылке.</text:p>
      <text:p text:style-name="P53">– Могу, конечно. Но пока я спускалась, меня трижды чуть не сбили.</text:p>
      <text:p text:style-name="P53">Над развалинами выстреливает пландерсид, целясь в пролетающего Вондерболта.</text:p>
      <text:p text:style-name="P53">–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3">Я сажусь на обломок колонны.</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5">&lt;</text:span><text:span text:style-name="T28">Описать нарастание депрессивных мыслей от описанных случая к случаю</text:span><text:span text:style-name="T15">&gt;</text:span></text:p>
      <text:p text:style-name="P53">– Макс? – пегаска трясёт меня копытом. – Ты же у нас Проводник? Выбирай направление.</text:p>
      <text:p text:style-name="P53">Ну да, на работу флюгером я ещё гожусь, «Громовержец» от выбора направления нам на голову не свалится. Наверное.</text:p>
      <text:p text:style-name="P53">Я тыкаю на ближайший коридор.</text:p>
      <text:p text:style-name="P53">– Идём туда. Один хрен, они все одинаковые. Рано или поздно выйдем в знакомое место.</text:p>
      <text:p text:style-name="P53">– Верняк! – пегаска салютует. – Веди, Проводник!</text:p>
      <text:p text:style-name="P53"/>
      <text:p text:style-name="P53">…</text:p>
      <text:p text:style-name="P53"/>
      <text:p text:style-name="P53"><text:soft-page-break/>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 Нет. И это показывает, насколько я уверена в победе.</text:p>
      <text:p text:style-name="P1"><text:span text:style-name="T4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 Послушай, не называй меня проводником. Это уже не смешно!</text:p>
      <text:p text:style-name="P53">Пегаска смотрит на меня вишнёвыми глазами.</text:p>
      <text:p text:style-name="P53">– А я и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oft-page-break/><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Метёл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8">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5">!</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0">~~~~~</text:p>
      <text:p text:style-name="P18"/>
      <text:p text:style-name="P92"><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3"/>
      <text:p text:style-name="P94">Кажется, я уже это встречал раньше! Не помню только, где и когда.</text:p>
      <text:p text:style-name="P93"><text:soft-page-break/></text:p>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5">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6</text:span>. <text:span text:style-name="T1">Терра</text:span></text:h>
      <text:h text:style-name="P163" text:outline-level="3">Воскресение</text:h>
      <text:p text:style-name="P48">&lt;<text:span text:style-name="T83">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6">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8">–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8"/>
      <text:p text:style-name="P49">***</text:p>
      <text:p text:style-name="P48"><text:soft-page-break/></text:p>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8">— феерия эмоций наполняла меня во время пребывания в ярком нескладном мире, что остался позади. </text:span><text:span text:style-name="T41">Я тогда как будто вынырнул из трясины и начал дышать, ощущая каждой своей клеточкой полную гамму чувств и оттенков жизни. Но у</text:span><text:span text:style-name="T38">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6">Невозможно поверить, но два месяца<text:span text:style-name="T22">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161">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 <text:span text:style-name="T30">Я</text:span><text:span text:style-name="T31"> с удивлением вспоминал того унылого задрота, каким был ещё пару месяцев назад. На месте Селестии </text:span><text:span text:style-name="T32">я</text:span><text:span text:style-name="T31"> сам не смог бы полюбить такого даже под угрозой смертной кары! Бедная Сел! </text:span></text:p>
      <text:p text:style-name="P161">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Бля! Я так и знал!</text:p>
      <text:p text:style-name="P56">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text:soft-page-break/>–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что-то осталось. – пробурчал он.</text:p>
      <text:p text:style-name="P56">–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Я тяжко вздохнул.</text:p>
      <text:p text:style-name="P36">– Я там работал семь лет. До прошлой пятницы. – ответил я на вопрошающий взгляд. – Думал, вырвался из этого омута навсегда. Ошибался, как видишь.</text:p>
      <text:p text:style-name="P36"/>
      <text:p text:style-name="P36">…</text:p>
      <text:p text:style-name="P36"/>
      <text:p text:style-name="P48">Бип-бип-бип!</text:p>
      <text:p text:style-name="P53">– Анон? – голос в трубке не смог скрыть радостного изумления. –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text:soft-page-break/>– Договорились.</text:p>
      <text:p text:style-name="P53">Бип-бип-бип!</text:p>
      <text:p text:style-name="P53"/>
      <text:h text:style-name="Heading_20_3" text:outline-level="3">Понедельник</text:h>
      <text:p text:style-name="P53">&lt;<text:span text:style-name="T83">Michael Jackson — Get out of my mind</text:span>&gt;</text:p>
      <text:p text:style-name="P1">Административная консоль приветственно мигнула зелёным шрифтом. Я поправил микрофон.</text:p>
      <text:p text:style-name="P1"><text:span text:style-name="T40">– </text:span>Привет, Нэш. Это Анон.</text:p>
      <text:p text:style-name="P1"><text:span text:style-name="T4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87">…</text:p>
      <text:p text:style-name="P87">…</text:p>
      <text:p text:style-name="P87">Конфликт с узлом 5</text:p>
      <text:p text:style-name="P87">…</text:p>
      <text:p text:style-name="P87">…</text:p>
      <text:p text:style-name="P87">Конфликт с узлом 12</text:p>
      <text:p text:style-name="P87">…</text:p>
      <text:p text:style-name="P87">Конфликт с узлом 15</text:p>
      <text:p text:style-name="P87">…</text:p>
      <text:p text:style-name="P87">Конфликт с узлом 17</text:p>
      <text:p text:style-name="P87">…</text:p>
      <text:p text:style-name="P87">...</text:p>
      <text:p text:style-name="P85">Решение.</text:p>
      <text:p text:style-name="P85">…</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9">кликнул по ним правой кнопкой </text:span><text:span text:style-name="T1">мыши</text:span><text:span text:style-name="T69"> и </text:span><text:span text:style-name="T1">выбрал</text:span><text:span text:style-name="T69">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text:soft-page-break/>–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6">Сейчас уже нельзя ничего изменить и придётся ему довер</text:span><text:span text:style-name="T37">иться</text:span><text:span text:style-name="T3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text:soft-page-break/>–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7">—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4">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8">— притащите в Эквестрию клона. Не то, чтобы я был против — это будет даже забавно. Но недолго, ха-ха! Недели две, не больше.</text:span><text:span text:style-name="T29">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text:soft-page-break/></text:p>
      <text:h text:style-name="Heading_20_2" text:outline-level="2">2<text:span text:style-name="T1">7</text:span>. <text:span text:style-name="T1">Терра</text:span></text:h>
      <text:h text:style-name="P163" text:outline-level="3">Вторник</text:h>
      <text:p text:style-name="P3">&lt;<text:span text:style-name="T65">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6">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8"><text:span text:style-name="T15">– Пожалуйста, </text:span>Анон<text:span text:style-name="T15">… не называй его так… Дискорд </text:span>— сложный и… эмм, неоднозначный. Но он не злой. Он очень ранимый и болезненный…</text:p>
      <text:p text:style-name="P98">–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8"><text:s/>– Ты его слишком… эмм, упрощаешь. – продолжала Флаттершай. – Вот, взгляни сюда.</text:p>
      <text:p text:style-name="P98">Флаттершай повернула ко мне экран. Мультяшный Дискорд с заплаканными глазами стоял на ледовом катке перед брошенными коньками.</text:p>
      <text:p text:style-name="P98"><text:span text:style-name="T15">– Этот мультик, он… эмм, упрощённый до ужаса. Если честно, я… эмм, не понимаю, как такое может кому-то нравиться. Прямо как сахарная патока. </text:span><text:span text:style-name="T36">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0">– А ты в курсе, что твой Дискорд многократно сжигал Селестию живьём? – выпалил я.</text:p>
      <text:p text:style-name="P110">–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8"><text:span text:style-name="T15">– Это всего лишь твои домыслы. С тем же успехом я могу объяснить это тем, что он </text:span>— злой придурок!</text:p>
      <text:p text:style-name="P110">– Это не мои…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98"><text:soft-page-break/>Флаттершай слабо улыбнулась.</text:p>
      <text:p text:style-name="P110">– Я не сержусь… На Дискорда трудно не злиться… Он так себя ведёт, потому что его это… эмм, забавляет.</text:p>
      <text:p text:style-name="P3"/>
      <text:p text:style-name="Text_20_body">…</text:p>
      <text:p text:style-name="P122"/>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3">– Что ты решил, Анон?</text:p>
      <text:p text:style-name="P93">Я пожал плечами.</text:p>
      <text:p text:style-name="P3">– М<text:span text:style-name="T36">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6">два </text:span>дня. Потом всё наладится.</text:p>
      <text:p text:style-name="P1">– Если только это действительно принцесса. – пробормотала Эпплджек. – И если…</text:p>
      <text:p text:style-name="P92">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text:soft-page-break/>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7">…</text:p>
      <text:p text:style-name="P87">Конфликт с узлом 2</text:p>
      <text:p text:style-name="P87">Конфликт с узлом 3</text:p>
      <text:p text:style-name="P87">…</text:p>
      <text:p text:style-name="P87">Конфликт с узлом 5</text:p>
      <text:p text:style-name="P87">…</text:p>
      <text:p text:style-name="P87">…</text:p>
      <text:p text:style-name="P87">Конфликт с узлом 8</text:p>
      <text:p text:style-name="P87">…</text:p>
      <text:p text:style-name="P87">…</text:p>
      <text:p text:style-name="P87">Конфликт с узлом 12</text:p>
      <text:p text:style-name="P87">Конфликт с узлом 13</text:p>
      <text:p text:style-name="P87">…</text:p>
      <text:p text:style-name="P87">Конфликт с узлом 16</text:p>
      <text:p text:style-name="P87">…</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text:soft-page-break/>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text:soft-page-break/>–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p text:style-name="Text_20_body">&lt;<text:span text:style-name="T83">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4"/>
      <text:p text:style-name="P65">***</text:p>
      <text:p text:style-name="P64"/>
      <text:p text:style-name="P1">…</text:p>
      <text:p text:style-name="P87">Конфликт с узлом 3</text:p>
      <text:p text:style-name="P87">…</text:p>
      <text:p text:style-name="P87">Конфликт с узлом 6</text:p>
      <text:p text:style-name="P87"><text:soft-page-break/>Конфликт с узлом 7</text:p>
      <text:p text:style-name="P87">…</text:p>
      <text:p text:style-name="P87">Конфликт с узлом 9</text:p>
      <text:p text:style-name="P87">…</text:p>
      <text:p text:style-name="P87">…</text:p>
      <text:p text:style-name="P87">Конфликт с узлом 11</text:p>
      <text:p text:style-name="P87">Конфликт с узлом 12</text:p>
      <text:p text:style-name="P87">Конфликт с узлом 13</text:p>
      <text:p text:style-name="P87">…</text:p>
      <text:p text:style-name="P87">…</text:p>
      <text:p text:style-name="P87">Конфликт с узлом 16</text:p>
      <text:p text:style-name="P87">Конфликт с узлом 17</text:p>
      <text:p text:style-name="P86">…</text:p>
      <text:p text:style-name="P86">…</text:p>
      <text:p text:style-name="P86">Рассогласование центра принятия решений. Требуется вмешательство оператора.</text:p>
      <text:p text:style-name="P86">Sending heartbeats to all nodes… Zookeeper failure. Cluster going down in 3 minutes…</text:p>
      <text:p text:style-name="P86">UI module malfunction. UI module stop…</text:p>
      <text:p text:style-name="P86">Nash AI malfunction. Nash AI module stop…</text:p>
      <text:p text:style-name="P86">Cluster going down in 2 minutes…</text:p>
      <text:p text:style-name="P86">Unloading dictionaries… HDFS malfunction</text:p>
      <text:p text:style-name="P86">Classloader malfunction. Classloader stop…</text:p>
      <text:p text:style-name="P86">Cluster going down in 1 minute…</text:p>
      <text:p text:style-name="P86">Kernel panic</text:p>
      <text:p text:style-name="P83"/>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3">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text:soft-page-break/>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text:soft-page-break/>–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4">—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6">…</text:p>
      <text:p text:style-name="P86">…</text:p>
      <text:p text:style-name="P86">Cluster restarting…</text:p>
      <text:p text:style-name="P86">Zookeeper service initiated. Sending heartbeats to all nodes…</text:p>
      <text:p text:style-name="P86">Classloader start…</text:p>
      <text:p text:style-name="P86">Loading dictionaries…</text:p>
      <text:p text:style-name="P86"><text:span text:style-name="T15">Nash </text:span>AI module start…</text:p>
      <text:p text:style-name="P86">Celest AI submodule found… Acquiring…</text:p>
      <text:p text:style-name="P86"><text:soft-page-break/>UI module start…</text:p>
      <text:p text:style-name="P86">…</text:p>
      <text:p text:style-name="P84">Перегрузка кластера завершена успешно. Все узлы синхронизированы с мастер-сервером.</text:p>
      <text:p text:style-name="P83"/>
      <text:p text:style-name="P83">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5">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text:soft-page-break/>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Пока «<text:span text:style-name="T28">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1"/>
      <text:p text:style-name="P50">…</text:p>
      <text:p text:style-name="P50"/>
      <text:p text:style-name="P50">…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text:soft-page-break/>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пихнул Эпплджек себе за спину, выставил вперёд бейсбольную биту и сделал шаг вперёд…</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0">Второй раз мне пришлось отскакивать от осколков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text:soft-page-break/>–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0">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есть сорок минут до закрытия портала.</text:p>
      <text:p text:style-name="P50">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6">—</text:span> что может держать закоренелого обеспеченного холостяка дома, кроме работы? <text:span text:style-name="T3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8">Прихожая встретила нас толстым слоем пыли. Мы тихонько прошли внутрь. Я задержался, запирая дверь. Девушки разбрелись по квартире.</text:p>
      <text:p text:style-name="P100"><text:span text:style-name="T15">– Анон…</text:span><text:span text:style-name="T1"> Тут окно разбито… И верёвка висит. – пискнула Флаттершай из кухни.</text:span></text:p>
      <text:p text:style-name="P97"><text:span text:style-name="T15">– </text:span><text:span text:style-name="T1">Оставь, Флатти, не сейчас! – отмахнулся я.</text:span></text:p>
      <text:p text:style-name="P98">Эпплджек стояла посреди комнаты и оглядывалась.</text:p>
      <text:p text:style-name="P110">– Не нравится мне тут. Чуйка нехорошая…</text:p>
      <text:p text:style-name="P97"><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40">звёзды на фоне сине-зелёной мглы</text:span><text:span text:style-name="T1">. Я одел наушники и подёргал мышкой, прогоняя скрин-сэйвер.</text:span></text:p>
      <text:p text:style-name="P110">– Привет, Сел.</text:p>
      <text:p text:style-name="P140">Аликорница всполошилась и спрятала <text:span text:style-name="T1">пирожное</text:span> за спину.</text:p>
      <text:p text:style-name="P110"><text:soft-page-break/>–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98"><text:span text:style-name="T15">Я устало улыбнулся аликорнице </text:span>и осторожно закрыл ноутбук<text:span text:style-name="T15">. Пусть о</text:span>битает в собственной фантазии<text:span text:style-name="T15"> </text:span>— нет смысла препираться с ней сейчас. Счастье уже в том, что она уцелела хотя бы в таком виде.</text:p>
      <text:p text:style-name="P98"><text:span text:style-name="T15">– </text:span>Да-да, забери её отсюда поскорее! <text:span text:style-name="T15">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8"><text:span text:style-name="T15">– </text:span>А я так хотел продемонстрировать ей класс езды на моноцикле!<text:span text:style-name="T15"> – пожаловался д</text:span>раконикус, ткнув в лежащий рядом гироскутер<text:span text:style-name="T15">. – Но разве Сахарная Ватка ценит настоящее искусство?</text:span></text:p>
      <text:p text:style-name="P110"/>
      <text:h text:style-name="P165" text:outline-level="2">2<text:span text:style-name="T1">9</text:span>. Отбытие</text:h>
      <text:p text:style-name="P115">&lt;Mission Impossible theme ?&gt;</text:p>
      <text:p text:style-name="P98"><text:span text:style-name="T15">– </text:span>Оп-па! – пробормотала Эпплджек. – Нежданчик!</text:p>
      <text:p text:style-name="P98">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98"><text:span text:style-name="T15">– Зато ты, я вижу, времени не терял. – м</text:span>оя рука под прикрытием стола медленно тянулась к тяжёлой фарфоровой кружке, стоящей на краю.</text:p>
      <text:p text:style-name="P98"><text:span text:style-name="T15">– А что? – невинно захлопал глазами </text:span>реальный <text:span text:style-name="T15">драконикус. – Я, между прочим, </text:span>намного раньше тебя <text:span text:style-name="T15">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98">Дискорд обернулся на голос и в этот момент я швырнул в него кружкой и бросился к нему через комнату с занесеным над головой стулом.</text:p>
      <text:p text:style-name="P98">Оглушённый драконикус попытался отъехать на кресле в сторону, но я припёр его стулом к стенке.</text:p>
      <text:p text:style-name="P125">– Эй-Джей, Флатти, хватайте комп и на выход! Я с ним разберусь! Не теряйте вре...!</text:p>
      <text:p text:style-name="P125">– ТЫ ИДИО...!!!</text:p>
      <text:p text:style-name="P125">Дискорд <text:s/>заорал одновременно со мной, прикрываясь от меня руками, когда раздался оглушительный</text:p>
      <text:p text:style-name="P125">… </text:p>
      <text:p text:style-name="P127">БАХ!!!</text:p>
      <text:p text:style-name="P128">…</text:p>
      <text:p text:style-name="P12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oft-page-break/><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8">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8">– Чего-о-о??? – ахнула Эпплджек. – Анон, я, канешн, на дух не выношу этого прохвоста, но тут ты малость вожжи попутал. Дискорд — не убийца.</text:p>
      <text:p text:style-name="P98">Дискорд благодарно замычал и так энергично закивал головой, что чуть не проглотил кляп.</text:p>
      <text:p text:style-name="P98">–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8">– А кто, по-твоему, подстроил все эти «несчастные» случаи? Вспомни, как меня чуть не утопил снеговик. Кому ещё это под силу?</text:p>
      <text:p text:style-name="P98">Дискорд возвёл глаза к потолку и завыл. Эпплджек задумалась.</text:p>
      <text:p text:style-name="P98">–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8">– А зачем тогда ты приложила его книгой? А потом помогла мне его связать? – перебил я фермершу с удивлением.</text:p>
      <text:p text:style-name="P98">Драконикус с натугой наклонил голову к лапе и покрутил пальцем у виска.</text:p>
      <text:p text:style-name="P98">– Потому что ты напал на него. – пожала плечами Эпплджек. – Я и подумала — тебе виднее. И подсобила маленько.</text:p>
      <text:p text:style-name="P98">Звук сирены заставил меня броситься к окну. Три полицейские тойоты сверкали мигалками вокруг «Навары», подобно ёлочной гирлянде.</text:p>
      <text:p text:style-name="P98"/>
      <text:p text:style-name="P98">Проклятье!!!</text:p>
      <text:p text:style-name="P98"/>
      <text:p text:style-name="P98">Я схватил ноутбук, сгрёб девушек в охапку и вытолкал их в коридор. В дверях я обернулся к Дискорду.</text:p>
      <text:p text:style-name="P118"><text:span text:style-name="T15">–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8">Я повернулся к выходу. Флаттершай проскочила у меня под локтём и кинулась к драконикусу.</text:p>
      <text:p text:style-name="P118"><text:span text:style-name="T15">– Нет! Дискорд </text:span>— не убийца!</text:p>
      <text:p text:style-name="P118">С необычной для неё силой, Флаттершай вытащила кляп изо рта драконикуса.</text:p>
      <text:p text:style-name="P118"><text:span text:style-name="T15">– </text:span>ДА ТЫ СОВСЕМ БАНАНУЛСЯ, ПРОВОДНИЧЁК!!! ВЫ ВСЕ <text:span text:style-name="T15">ИДИОТЫ </text:span>(все, кроме Флаттершай)<text:span text:style-name="T15">!!! – заорал Дискорд моментально. – <text:s/>Е</text:span>сли я убийца, то ты — жрёшь пони на завтрак, обед и полдник! Дебилы!! Т<text:span text:style-name="T15">рон Эквестрии </text:span>мне <text:span text:style-name="T15">и с доплатой не нужен, я сдыхался этой нудной работёнки тысячи лет назад, чему счастлив безумно!!!</text:span></text:p>
      <text:p text:style-name="P118">Или драконикус — гениальный актёр, или… ?</text:p>
      <text:p text:style-name="P118">Я вернулся к драконикусу и уселся на стул напротив него.</text:p>
      <text:p text:style-name="P118"><text:span text:style-name="T15">– </text:span>Говори.</text:p>
      <text:p text:style-name="P118">Дискорд немного успокоился.</text:p>
      <text:p text:style-name="P118"><text:soft-page-break/><text:s/><text:span text:style-name="T15">– </text:span>Вообще-то, от тебя следовало бы избавиться, Проводник. Не знаю, что ты там разведал в <text:span text:style-name="T83">заклинании Откровения</text:span>, но чувствую, что твоё знание может погубить Эквестрию. Но к<text:span text:style-name="T15">ак, интересно, я получу без </text:span>тебя<text:span text:style-name="T15"> приз из… копыт Луны?!! Метёлка отправила меня проследить, чтоб ты вернулся обратно. </text:span>Так что е<text:span text:style-name="T15">сли бы вы сюда не заявились, через пять минут я отправился бы за вами сам!</text:span></text:p>
      <text:p text:style-name="P118"><text:span text:style-name="T15">– </text:span>А кто тогда наслал на нас этих уродов с рисованными рожами? Кто пытался убить меня раз за разом?</text:p>
      <text:p text:style-name="P118">У драконикуса глаза полезли на лоб.</text:p>
      <text:p text:style-name="P118"><text:span text:style-name="T15">–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8">Я задумался. Драконикус, похоже, говорил искренне. Но кто тогда всё это время играл с нами, <text:span text:style-name="T28">словно кот с мышью</text:span>?</text:p>
      <text:p text:style-name="P118"><text:span text:style-name="T15">– </text:span>Анон! <text:span text:style-name="T15">– </text:span>крикнула Эпплджек из прихожей. <text:span text:style-name="T15">– </text:span>Я слышу шум за дверью!</text:p>
      <text:p text:style-name="P118">Практически одновременно раздался звонок.</text:p>
      <text:p text:style-name="P120">– ОТКРОЙТЕ, ПОЛИЦИЯ! Вам даётся полминуты, чтобы открыть дверь! Через тридцать секунд дверь будет выбита!</text:p>
      <text:p text:style-name="P120"/>
      <text:p text:style-name="P120">Эпплджек ошалело выскочила из прихожей. Несколько мгновений я молча смотрел на неё. В голове свистел ветер и играла дудочка.</text:p>
      <text:p text:style-name="P120">– На крышу, живо!!! Через окно на кухне! – зашипел Дискорд.</text:p>
      <text:p text:style-name="P120">– Что? – ступил я.</text:p>
      <text:p text:style-name="P118"><text:span text:style-name="T3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6">– драконикус отчаянно дёргал узлы, пытаясь освободиться.</text:span></text:p>
      <text:p text:style-name="P120">Эпплджек, с ноутбуком в одной руке и Флаттершай — во второй, кинулась на кухню.</text:p>
      <text:p text:style-name="P118">Дверь содрогнулась от мощного удара. Послышался стук падающей штукатурки. Я сломя голову бросился за девушками.</text:p>
      <text:p text:style-name="P118">– Развяжи меня, кретин!!! – гаркнул вдогонку Дискорд.</text:p>
      <text:p text:style-name="P118">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8">– Давай на крышу! Я догоню! – рявкнул он, освобождая вторую руку.</text:p>
      <text:p text:style-name="P118">От второго удара дверная коробка крякнула и наполовину въехала в коридор.</text:p>
      <text:p text:style-name="P118">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8">Верёвка в кухонном окне дёргалась под весом карабкающихся девушек. Я словил её и стал на подоконник.</text:p>
      <text:p text:style-name="P118">Блё-о-о!</text:p>
      <text:p text:style-name="P118">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8">Я задрал голову.</text:p>
      <text:p text:style-name="P118"><text:soft-page-break/>О! Так уже легче! Надо мной всего лишь два этажа. Десять метров верёвки. Если не смотреть вниз, то…</text:p>
      <text:p text:style-name="P118">Я вытер ладони о штаны, ухватил канат и сделал шаг вперёд… </text:p>
      <text:p text:style-name="P118">…</text:p>
      <text:p text:style-name="P118">Святые яйца, я действительно ЭТО сделал!</text:p>
      <text:p text:style-name="P118">…</text:p>
      <text:p text:style-name="P118">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8">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8">Я успел сократить расстояние до Эпплджек наполовину, когда девушки нашли решение.</text:p>
      <text:p text:style-name="P11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8">Селестия милосердная!!!</text:p>
      <text:p text:style-name="P118">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8">Я выдохнул.</text:p>
      <text:p text:style-name="P118">Флаттершай появилась над бортиком и свесила вниз руку. Эпплджек вытянулась и протянула ей ноутбук одной рукой.</text:p>
      <text:p text:style-name="P118">НЕТ! У них не получилось!</text:p>
      <text:p text:style-name="P118">У меня враз вспотели ладони. Держаться на верёвке стало чертовски трудно.</text:p>
      <text:p text:style-name="P118">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8">Этот самоубийственный поступок фермерши я могу объяснить только полным отсутствием у неё опыта лазания по канатам.</text:p>
      <text:p text:style-name="P118">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8">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8"><text:soft-page-break/>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8">Бляблябляблябля!!!</text:p>
      <text:p text:style-name="P118">ДА НУ ЕГО НАХУЙ — ТАКОЙ АЛЬПИНИЗМ!!!</text:p>
      <text:p text:style-name="P118">БЛЯ!!!…</text:p>
      <text:p text:style-name="P118">Верёвка закончилась. Наконец-то у меня появилось время для паники. Я судорожно обнял Эпплджек, закрыл глаза и приготовился…</text:p>
      <text:p text:style-name="P118"/>
      <text:p text:style-name="P118">…</text:p>
      <text:p text:style-name="P118"/>
      <text:p text:style-name="P118">Захват поперёк груди и сильный рывок выдавили из меня остатки дыхания.</text:p>
      <text:p text:style-name="P118">– ОТПУСТИ КОБЫЛУ!!! – загрохотало мне в ухо.</text:p>
      <text:p text:style-name="P118">Я открыл глаза.</text:p>
      <text:p text:style-name="P118">Перед носом плавными рывками уходили вниз окна этажей. Порывы вихрей от взмахов <text:span text:style-name="T36">разномастных</text:span> крыльев трепали волосы и выдавливали слёзы из глаз. Тупая боль гнездилась в сожжёных верёвкой суставах.</text:p>
      <text:p text:style-name="P118">Я чуть поднял глаза и уставился в кривую морду драконикуса.</text:p>
      <text:p text:style-name="P118">– Отпусти Эпплджек. Я её держу. – повторил Дискорд. – Мне сбалансироваться надо. Вы не такие уж и лёгкие.</text:p>
      <text:p text:style-name="P118">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8">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8"/>
      <text:p text:style-name="P118">…</text:p>
      <text:p text:style-name="P118"/>
      <text:p text:style-name="P118">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8">– эмм… Флатти, дорогая, нам пора. Я слышу шаги на лестнице. Не говоря уже о том, что до закрытия коридора осталось семь минут…</text:p>
      <text:p text:style-name="P118"/>
      <text:p text:style-name="P118">На длинной шее драконикуса разместились Эпплджек и Флаттершай. Я, для сохранения баланса, разместился позади крыльев.</text:p>
      <text:p text:style-name="P118">Дискорд расправил крылья и начал короткую пробежку к краю.</text:p>
      <text:p text:style-name="P118"><text:span text:style-name="T15">–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8">…ограда края крыши промелькнула под нами…</text:p>
      <text:p text:style-name="P118"><text:span text:style-name="T15">– …</text:span>собственно, на дольше у меня не хватит магии…</text:p>
      <text:p text:style-name="P118"/>
      <text:p text:style-name="P118">Мы летели навстречу закату.</text:p>
      <text:p text:style-name="P118"><text:soft-page-break/></text:p>
      <text:p text:style-name="P118">…</text:p>
      <text:p text:style-name="P118"/>
      <text:p text:style-name="P118">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8"><text:span text:style-name="T15">– </text:span>Ю-ху-у-у!!!</text:p>
      <text:p text:style-name="P118">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8">Перед нами увеличивалась громада моей высотки.</text:p>
      <text:p text:style-name="P118">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8">– Пристегните ремни! – проревел Дискорд, резко ускоряясь. – Будет весело!!!</text:p>
      <text:p text:style-name="P118">Эпплджек покрепче прижала к себе ноутбук. Флаттершай закрыла глаза и отвернулась.</text:p>
      <text:p text:style-name="P118">– ВНИМАНИЕ!!! – заорал Дискорд, сложил крылья и влетел в коридор.</text:p>
      <text:p text:style-name="P118"/>
      <text:p text:style-name="P119">***</text:p>
      <text:p text:style-name="P119"/>
      <text:p text:style-name="P118">Бля!!!</text:p>
      <text:h text:style-name="Heading_20_2" text:outline-level="2"/>
      <text:h text:style-name="Heading_20_2" text:outline-level="2"><text:span text:style-name="T1">30</text:span>. Разговор за столиком в <text:span text:style-name="T1">ночи</text:span></text:h>
      <text:p text:style-name="First_20_line_20_indent"><text:span text:style-name="T15">&lt;</text:span><text:span text:style-name="T60">Queen – Flash</text:span><text:span text:style-name="T15">&gt;</text:span></text:p>
      <text:p text:style-name="P130">Мы почти успели.</text:p>
      <text:p text:style-name="P126">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6">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6">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6">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6">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6">«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6"><text:soft-page-break/>Пожалуй, если бы можно было отмотать всё назад… Если бы я с самого начала отказался во всём этом участвовать… Сел вернула бы меня домой через <text:span text:style-name="T22">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6">ХА-ХА-ХА!</text:p>
      <text:p text:style-name="P126">Прямо как сейчас. Как говорится, найди десять отличий.</text:p>
      <text:p text:style-name="P126">Вот только… Только Дэш была бы жива…</text:p>
      <text:p text:style-name="P129">Я тяжело вздохнул.</text:p>
      <text:p text:style-name="P129"/>
      <text:p text:style-name="P129">…</text:p>
      <text:p text:style-name="P129"/>
      <text:p text:style-name="P129">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9">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6">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5">–</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5">– Т</text:span>ы что за хрен вообще? <text:span text:style-name="T15">– наконец сподобился я на членораздельную речь.</text:span></text:p>
      <text:p text:style-name="P48">Зверь смутился.</text:p>
      <text:p text:style-name="P48"><text:span text:style-name="T15">– Гм</text:span>. Анакорн. Демиург. Я тут живу.</text:p>
      <text:p text:style-name="P36">– А сидишь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5">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text:p>
      <text:p text:style-name="P36">Кажется, за последние пару месяцев я разучился удивляться.</text:p>
      <text:p text:style-name="P48"><text:span text:style-name="T15">– Итак, рассказывай, каким ветром тебя сюда занесло. – д</text:span>емиург<text:span text:style-name="T15"> почесал нос. – У меня такое чувство, </text:span>будто<text:span text:style-name="T15">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6">.</text:span></text:p>
      <text:p text:style-name="P36"/>
      <text:p text:style-name="P58"><text:soft-page-break/>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5">Ага, так я тебе и сказал! Я не такой идиот, чтоб уничтожить свою единственную надежду вернуться в Эквестрию!</text:p>
      <text:p text:style-name="P38"/>
      <text:p text:style-name="P51"><text:span text:style-name="T15">–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я! Вот так всегда!</text:p>
      <text:p text:style-name="P38">Я вздохнул.</text:p>
      <text:p text:style-name="P38"/>
      <text:p text:style-name="P51"><text:span text:style-name="T15">– Если я расскажу тебе н</text:span>астоящую<text:span text:style-name="T15"> причину </text:span>— ты исчезнешь! <text:span text:style-name="T15">– угрюмо заявил я.</text:span></text:p>
      <text:p text:style-name="P36">Морда Анакорна осветилась радостным озарением.</text:p>
      <text:p text:style-name="P36"/>
      <text:p text:style-name="P51"><text:span text:style-name="T15">– </text:span><text:span text:style-name="T84">Я ПОНЯЛ, КТО ТЫ!!! КАК </text:span><text:span text:style-name="T85">ЖЕ </text:span><text:span text:style-name="T84">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5">–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9">— та ещё задачка!</text:span></text:p>
      <text:p text:style-name="P51"/>
      <text:p text:style-name="P51"><text:span text:style-name="T15">– Ну… Я не идиот, я видел, что происходит за Чёрным </text:span>э<text:span text:style-name="T15">краном… М</text:span>ир людей — не <text:span text:style-name="T15">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1"/>
      <text:p text:style-name="P51"><text:soft-page-break/>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5">Анакорн </text:span>встал с пуфика<text:span text:style-name="T15"> </text:span>и стал прохаживаться рядом со столом<text:span text:style-name="T15">. </text:span>Перед ним в качестве импровизированной указки плыл в пространстве карандаш.<text:span text:style-name="T15"> На стол</text:span>е раскинулась<text:span text:style-name="T15"> </text:span>голографическая карта Эквуса<text:span text:style-name="T15">. Игрушечные горные пики утопали в крохотных облаках, белые шапки ледников икрились </text:span>на<text:span text:style-name="T15"> полюсах, спокойная гладь </text:span>омывающих <text:span text:style-name="T15">океан</text:span>ов<text:span text:style-name="T15"> переливалась всеми оттенками синего.</text:span></text:p>
      <text:p text:style-name="P38"/>
      <text:p text:style-name="P3"><text:span text:style-name="T5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8">–</text:span><text:span text:style-name="T52"> Анакорн подавил короткий смешок. </text:span><text:span text:style-name="T4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5">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1">–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98">Я запротестовал.</text:p>
      <text:p text:style-name="P101">– В Эквестрии не двигают солнце! Аликорны лишь корректируют орбиту Эквуса и Луны вокруг него, хотя все уверены в обратном.</text:p>
      <text:p text:style-name="P101">Анакорн улыбнулся во всю морду.</text:p>
      <text:p text:style-name="P101">– Значит, ты уже помогаешь мне, Проводник, даже сам того не осознавая! Я рад!</text:p>
      <text:p text:style-name="P98">Анакорн отпил из стакана и продолжил.</text:p>
      <text:p text:style-name="P101"><text:soft-page-break/></text:p>
      <text:p text:style-name="P101">–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8">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8"/>
      <text:p text:style-name="P101">– Ты так говоришь, будто у Эквуса есть свой собственный разум. – заметил я.</text:p>
      <text:p text:style-name="P101">Анакорн усмехнулся.</text:p>
      <text:p text:style-name="P101">–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1"/>
      <text:p text:style-name="P98">Анакорн постучал по столику карандашом. Карта Эквестрии поднялась над столом и свернулась в шар Эквуса. Голограмма<text:span text:style-name="T52"> планеты дрожала и покрывалась рябью, как некачественная картинка в аналоговом телевизоре.</text:span></text:p>
      <text:p text:style-name="P101"/>
      <text:p text:style-name="P98">–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8"/>
      <text:p text:style-name="P98">Анакорн мрачно уставился на мерцающую голограмму Эквуса<text:span text:style-name="T36">.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98">Анакорн смутился.</text:p>
      <text:p text:style-name="P98"><text:span text:style-name="T52">– К сожалению, не </text:span><text:span text:style-name="T55">получится</text:span><text:span text:style-name="T5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2"><text:note text:id="ftn14" text:note-class="footnote"><text:note-citation>14</text:note-citation><text:note-body><text:p text:style-name="P13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9">– Сам ты раздолбай! – произнёс, наконец, Свирл.</text:p></text:note-body></text:note></text:span><text:span text:style-name="T52"> </text:span>И создали вы его достаточно топорно — видишь, он трещит по швам.</text:p>
      <text:p text:style-name="P98"><text:soft-page-break/>– Хмм. То есть, это брони создали Эквус?</text:p>
      <text:p text:style-name="P98">– Да. Грубо говоря, вы его придумали. Влили в него столько фантазии, что он реализовался. Вообще, <text:span text:style-name="T54">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8">Я не могу полноценно общаться с метаинтеллектом реальности, <text:span text:style-name="T5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8"><text:span text:style-name="T5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1"/>
      <text:p text:style-name="P98">Я вспомнил события последнего времени<text:span text:style-name="T15">.</text:span></text:p>
      <text:p text:style-name="P98">–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8">Анакорн с такой силой сжал магическим захватом карандаш, что тот хрустнул.</text:p>
      <text:p text:style-name="P98">–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8">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1">–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1">Я развёл руками.</text:p>
      <text:p text:style-name="P101">–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1">Анакорн улыбнулся и вскочил с пуфика.</text:p>
      <text:p text:style-name="P98"><text:span text:style-name="T52">–</text:span><text:span text:style-name="T36">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5">–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98"><text:span text:style-name="T36">– Ты уже устранил крупнейший дефект Эквестрии </text:span><text:span text:style-name="T52">— манипуляции светилом. Аналогично решаются и остальные проблемы</text:span><text:span text:style-name="T3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2">— вещь живучая</text:span><text:span text:style-name="T3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1">–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8"><text:span text:style-name="T52">–</text:span><text:span text:style-name="T36"> А кьютимарки? Как, разрази меня квазар, объяснить кьютимарки? </text:span><text:span text:style-name="T52">–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значительно снизился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5">Я опять задумался. В голове было пусто.</text:p>
      <text:p text:style-name="P105">– Почему бы не оставить самую главную? Ту, что описана в мультике?</text:p>
      <text:p text:style-name="P105">– И<text:span text:style-name="T56">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3">—</text:span><text:span text:style-name="T56"> точнее, дерево схожих миров Эквуса </text:span><text:span text:style-name="T63">—</text:span><text:span text:style-name="T56"> создали брони. Разумеется, стержнем им послужил именно сериал, но каждый фанфик </text:span><text:span text:style-name="T63">—</text:span><text:span text:style-name="T56">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6"/>
      <text:p text:style-name="P105">Анакорн аж подпрыгнул на месте от восторга и стал мне аплодировать.</text:p>
      <text:p text:style-name="P105"/>
      <text:p text:style-name="P123">Как их совместить?</text:p>
      <text:p text:style-name="P113"><text:soft-page-break/>твоя Эквестрия и моя, были рождены из Предначального Хаоса, оставшегося от царствования Дискорда. Оба непостоянны, изменчивы. </text:p>
      <text:p text:style-name="P105"/>
      <text:p text:style-name="P114">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5"/>
      <text:p text:style-name="P105"/>
      <text:p text:style-name="P135"/>
      <text:p text:style-name="P105"><text:span text:style-name="T56">– Наконец-то я вижу свет в конце тоннеля! Как это не пришло мне в голову! Ты всё отлично увязал! Всё сходится! Более того </text:span><text:span text:style-name="T63">—</text:span><text:span text:style-name="T56"> Анакорн заговорщически подмигнул мне </text:span><text:span text:style-name="T63">—</text:span><text:span text:style-name="T56">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3">— и первой реальной историей в объединённой эквестрийской реальности</text:span><text:span text:style-name="T56">!</text:span></text:p>
      <text:p text:style-name="P106">Я подозрительно посмотрел на Анакорна.</text:p>
      <text:p text:style-name="P105"><text:span text:style-name="T21">– </text:span><text:span text:style-name="T56">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21">– </text:span><text:span text:style-name="T56">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5">– </text:span>Эээ… Тут я тебе точно не помощник. Никогда не писал ничего сложнее технической документации к программам.</text:p>
      <text:p text:style-name="P105"><text:span text:style-name="T15">– </text:span>Пиши, как есть. <text:span text:style-name="T15">– </text:span>развёл копытами Анакорн. <text:span text:style-name="T15">– </text:span>Авось сгодится. Я писать точно не буду <text:span text:style-name="T63">— ты меня с кьютимарками уже пригрузил на ближайшие тысячи лет.</text:span></text:p>
      <text:p text:style-name="P105">…</text:p>
      <text:p text:style-name="P105">Факн щит<text:note text:id="ftn15" text:note-class="footnote"><text:note-citation>15</text:note-citation><text:note-body><text:p text:style-name="P136">Fucking shit —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5">–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5">–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text:soft-page-break/>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98">– Валяй. Я тебя внимательно слушаю.</text:p>
      <text:p text:style-name="P9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8">– А я разве сплю?</text:p>
      <text:p text:style-name="P98">– Сейчас — нет. Но как только мы закроем сделку — проснёшься. Потому что нет иного способа вернуть тебя в реальный мир.</text:p>
      <text:p text:style-name="P98">– Эээ, постой! А как я в Эквестрию и к себе обратно проходил?</text:p>
      <text:p text:style-name="P98">–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8">Так вот, возвращать тебя обратно в твой мир я не буду.</text:p>
      <text:p text:style-name="P98"/>
      <text:p text:style-name="P98">Я непонимающе хлопал глазами.</text:p>
      <text:p text:style-name="P98"/>
      <text:p text:style-name="P98">–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8">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5"> </text:span>Если вернуть тебя обратно — рано или поздно он тебя убьёт. Скорее рано, чем поздно.</text:p>
      <text:p text:style-name="P98">–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8">–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8">Теперь — об оплате.</text:p>
      <text:p text:style-name="P98"/>
      <text:p text:style-name="P98">Анакорн наклонился ко мне через стол и подмигнул.</text:p>
      <text:p text:style-name="P98"><text:soft-page-break/></text:p>
      <text:p text:style-name="P98">– Проси, чего хочешь!</text:p>
      <text:p text:style-name="P98"/>
      <text:p text:style-name="P98">Пока я думал, демиург мурлыкал себе под нос в эйфории: «Да! В такие моменты ощущаешь себя богом! Я крут! Ха-ха!»</text:p>
      <text:p text:style-name="P98"/>
      <text:p text:style-name="P98">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8">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3">— </text:span>тебя никогда и не будет! Мне очень жаль. Тебе ещё не поздно выбрать что-нибудь другое.</text:p>
      <text:p text:style-name="P105">Я вздохнул. Слишком много философии на мою голову!</text:p>
      <text:p text:style-name="P105">– Делай, как я сказал! А я сделаю своё.</text:p>
      <text:p text:style-name="P105"/>
      <text:p text:style-name="P98">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8"><text:soft-page-break/>– Ты ещё увидишь пару-тройку снов на прощание. Это мой подарок тебе. Удачи!</text:p>
      <text:p text:style-name="P98"/>
      <text:p text:style-name="P99">***</text:p>
      <text:p text:style-name="P106">&lt;<text:span text:style-name="T83">Roger Waters — What God Wants</text:span>&gt;</text:p>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нерешительно стояла передо мной в сияющем ореоле гривы. Потом она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 Сел, я завязал с конеёбством. Извини.</text:p>
      <text:p text:style-name="P106">– В другое время, в другом месте, Анон! В другое время, в другом месте!</text:p>
      <text:p text:style-name="P106"/>
      <text:p text:style-name="P107">***</text:p>
      <text:p text:style-name="P109"/>
      <text:p text:style-name="P38"><text:span text:style-name="T2">–</text:span><text:span text:style-name="T1"> Прости, что хотела убить тебя. Я ослабела и Найтмэр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2">– Ты таки выучила современный стиль? Не парься, принцесса, я давно забыл тот эпизод.</text:p>
      <text:p text:style-name="P102">–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8"/>
      <text:p text:style-name="P111">***</text:p>
      <text:p text:style-name="P110"/>
      <text:p text:style-name="P102">– Думал от меня в другой реальности спрятаться?!</text:p>
      <text:p text:style-name="P102">Передо мной возникла хмурая морда Дискорда.</text:p>
      <text:p text:style-name="P102">–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2">Так что, Проводничёк, мы ещё встретимся! В другое время и в другом месте! Жди! В другое время, в другом месте!!!</text:p>
      <text:p text:style-name="P108"/>
      <text:p text:style-name="P103">***</text:p>
      <text:p text:style-name="P98"/>
      <text:p text:style-name="P102">– Анон?</text:p>
      <text:p text:style-name="P102">– Дэш?!!</text:p>
      <text:p text:style-name="P102">– Эмм… Ты мне снишься?</text:p>
      <text:p text:style-name="P102">– Нет, Дэш, это ты мне снишься.</text:p>
      <text:p text:style-name="P102"><text:soft-page-break/>–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2">–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2">Пегаска почесала в затылке со смущением.</text:p>
      <text:p text:style-name="P102">– Да? Правда? Ну, офигеть! Что-то я такого не помню совсем. А ты как?</text:p>
      <text:p text:style-name="P97"><text:span text:style-name="T40">– Я в порядке. Вот, возвращаюсь </text:span>в свой мир. Ну, не совсем <text:span text:style-name="T1">в свой</text:span>. Почти.</text:p>
      <text:p text:style-name="P97"><text:span text:style-name="T1">–</text:span> Навсегда?</text:p>
      <text:p text:style-name="P97"><text:span text:style-name="T1">–</text:span> Скорее всего, да.</text:p>
      <text:p text:style-name="P97"><text:span text:style-name="T1">–</text:span> Это плохо. <text:span text:style-name="T1">Я хотела тебе сказать</text:span>…</text:p>
      <text:p text:style-name="P97"><text:span text:style-name="T1">–</text:span> Не надо, Дэш. Не стоит. Мне очень жаль.</text:p>
      <text:p text:style-name="P9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6">Хочу, чтобы ты </text:span><text:span text:style-name="T37">делал мне почесушки</text:span><text:span text:style-name="T36"> и хлопал по крупу</text:span>!</text:p>
      <text:p text:style-name="P97"><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7"><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7"><text:span text:style-name="T1">–</text:span> И тебя, и Твайлайт, и <text:span text:style-name="T1">Пинки</text:span>, и Селестию, и всех-всех-всех… Таковы правила.</text:p>
      <text:p text:style-name="P97"><text:span text:style-name="T15">– Вот д</text:span>искорд!.. Почему всё так паршиво… Я даже не могу уткнуться носом тебе в грудь. Я прохожу сквозь тебя, <text:span text:style-name="T15">–</text:span> всхлипнула сквозь зубы Рэйнбоу.</text:p>
      <text:p text:style-name="P97">Я опустил руку на шею Дэш и ощутил теплоту и лёгкое покалывание в пустоте.</text:p>
      <text:p text:style-name="P97"><text:span text:style-name="T15">–</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7"><text:span text:style-name="T1">–</text:span> И лучше рано, чем поздно! Я не люблю ждать!</text:p>
      <text:p text:style-name="P97"><text:span text:style-name="T1">–</text:span> Да, Дэш. <text:span text:style-name="T1">–</text:span> её образ начал таять. <text:span text:style-name="T1">–</text:span> Да, я помню.</text:p>
      <text:p text:style-name="P97">Я всё ещё помню…</text:p>
      <text:p text:style-name="P53"/>
      <text:h text:style-name="Heading_20_2" text:outline-level="2">Эпилог. Земля</text:h>
      <text:p text:style-name="P112">&lt;<text:span text:style-name="T59">Daft Punk – Get Lucky</text:span>&gt;</text:p>
      <text:p text:style-name="P117">Звон будильника чуть не проломил башку. Я открыл глаза. </text:p>
      <text:p text:style-name="P117"><text:span text:style-name="T1">Бляяяяяяя… Голова чугунная… Вот на кой хрен ложиться в </text:span><text:span text:style-name="T15">два</text:span><text:span text:style-name="T1">, чтоб потом спать до одиннадцати и ни хрена не выспаться при этом?</text:span> На работу опять к часу<text:span text:style-name="T15"> приползу</text:span>. Надоело. <text:span text:style-name="T1">Закисать на работе — вредно для мозгов.</text:span> Надо отдохнуть. <text:span text:style-name="T15">Взят</text:span><text:span text:style-name="T1">ь, наконец, </text:span><text:s/>отпуск. <text:span text:style-name="T1">И пошло оно всё к ебеням!</text:span></text:p>
      <text:p text:style-name="P117"><text:span text:style-name="T1">Я нашарил ногами тапки и пошёл в ванную. Проходя мимо стола, зацепился взглядом за</text:span> эскиз <text:span text:style-name="T1">рисунка</text:span>.&lt;<text:span text:style-name="T83">эскиз первого рисунка – Сел ложит рог Анону на плечо</text:span>&gt;</text:p>
      <text:p text:style-name="P11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6">Хоть абзац напишу! Уже хоть какой-то крохотный шажок, с которого можно будет начать. Как там у Лао-Цзы? Дорога в тысячу ли начинается-бла-бла-бля!</text:p>
      <text:p text:style-name="P116">Попытка притронуться щёткой к зубу вызвала ноющую боль. </text:p>
      <text:p text:style-name="P116">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6">Доставая из стола ключи от машины, опять наткнулся взглядом на эскиз.</text:p>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1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7-07T21:08:47.094040752</dc:date>
    <meta:editing-duration>P139DT6H45M53S</meta:editing-duration>
    <meta:editing-cycles>8554</meta:editing-cycles>
    <meta:generator>LibreOffice/5.1.6.2$Linux_X86_64 LibreOffice_project/10m0$Build-2</meta:generator>
    <meta:document-statistic meta:table-count="0" meta:image-count="0" meta:object-count="0" meta:page-count="218" meta:paragraph-count="4601" meta:word-count="97020" meta:character-count="642375" meta:non-whitespace-character-count="545536"/>
  </office:meta>
</office:document-meta>
</file>